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2.52pt" svg:height="563.95pt" svg:x="103.01pt" svg:y="9.78pt">
            <loext:p draw:notify-on-update-of-ranges="Sheet1.A1:Sheet1.A1 Sheet1.A2:Sheet1.A427 Sheet1.E1:Sheet1.E1 Sheet1.E2:Sheet1.E4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office:value-type="string" calcext:value-type="string">
            <text:p>field.vz</text:p>
          </table:table-cell>
        </table:table-row>
        <table:table-row table:style-name="ro1">
          <table:table-cell office:value-type="float" office:value="1.56982625893433E+018" calcext:value-type="float">
            <text:p>1.56982625893433E+018</text:p>
          </table:table-cell>
          <table:table-cell office:value-type="float" office:value="2833" calcext:value-type="float">
            <text:p>2833</text:p>
          </table:table-cell>
          <table:table-cell office:value-type="float" office:value="1.56982625883328E+018" calcext:value-type="float">
            <text:p>1.5698262588332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08548E+018" calcext:value-type="float">
            <text:p>1.56982625908548E+018</text:p>
          </table:table-cell>
          <table:table-cell office:value-type="float" office:value="2834" calcext:value-type="float">
            <text:p>2834</text:p>
          </table:table-cell>
          <table:table-cell office:value-type="float" office:value="1.56982625893395E+018" calcext:value-type="float">
            <text:p>1.5698262589339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18643E+018" calcext:value-type="float">
            <text:p>1.56982625918643E+018</text:p>
          </table:table-cell>
          <table:table-cell office:value-type="float" office:value="2835" calcext:value-type="float">
            <text:p>2835</text:p>
          </table:table-cell>
          <table:table-cell office:value-type="float" office:value="1.56982625908505E+018" calcext:value-type="float">
            <text:p>1.5698262590850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28744E+018" calcext:value-type="float">
            <text:p>1.56982625928744E+018</text:p>
          </table:table-cell>
          <table:table-cell office:value-type="float" office:value="2836" calcext:value-type="float">
            <text:p>2836</text:p>
          </table:table-cell>
          <table:table-cell office:value-type="float" office:value="1.56982625918597E+018" calcext:value-type="float">
            <text:p>1.5698262591859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38911E+018" calcext:value-type="float">
            <text:p>1.56982625938911E+018</text:p>
          </table:table-cell>
          <table:table-cell office:value-type="float" office:value="2837" calcext:value-type="float">
            <text:p>2837</text:p>
          </table:table-cell>
          <table:table-cell office:value-type="float" office:value="1.5698262592871E+018" calcext:value-type="float">
            <text:p>1.56982625928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48992E+018" calcext:value-type="float">
            <text:p>1.56982625948992E+018</text:p>
          </table:table-cell>
          <table:table-cell office:value-type="float" office:value="2838" calcext:value-type="float">
            <text:p>2838</text:p>
          </table:table-cell>
          <table:table-cell office:value-type="float" office:value="1.56982625938849E+018" calcext:value-type="float">
            <text:p>1.5698262593884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59098E+018" calcext:value-type="float">
            <text:p>1.56982625959098E+018</text:p>
          </table:table-cell>
          <table:table-cell office:value-type="float" office:value="2839" calcext:value-type="float">
            <text:p>2839</text:p>
          </table:table-cell>
          <table:table-cell office:value-type="float" office:value="1.56982625948947E+018" calcext:value-type="float">
            <text:p>1.5698262594894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6919E+018" calcext:value-type="float">
            <text:p>1.5698262596919E+018</text:p>
          </table:table-cell>
          <table:table-cell office:value-type="float" office:value="2840" calcext:value-type="float">
            <text:p>2840</text:p>
          </table:table-cell>
          <table:table-cell office:value-type="float" office:value="1.56982625959057E+018" calcext:value-type="float">
            <text:p>1.5698262595905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5979346E+018" calcext:value-type="float">
            <text:p>1.56982625979346E+018</text:p>
          </table:table-cell>
          <table:table-cell office:value-type="float" office:value="2841" calcext:value-type="float">
            <text:p>2841</text:p>
          </table:table-cell>
          <table:table-cell office:value-type="float" office:value="1.56982625969167E+018" calcext:value-type="float">
            <text:p>1.5698262596916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019472E+018" calcext:value-type="float">
            <text:p>1.56982626019472E+018</text:p>
          </table:table-cell>
          <table:table-cell office:value-type="float" office:value="2842" calcext:value-type="float">
            <text:p>2842</text:p>
          </table:table-cell>
          <table:table-cell office:value-type="float" office:value="1.56982625979292E+018" calcext:value-type="float">
            <text:p>1.5698262597929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029671E+018" calcext:value-type="float">
            <text:p>1.56982626029671E+018</text:p>
          </table:table-cell>
          <table:table-cell office:value-type="float" office:value="2843" calcext:value-type="float">
            <text:p>2843</text:p>
          </table:table-cell>
          <table:table-cell office:value-type="float" office:value="1.56982626019432E+018" calcext:value-type="float">
            <text:p>1.5698262601943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39819E+018" calcext:value-type="float">
            <text:p>1.56982626039819E+018</text:p>
          </table:table-cell>
          <table:table-cell office:value-type="float" office:value="2844" calcext:value-type="float">
            <text:p>2844</text:p>
          </table:table-cell>
          <table:table-cell office:value-type="float" office:value="1.56982626029594E+018" calcext:value-type="float">
            <text:p>1.5698262602959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49906E+018" calcext:value-type="float">
            <text:p>1.56982626049906E+018</text:p>
          </table:table-cell>
          <table:table-cell office:value-type="float" office:value="2845" calcext:value-type="float">
            <text:p>2845</text:p>
          </table:table-cell>
          <table:table-cell office:value-type="float" office:value="1.56982626039732E+018" calcext:value-type="float">
            <text:p>1.5698262603973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60062E+018" calcext:value-type="float">
            <text:p>1.56982626060062E+018</text:p>
          </table:table-cell>
          <table:table-cell office:value-type="float" office:value="2846" calcext:value-type="float">
            <text:p>2846</text:p>
          </table:table-cell>
          <table:table-cell office:value-type="float" office:value="1.56982626049902E+018" calcext:value-type="float">
            <text:p>1.5698262604990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70211E+018" calcext:value-type="float">
            <text:p>1.56982626070211E+018</text:p>
          </table:table-cell>
          <table:table-cell office:value-type="float" office:value="2847" calcext:value-type="float">
            <text:p>2847</text:p>
          </table:table-cell>
          <table:table-cell office:value-type="float" office:value="1.56982626060051E+018" calcext:value-type="float">
            <text:p>1.5698262606005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85317E+018" calcext:value-type="float">
            <text:p>1.56982626085317E+018</text:p>
          </table:table-cell>
          <table:table-cell office:value-type="float" office:value="2848" calcext:value-type="float">
            <text:p>2848</text:p>
          </table:table-cell>
          <table:table-cell office:value-type="float" office:value="1.56982626070168E+018" calcext:value-type="float">
            <text:p>1.56982626070168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095453E+018" calcext:value-type="float">
            <text:p>1.56982626095453E+018</text:p>
          </table:table-cell>
          <table:table-cell office:value-type="float" office:value="2849" calcext:value-type="float">
            <text:p>2849</text:p>
          </table:table-cell>
          <table:table-cell office:value-type="float" office:value="1.56982626085313E+018" calcext:value-type="float">
            <text:p>1.56982626085313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105625E+018" calcext:value-type="float">
            <text:p>1.56982626105625E+018</text:p>
          </table:table-cell>
          <table:table-cell office:value-type="float" office:value="2850" calcext:value-type="float">
            <text:p>2850</text:p>
          </table:table-cell>
          <table:table-cell office:value-type="float" office:value="1.56982626095483E+018" calcext:value-type="float">
            <text:p>1.5698262609548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115778E+018" calcext:value-type="float">
            <text:p>1.56982626115778E+018</text:p>
          </table:table-cell>
          <table:table-cell office:value-type="float" office:value="2851" calcext:value-type="float">
            <text:p>2851</text:p>
          </table:table-cell>
          <table:table-cell office:value-type="float" office:value="1.56982626105631E+018" calcext:value-type="float">
            <text:p>1.5698262610563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125953E+018" calcext:value-type="float">
            <text:p>1.56982626125953E+018</text:p>
          </table:table-cell>
          <table:table-cell office:value-type="float" office:value="2852" calcext:value-type="float">
            <text:p>2852</text:p>
          </table:table-cell>
          <table:table-cell office:value-type="float" office:value="1.56982626115746E+018" calcext:value-type="float">
            <text:p>1.5698262611574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6136048E+018" calcext:value-type="float">
            <text:p>1.56982626136048E+018</text:p>
          </table:table-cell>
          <table:table-cell office:value-type="float" office:value="2853" calcext:value-type="float">
            <text:p>2853</text:p>
          </table:table-cell>
          <table:table-cell office:value-type="float" office:value="1.56982626125887E+018" calcext:value-type="float">
            <text:p>1.5698262612588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146184E+018" calcext:value-type="float">
            <text:p>1.56982626146184E+018</text:p>
          </table:table-cell>
          <table:table-cell office:value-type="float" office:value="2854" calcext:value-type="float">
            <text:p>2854</text:p>
          </table:table-cell>
          <table:table-cell office:value-type="float" office:value="1.56982626136004E+018" calcext:value-type="float">
            <text:p>1.5698262613600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161392E+018" calcext:value-type="float">
            <text:p>1.56982626161392E+018</text:p>
          </table:table-cell>
          <table:table-cell office:value-type="float" office:value="2855" calcext:value-type="float">
            <text:p>2855</text:p>
          </table:table-cell>
          <table:table-cell office:value-type="float" office:value="1.56982626146186E+018" calcext:value-type="float">
            <text:p>1.5698262614618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171485E+018" calcext:value-type="float">
            <text:p>1.56982626171485E+018</text:p>
          </table:table-cell>
          <table:table-cell office:value-type="float" office:value="2856" calcext:value-type="float">
            <text:p>2856</text:p>
          </table:table-cell>
          <table:table-cell office:value-type="float" office:value="1.56982626161325E+018" calcext:value-type="float">
            <text:p>1.5698262616132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181687E+018" calcext:value-type="float">
            <text:p>1.56982626181687E+018</text:p>
          </table:table-cell>
          <table:table-cell office:value-type="float" office:value="2857" calcext:value-type="float">
            <text:p>2857</text:p>
          </table:table-cell>
          <table:table-cell office:value-type="float" office:value="1.56982626171484E+018" calcext:value-type="float">
            <text:p>1.5698262617148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191813E+018" calcext:value-type="float">
            <text:p>1.56982626191813E+018</text:p>
          </table:table-cell>
          <table:table-cell office:value-type="float" office:value="2858" calcext:value-type="float">
            <text:p>2858</text:p>
          </table:table-cell>
          <table:table-cell office:value-type="float" office:value="1.56982626181642E+018" calcext:value-type="float">
            <text:p>1.5698262618164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01962E+018" calcext:value-type="float">
            <text:p>1.56982626201962E+018</text:p>
          </table:table-cell>
          <table:table-cell office:value-type="float" office:value="2859" calcext:value-type="float">
            <text:p>2859</text:p>
          </table:table-cell>
          <table:table-cell office:value-type="float" office:value="1.56982626191807E+018" calcext:value-type="float">
            <text:p>1.5698262619180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1218E+018" calcext:value-type="float">
            <text:p>1.5698262621218E+018</text:p>
          </table:table-cell>
          <table:table-cell office:value-type="float" office:value="2860" calcext:value-type="float">
            <text:p>2860</text:p>
          </table:table-cell>
          <table:table-cell office:value-type="float" office:value="1.56982626201979E+018" calcext:value-type="float">
            <text:p>1.5698262620197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22267E+018" calcext:value-type="float">
            <text:p>1.56982626222267E+018</text:p>
          </table:table-cell>
          <table:table-cell office:value-type="float" office:value="2861" calcext:value-type="float">
            <text:p>2861</text:p>
          </table:table-cell>
          <table:table-cell office:value-type="float" office:value="1.56982626212107E+018" calcext:value-type="float">
            <text:p>1.5698262621210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32464E+018" calcext:value-type="float">
            <text:p>1.56982626232464E+018</text:p>
          </table:table-cell>
          <table:table-cell office:value-type="float" office:value="2862" calcext:value-type="float">
            <text:p>2862</text:p>
          </table:table-cell>
          <table:table-cell office:value-type="float" office:value="1.56982626222234E+018" calcext:value-type="float">
            <text:p>1.5698262622223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47613E+018" calcext:value-type="float">
            <text:p>1.56982626247613E+018</text:p>
          </table:table-cell>
          <table:table-cell office:value-type="float" office:value="2863" calcext:value-type="float">
            <text:p>2863</text:p>
          </table:table-cell>
          <table:table-cell office:value-type="float" office:value="1.56982626232402E+018" calcext:value-type="float">
            <text:p>1.5698262623240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57674E+018" calcext:value-type="float">
            <text:p>1.56982626257674E+018</text:p>
          </table:table-cell>
          <table:table-cell office:value-type="float" office:value="2864" calcext:value-type="float">
            <text:p>2864</text:p>
          </table:table-cell>
          <table:table-cell office:value-type="float" office:value="1.56982626247522E+018" calcext:value-type="float">
            <text:p>1.5698262624752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67796E+018" calcext:value-type="float">
            <text:p>1.56982626267796E+018</text:p>
          </table:table-cell>
          <table:table-cell office:value-type="float" office:value="2865" calcext:value-type="float">
            <text:p>2865</text:p>
          </table:table-cell>
          <table:table-cell office:value-type="float" office:value="1.56982626257632E+018" calcext:value-type="float">
            <text:p>1.5698262625763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77954E+018" calcext:value-type="float">
            <text:p>1.56982626277954E+018</text:p>
          </table:table-cell>
          <table:table-cell office:value-type="float" office:value="2866" calcext:value-type="float">
            <text:p>2866</text:p>
          </table:table-cell>
          <table:table-cell office:value-type="float" office:value="1.56982626267797E+018" calcext:value-type="float">
            <text:p>1.5698262626779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288083E+018" calcext:value-type="float">
            <text:p>1.56982626288083E+018</text:p>
          </table:table-cell>
          <table:table-cell office:value-type="float" office:value="2867" calcext:value-type="float">
            <text:p>2867</text:p>
          </table:table-cell>
          <table:table-cell office:value-type="float" office:value="1.56982626277941E+018" calcext:value-type="float">
            <text:p>1.569826262779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368258E+018" calcext:value-type="float">
            <text:p>1.56982626368258E+018</text:p>
          </table:table-cell>
          <table:table-cell office:value-type="float" office:value="2868" calcext:value-type="float">
            <text:p>2868</text:p>
          </table:table-cell>
          <table:table-cell office:value-type="float" office:value="1.56982626288101E+018" calcext:value-type="float">
            <text:p>1.569826262881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378396E+018" calcext:value-type="float">
            <text:p>1.56982626378396E+018</text:p>
          </table:table-cell>
          <table:table-cell office:value-type="float" office:value="2869" calcext:value-type="float">
            <text:p>2869</text:p>
          </table:table-cell>
          <table:table-cell office:value-type="float" office:value="1.56982626368215E+018" calcext:value-type="float">
            <text:p>1.5698262636821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3885E+018" calcext:value-type="float">
            <text:p>1.569826263885E+018</text:p>
          </table:table-cell>
          <table:table-cell office:value-type="float" office:value="2870" calcext:value-type="float">
            <text:p>2870</text:p>
          </table:table-cell>
          <table:table-cell office:value-type="float" office:value="1.56982626378326E+018" calcext:value-type="float">
            <text:p>1.5698262637832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398581E+018" calcext:value-type="float">
            <text:p>1.56982626398581E+018</text:p>
          </table:table-cell>
          <table:table-cell office:value-type="float" office:value="2871" calcext:value-type="float">
            <text:p>2871</text:p>
          </table:table-cell>
          <table:table-cell office:value-type="float" office:value="1.56982626388441E+018" calcext:value-type="float">
            <text:p>1.569826263884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13827E+018" calcext:value-type="float">
            <text:p>1.56982626413827E+018</text:p>
          </table:table-cell>
          <table:table-cell office:value-type="float" office:value="2872" calcext:value-type="float">
            <text:p>2872</text:p>
          </table:table-cell>
          <table:table-cell office:value-type="float" office:value="1.56982626398596E+018" calcext:value-type="float">
            <text:p>1.5698262639859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23913E+018" calcext:value-type="float">
            <text:p>1.56982626423913E+018</text:p>
          </table:table-cell>
          <table:table-cell office:value-type="float" office:value="2873" calcext:value-type="float">
            <text:p>2873</text:p>
          </table:table-cell>
          <table:table-cell office:value-type="float" office:value="1.56982626413782E+018" calcext:value-type="float">
            <text:p>1.5698262641378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34111E+018" calcext:value-type="float">
            <text:p>1.56982626434111E+018</text:p>
          </table:table-cell>
          <table:table-cell office:value-type="float" office:value="2874" calcext:value-type="float">
            <text:p>2874</text:p>
          </table:table-cell>
          <table:table-cell office:value-type="float" office:value="1.5698262642393E+018" calcext:value-type="float">
            <text:p>1.569826264239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44196E+018" calcext:value-type="float">
            <text:p>1.56982626444196E+018</text:p>
          </table:table-cell>
          <table:table-cell office:value-type="float" office:value="2875" calcext:value-type="float">
            <text:p>2875</text:p>
          </table:table-cell>
          <table:table-cell office:value-type="float" office:value="1.5698262643405E+018" calcext:value-type="float">
            <text:p>1.569826264340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54389E+018" calcext:value-type="float">
            <text:p>1.56982626454389E+018</text:p>
          </table:table-cell>
          <table:table-cell office:value-type="float" office:value="2876" calcext:value-type="float">
            <text:p>2876</text:p>
          </table:table-cell>
          <table:table-cell office:value-type="float" office:value="1.56982626444207E+018" calcext:value-type="float">
            <text:p>1.5698262644420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64583E+018" calcext:value-type="float">
            <text:p>1.56982626464583E+018</text:p>
          </table:table-cell>
          <table:table-cell office:value-type="float" office:value="2877" calcext:value-type="float">
            <text:p>2877</text:p>
          </table:table-cell>
          <table:table-cell office:value-type="float" office:value="1.56982626454376E+018" calcext:value-type="float">
            <text:p>1.5698262645437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74694E+018" calcext:value-type="float">
            <text:p>1.56982626474694E+018</text:p>
          </table:table-cell>
          <table:table-cell office:value-type="float" office:value="2878" calcext:value-type="float">
            <text:p>2878</text:p>
          </table:table-cell>
          <table:table-cell office:value-type="float" office:value="1.5698262646451E+018" calcext:value-type="float">
            <text:p>1.569826264645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484823E+018" calcext:value-type="float">
            <text:p>1.56982626484823E+018</text:p>
          </table:table-cell>
          <table:table-cell office:value-type="float" office:value="2879" calcext:value-type="float">
            <text:p>2879</text:p>
          </table:table-cell>
          <table:table-cell office:value-type="float" office:value="1.56982626474629E+018" calcext:value-type="float">
            <text:p>1.5698262647462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499881E+018" calcext:value-type="float">
            <text:p>1.56982626499881E+018</text:p>
          </table:table-cell>
          <table:table-cell office:value-type="float" office:value="2880" calcext:value-type="float">
            <text:p>2880</text:p>
          </table:table-cell>
          <table:table-cell office:value-type="float" office:value="1.56982626484736E+018" calcext:value-type="float">
            <text:p>1.5698262648473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6510084E+018" calcext:value-type="float">
            <text:p>1.56982626510084E+018</text:p>
          </table:table-cell>
          <table:table-cell office:value-type="float" office:value="2881" calcext:value-type="float">
            <text:p>2881</text:p>
          </table:table-cell>
          <table:table-cell office:value-type="float" office:value="1.56982626499853E+018" calcext:value-type="float">
            <text:p>1.5698262649985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20166E+018" calcext:value-type="float">
            <text:p>1.56982626520166E+018</text:p>
          </table:table-cell>
          <table:table-cell office:value-type="float" office:value="2882" calcext:value-type="float">
            <text:p>2882</text:p>
          </table:table-cell>
          <table:table-cell office:value-type="float" office:value="1.56982626510013E+018" calcext:value-type="float">
            <text:p>1.5698262651001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30344E+018" calcext:value-type="float">
            <text:p>1.56982626530344E+018</text:p>
          </table:table-cell>
          <table:table-cell office:value-type="float" office:value="2883" calcext:value-type="float">
            <text:p>2883</text:p>
          </table:table-cell>
          <table:table-cell office:value-type="float" office:value="1.56982626520162E+018" calcext:value-type="float">
            <text:p>1.5698262652016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40463E+018" calcext:value-type="float">
            <text:p>1.56982626540463E+018</text:p>
          </table:table-cell>
          <table:table-cell office:value-type="float" office:value="2884" calcext:value-type="float">
            <text:p>2884</text:p>
          </table:table-cell>
          <table:table-cell office:value-type="float" office:value="1.56982626530284E+018" calcext:value-type="float">
            <text:p>1.5698262653028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506E+018" calcext:value-type="float">
            <text:p>1.569826265506E+018</text:p>
          </table:table-cell>
          <table:table-cell office:value-type="float" office:value="2885" calcext:value-type="float">
            <text:p>2885</text:p>
          </table:table-cell>
          <table:table-cell office:value-type="float" office:value="1.56982626540415E+018" calcext:value-type="float">
            <text:p>1.5698262654041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60688E+018" calcext:value-type="float">
            <text:p>1.56982626560688E+018</text:p>
          </table:table-cell>
          <table:table-cell office:value-type="float" office:value="2886" calcext:value-type="float">
            <text:p>2886</text:p>
          </table:table-cell>
          <table:table-cell office:value-type="float" office:value="1.56982626550531E+018" calcext:value-type="float">
            <text:p>1.5698262655053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70815E+018" calcext:value-type="float">
            <text:p>1.56982626570815E+018</text:p>
          </table:table-cell>
          <table:table-cell office:value-type="float" office:value="2887" calcext:value-type="float">
            <text:p>2887</text:p>
          </table:table-cell>
          <table:table-cell office:value-type="float" office:value="1.56982626560653E+018" calcext:value-type="float">
            <text:p>1.5698262656065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585998E+018" calcext:value-type="float">
            <text:p>1.56982626585998E+018</text:p>
          </table:table-cell>
          <table:table-cell office:value-type="float" office:value="2888" calcext:value-type="float">
            <text:p>2888</text:p>
          </table:table-cell>
          <table:table-cell office:value-type="float" office:value="1.56982626570784E+018" calcext:value-type="float">
            <text:p>1.5698262657078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659608E+018" calcext:value-type="float">
            <text:p>1.5698262659608E+018</text:p>
          </table:table-cell>
          <table:table-cell office:value-type="float" office:value="2889" calcext:value-type="float">
            <text:p>2889</text:p>
          </table:table-cell>
          <table:table-cell office:value-type="float" office:value="1.56982626585933E+018" calcext:value-type="float">
            <text:p>1.5698262658593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06179E+018" calcext:value-type="float">
            <text:p>1.56982626606179E+018</text:p>
          </table:table-cell>
          <table:table-cell office:value-type="float" office:value="2890" calcext:value-type="float">
            <text:p>2890</text:p>
          </table:table-cell>
          <table:table-cell office:value-type="float" office:value="1.56982626596028E+018" calcext:value-type="float">
            <text:p>1.5698262659602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16315E+018" calcext:value-type="float">
            <text:p>1.56982626616315E+018</text:p>
          </table:table-cell>
          <table:table-cell office:value-type="float" office:value="2891" calcext:value-type="float">
            <text:p>2891</text:p>
          </table:table-cell>
          <table:table-cell office:value-type="float" office:value="1.56982626606166E+018" calcext:value-type="float">
            <text:p>1.5698262660616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26502E+018" calcext:value-type="float">
            <text:p>1.56982626626502E+018</text:p>
          </table:table-cell>
          <table:table-cell office:value-type="float" office:value="2892" calcext:value-type="float">
            <text:p>2892</text:p>
          </table:table-cell>
          <table:table-cell office:value-type="float" office:value="1.56982626616314E+018" calcext:value-type="float">
            <text:p>1.5698262661631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36658E+018" calcext:value-type="float">
            <text:p>1.56982626636658E+018</text:p>
          </table:table-cell>
          <table:table-cell office:value-type="float" office:value="2893" calcext:value-type="float">
            <text:p>2893</text:p>
          </table:table-cell>
          <table:table-cell office:value-type="float" office:value="1.5698262662647E+018" calcext:value-type="float">
            <text:p>1.569826266264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46824E+018" calcext:value-type="float">
            <text:p>1.56982626646824E+018</text:p>
          </table:table-cell>
          <table:table-cell office:value-type="float" office:value="2894" calcext:value-type="float">
            <text:p>2894</text:p>
          </table:table-cell>
          <table:table-cell office:value-type="float" office:value="1.5698262663665E+018" calcext:value-type="float">
            <text:p>1.569826266366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62043E+018" calcext:value-type="float">
            <text:p>1.56982626662043E+018</text:p>
          </table:table-cell>
          <table:table-cell office:value-type="float" office:value="2895" calcext:value-type="float">
            <text:p>2895</text:p>
          </table:table-cell>
          <table:table-cell office:value-type="float" office:value="1.56982626646813E+018" calcext:value-type="float">
            <text:p>1.5698262664681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72078E+018" calcext:value-type="float">
            <text:p>1.56982626672078E+018</text:p>
          </table:table-cell>
          <table:table-cell office:value-type="float" office:value="2896" calcext:value-type="float">
            <text:p>2896</text:p>
          </table:table-cell>
          <table:table-cell office:value-type="float" office:value="1.56982626661943E+018" calcext:value-type="float">
            <text:p>1.5698262666194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68223E+018" calcext:value-type="float">
            <text:p>1.5698262668223E+018</text:p>
          </table:table-cell>
          <table:table-cell office:value-type="float" office:value="2897" calcext:value-type="float">
            <text:p>2897</text:p>
          </table:table-cell>
          <table:table-cell office:value-type="float" office:value="1.56982626672033E+018" calcext:value-type="float">
            <text:p>1.5698262667203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669231E+018" calcext:value-type="float">
            <text:p>1.5698262669231E+018</text:p>
          </table:table-cell>
          <table:table-cell office:value-type="float" office:value="2898" calcext:value-type="float">
            <text:p>2898</text:p>
          </table:table-cell>
          <table:table-cell office:value-type="float" office:value="1.56982626682139E+018" calcext:value-type="float">
            <text:p>1.5698262668213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02494E+018" calcext:value-type="float">
            <text:p>1.56982626702494E+018</text:p>
          </table:table-cell>
          <table:table-cell office:value-type="float" office:value="2899" calcext:value-type="float">
            <text:p>2899</text:p>
          </table:table-cell>
          <table:table-cell office:value-type="float" office:value="1.56982626692288E+018" calcext:value-type="float">
            <text:p>1.5698262669228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12557E+018" calcext:value-type="float">
            <text:p>1.56982626712557E+018</text:p>
          </table:table-cell>
          <table:table-cell office:value-type="float" office:value="2900" calcext:value-type="float">
            <text:p>2900</text:p>
          </table:table-cell>
          <table:table-cell office:value-type="float" office:value="1.56982626702422E+018" calcext:value-type="float">
            <text:p>1.5698262670242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22768E+018" calcext:value-type="float">
            <text:p>1.56982626722768E+018</text:p>
          </table:table-cell>
          <table:table-cell office:value-type="float" office:value="2901" calcext:value-type="float">
            <text:p>2901</text:p>
          </table:table-cell>
          <table:table-cell office:value-type="float" office:value="1.56982626712575E+018" calcext:value-type="float">
            <text:p>1.56982626712575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37897E+018" calcext:value-type="float">
            <text:p>1.56982626737897E+018</text:p>
          </table:table-cell>
          <table:table-cell office:value-type="float" office:value="2902" calcext:value-type="float">
            <text:p>2902</text:p>
          </table:table-cell>
          <table:table-cell office:value-type="float" office:value="1.56982626722695E+018" calcext:value-type="float">
            <text:p>1.5698262672269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48067E+018" calcext:value-type="float">
            <text:p>1.56982626748067E+018</text:p>
          </table:table-cell>
          <table:table-cell office:value-type="float" office:value="2903" calcext:value-type="float">
            <text:p>2903</text:p>
          </table:table-cell>
          <table:table-cell office:value-type="float" office:value="1.56982626737818E+018" calcext:value-type="float">
            <text:p>1.569826267378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58208E+018" calcext:value-type="float">
            <text:p>1.56982626758208E+018</text:p>
          </table:table-cell>
          <table:table-cell office:value-type="float" office:value="2904" calcext:value-type="float">
            <text:p>2904</text:p>
          </table:table-cell>
          <table:table-cell office:value-type="float" office:value="1.56982626747977E+018" calcext:value-type="float">
            <text:p>1.5698262674797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768313E+018" calcext:value-type="float">
            <text:p>1.56982626768313E+018</text:p>
          </table:table-cell>
          <table:table-cell office:value-type="float" office:value="2905" calcext:value-type="float">
            <text:p>2905</text:p>
          </table:table-cell>
          <table:table-cell office:value-type="float" office:value="1.56982626758133E+018" calcext:value-type="float">
            <text:p>1.5698262675813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13405E+018" calcext:value-type="float">
            <text:p>1.56982626813405E+018</text:p>
          </table:table-cell>
          <table:table-cell office:value-type="float" office:value="2906" calcext:value-type="float">
            <text:p>2906</text:p>
          </table:table-cell>
          <table:table-cell office:value-type="float" office:value="1.56982626768272E+018" calcext:value-type="float">
            <text:p>1.5698262676827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6823486E+018" calcext:value-type="float">
            <text:p>1.56982626823486E+018</text:p>
          </table:table-cell>
          <table:table-cell office:value-type="float" office:value="2907" calcext:value-type="float">
            <text:p>2907</text:p>
          </table:table-cell>
          <table:table-cell office:value-type="float" office:value="1.56982626813401E+018" calcext:value-type="float">
            <text:p>1.569826268134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33656E+018" calcext:value-type="float">
            <text:p>1.56982626833656E+018</text:p>
          </table:table-cell>
          <table:table-cell office:value-type="float" office:value="2908" calcext:value-type="float">
            <text:p>2908</text:p>
          </table:table-cell>
          <table:table-cell office:value-type="float" office:value="1.56982626823489E+018" calcext:value-type="float">
            <text:p>1.56982626823489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48817E+018" calcext:value-type="float">
            <text:p>1.56982626848817E+018</text:p>
          </table:table-cell>
          <table:table-cell office:value-type="float" office:value="2909" calcext:value-type="float">
            <text:p>2909</text:p>
          </table:table-cell>
          <table:table-cell office:value-type="float" office:value="1.56982626833589E+018" calcext:value-type="float">
            <text:p>1.56982626833589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58895E+018" calcext:value-type="float">
            <text:p>1.56982626858895E+018</text:p>
          </table:table-cell>
          <table:table-cell office:value-type="float" office:value="2910" calcext:value-type="float">
            <text:p>2910</text:p>
          </table:table-cell>
          <table:table-cell office:value-type="float" office:value="1.56982626848733E+018" calcext:value-type="float">
            <text:p>1.56982626848733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69032E+018" calcext:value-type="float">
            <text:p>1.56982626869032E+018</text:p>
          </table:table-cell>
          <table:table-cell office:value-type="float" office:value="2911" calcext:value-type="float">
            <text:p>2911</text:p>
          </table:table-cell>
          <table:table-cell office:value-type="float" office:value="1.5698262685885E+018" calcext:value-type="float">
            <text:p>1.569826268588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79134E+018" calcext:value-type="float">
            <text:p>1.56982626879134E+018</text:p>
          </table:table-cell>
          <table:table-cell office:value-type="float" office:value="2912" calcext:value-type="float">
            <text:p>2912</text:p>
          </table:table-cell>
          <table:table-cell office:value-type="float" office:value="1.56982626868967E+018" calcext:value-type="float">
            <text:p>1.56982626868967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89228E+018" calcext:value-type="float">
            <text:p>1.56982626889228E+018</text:p>
          </table:table-cell>
          <table:table-cell office:value-type="float" office:value="2913" calcext:value-type="float">
            <text:p>2913</text:p>
          </table:table-cell>
          <table:table-cell office:value-type="float" office:value="1.56982626879085E+018" calcext:value-type="float">
            <text:p>1.5698262687908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899331E+018" calcext:value-type="float">
            <text:p>1.56982626899331E+018</text:p>
          </table:table-cell>
          <table:table-cell office:value-type="float" office:value="2914" calcext:value-type="float">
            <text:p>2914</text:p>
          </table:table-cell>
          <table:table-cell office:value-type="float" office:value="1.56982626889183E+018" calcext:value-type="float">
            <text:p>1.5698262688918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909545E+018" calcext:value-type="float">
            <text:p>1.56982626909545E+018</text:p>
          </table:table-cell>
          <table:table-cell office:value-type="float" office:value="2915" calcext:value-type="float">
            <text:p>2915</text:p>
          </table:table-cell>
          <table:table-cell office:value-type="float" office:value="1.56982626899299E+018" calcext:value-type="float">
            <text:p>1.56982626899299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919606E+018" calcext:value-type="float">
            <text:p>1.56982626919606E+018</text:p>
          </table:table-cell>
          <table:table-cell office:value-type="float" office:value="2916" calcext:value-type="float">
            <text:p>2916</text:p>
          </table:table-cell>
          <table:table-cell office:value-type="float" office:value="1.56982626909465E+018" calcext:value-type="float">
            <text:p>1.5698262690946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3479E+018" calcext:value-type="float">
            <text:p>1.5698262693479E+018</text:p>
          </table:table-cell>
          <table:table-cell office:value-type="float" office:value="2917" calcext:value-type="float">
            <text:p>2917</text:p>
          </table:table-cell>
          <table:table-cell office:value-type="float" office:value="1.56982626919591E+018" calcext:value-type="float">
            <text:p>1.5698262691959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6944908E+018" calcext:value-type="float">
            <text:p>1.56982626944908E+018</text:p>
          </table:table-cell>
          <table:table-cell office:value-type="float" office:value="2918" calcext:value-type="float">
            <text:p>2918</text:p>
          </table:table-cell>
          <table:table-cell office:value-type="float" office:value="1.5698262693471E+018" calcext:value-type="float">
            <text:p>1.5698262693471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55015E+018" calcext:value-type="float">
            <text:p>1.56982626955015E+018</text:p>
          </table:table-cell>
          <table:table-cell office:value-type="float" office:value="2919" calcext:value-type="float">
            <text:p>2919</text:p>
          </table:table-cell>
          <table:table-cell office:value-type="float" office:value="1.56982626944839E+018" calcext:value-type="float">
            <text:p>1.56982626944839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65262E+018" calcext:value-type="float">
            <text:p>1.56982626965262E+018</text:p>
          </table:table-cell>
          <table:table-cell office:value-type="float" office:value="2920" calcext:value-type="float">
            <text:p>2920</text:p>
          </table:table-cell>
          <table:table-cell office:value-type="float" office:value="1.56982626955021E+018" calcext:value-type="float">
            <text:p>1.5698262695502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75384E+018" calcext:value-type="float">
            <text:p>1.56982626975384E+018</text:p>
          </table:table-cell>
          <table:table-cell office:value-type="float" office:value="2921" calcext:value-type="float">
            <text:p>2921</text:p>
          </table:table-cell>
          <table:table-cell office:value-type="float" office:value="1.56982626965188E+018" calcext:value-type="float">
            <text:p>1.5698262696518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85496E+018" calcext:value-type="float">
            <text:p>1.56982626985496E+018</text:p>
          </table:table-cell>
          <table:table-cell office:value-type="float" office:value="2922" calcext:value-type="float">
            <text:p>2922</text:p>
          </table:table-cell>
          <table:table-cell office:value-type="float" office:value="1.56982626975322E+018" calcext:value-type="float">
            <text:p>1.5698262697532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6995697E+018" calcext:value-type="float">
            <text:p>1.56982626995697E+018</text:p>
          </table:table-cell>
          <table:table-cell office:value-type="float" office:value="2923" calcext:value-type="float">
            <text:p>2923</text:p>
          </table:table-cell>
          <table:table-cell office:value-type="float" office:value="1.5698262698546E+018" calcext:value-type="float">
            <text:p>1.569826269854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005719E+018" calcext:value-type="float">
            <text:p>1.56982627005719E+018</text:p>
          </table:table-cell>
          <table:table-cell office:value-type="float" office:value="2924" calcext:value-type="float">
            <text:p>2924</text:p>
          </table:table-cell>
          <table:table-cell office:value-type="float" office:value="1.56982626995626E+018" calcext:value-type="float">
            <text:p>1.5698262699562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20885E+018" calcext:value-type="float">
            <text:p>1.56982627020885E+018</text:p>
          </table:table-cell>
          <table:table-cell office:value-type="float" office:value="2925" calcext:value-type="float">
            <text:p>2925</text:p>
          </table:table-cell>
          <table:table-cell office:value-type="float" office:value="1.56982627005717E+018" calcext:value-type="float">
            <text:p>1.5698262700571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3113E+018" calcext:value-type="float">
            <text:p>1.5698262703113E+018</text:p>
          </table:table-cell>
          <table:table-cell office:value-type="float" office:value="2926" calcext:value-type="float">
            <text:p>2926</text:p>
          </table:table-cell>
          <table:table-cell office:value-type="float" office:value="1.5698262702089E+018" calcext:value-type="float">
            <text:p>1.569826270208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41267E+018" calcext:value-type="float">
            <text:p>1.56982627041267E+018</text:p>
          </table:table-cell>
          <table:table-cell office:value-type="float" office:value="2927" calcext:value-type="float">
            <text:p>2927</text:p>
          </table:table-cell>
          <table:table-cell office:value-type="float" office:value="1.56982627031055E+018" calcext:value-type="float">
            <text:p>1.569826270310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51319E+018" calcext:value-type="float">
            <text:p>1.56982627051319E+018</text:p>
          </table:table-cell>
          <table:table-cell office:value-type="float" office:value="2928" calcext:value-type="float">
            <text:p>2928</text:p>
          </table:table-cell>
          <table:table-cell office:value-type="float" office:value="1.56982627041175E+018" calcext:value-type="float">
            <text:p>1.5698262704117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61497E+018" calcext:value-type="float">
            <text:p>1.56982627061497E+018</text:p>
          </table:table-cell>
          <table:table-cell office:value-type="float" office:value="2929" calcext:value-type="float">
            <text:p>2929</text:p>
          </table:table-cell>
          <table:table-cell office:value-type="float" office:value="1.5698262705131E+018" calcext:value-type="float">
            <text:p>1.569826270513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71585E+018" calcext:value-type="float">
            <text:p>1.56982627071585E+018</text:p>
          </table:table-cell>
          <table:table-cell office:value-type="float" office:value="2930" calcext:value-type="float">
            <text:p>2930</text:p>
          </table:table-cell>
          <table:table-cell office:value-type="float" office:value="1.56982627061423E+018" calcext:value-type="float">
            <text:p>1.5698262706142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81714E+018" calcext:value-type="float">
            <text:p>1.56982627081714E+018</text:p>
          </table:table-cell>
          <table:table-cell office:value-type="float" office:value="2931" calcext:value-type="float">
            <text:p>2931</text:p>
          </table:table-cell>
          <table:table-cell office:value-type="float" office:value="1.56982627071539E+018" calcext:value-type="float">
            <text:p>1.5698262707153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091911E+018" calcext:value-type="float">
            <text:p>1.56982627091911E+018</text:p>
          </table:table-cell>
          <table:table-cell office:value-type="float" office:value="2932" calcext:value-type="float">
            <text:p>2932</text:p>
          </table:table-cell>
          <table:table-cell office:value-type="float" office:value="1.56982627081727E+018" calcext:value-type="float">
            <text:p>1.5698262708172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102017E+018" calcext:value-type="float">
            <text:p>1.56982627102017E+018</text:p>
          </table:table-cell>
          <table:table-cell office:value-type="float" office:value="2933" calcext:value-type="float">
            <text:p>2933</text:p>
          </table:table-cell>
          <table:table-cell office:value-type="float" office:value="1.56982627091838E+018" calcext:value-type="float">
            <text:p>1.56982627091838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117128E+018" calcext:value-type="float">
            <text:p>1.56982627117128E+018</text:p>
          </table:table-cell>
          <table:table-cell office:value-type="float" office:value="2934" calcext:value-type="float">
            <text:p>2934</text:p>
          </table:table-cell>
          <table:table-cell office:value-type="float" office:value="1.56982627101949E+018" calcext:value-type="float">
            <text:p>1.5698262710194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27258E+018" calcext:value-type="float">
            <text:p>1.56982627127258E+018</text:p>
          </table:table-cell>
          <table:table-cell office:value-type="float" office:value="2935" calcext:value-type="float">
            <text:p>2935</text:p>
          </table:table-cell>
          <table:table-cell office:value-type="float" office:value="1.56982627117054E+018" calcext:value-type="float">
            <text:p>1.5698262711705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3737E+018" calcext:value-type="float">
            <text:p>1.5698262713737E+018</text:p>
          </table:table-cell>
          <table:table-cell office:value-type="float" office:value="2936" calcext:value-type="float">
            <text:p>2936</text:p>
          </table:table-cell>
          <table:table-cell office:value-type="float" office:value="1.56982627127191E+018" calcext:value-type="float">
            <text:p>1.5698262712719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4746E+018" calcext:value-type="float">
            <text:p>1.5698262714746E+018</text:p>
          </table:table-cell>
          <table:table-cell office:value-type="float" office:value="2937" calcext:value-type="float">
            <text:p>2937</text:p>
          </table:table-cell>
          <table:table-cell office:value-type="float" office:value="1.56982627137304E+018" calcext:value-type="float">
            <text:p>1.5698262713730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57626E+018" calcext:value-type="float">
            <text:p>1.56982627157626E+018</text:p>
          </table:table-cell>
          <table:table-cell office:value-type="float" office:value="2938" calcext:value-type="float">
            <text:p>2938</text:p>
          </table:table-cell>
          <table:table-cell office:value-type="float" office:value="1.56982627147417E+018" calcext:value-type="float">
            <text:p>1.5698262714741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67804E+018" calcext:value-type="float">
            <text:p>1.56982627167804E+018</text:p>
          </table:table-cell>
          <table:table-cell office:value-type="float" office:value="2939" calcext:value-type="float">
            <text:p>2939</text:p>
          </table:table-cell>
          <table:table-cell office:value-type="float" office:value="1.56982627157584E+018" calcext:value-type="float">
            <text:p>1.5698262715758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78004E+018" calcext:value-type="float">
            <text:p>1.56982627178004E+018</text:p>
          </table:table-cell>
          <table:table-cell office:value-type="float" office:value="2940" calcext:value-type="float">
            <text:p>2940</text:p>
          </table:table-cell>
          <table:table-cell office:value-type="float" office:value="1.5698262716781E+018" calcext:value-type="float">
            <text:p>1.569826271678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193223E+018" calcext:value-type="float">
            <text:p>1.56982627193223E+018</text:p>
          </table:table-cell>
          <table:table-cell office:value-type="float" office:value="2941" calcext:value-type="float">
            <text:p>2941</text:p>
          </table:table-cell>
          <table:table-cell office:value-type="float" office:value="1.56982627178001E+018" calcext:value-type="float">
            <text:p>1.569826271780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203316E+018" calcext:value-type="float">
            <text:p>1.56982627203316E+018</text:p>
          </table:table-cell>
          <table:table-cell office:value-type="float" office:value="2942" calcext:value-type="float">
            <text:p>2942</text:p>
          </table:table-cell>
          <table:table-cell office:value-type="float" office:value="1.56982627193153E+018" calcext:value-type="float">
            <text:p>1.5698262719315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213405E+018" calcext:value-type="float">
            <text:p>1.56982627213405E+018</text:p>
          </table:table-cell>
          <table:table-cell office:value-type="float" office:value="2943" calcext:value-type="float">
            <text:p>2943</text:p>
          </table:table-cell>
          <table:table-cell office:value-type="float" office:value="1.5698262720325E+018" calcext:value-type="float">
            <text:p>1.5698262720325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223489E+018" calcext:value-type="float">
            <text:p>1.56982627223489E+018</text:p>
          </table:table-cell>
          <table:table-cell office:value-type="float" office:value="2944" calcext:value-type="float">
            <text:p>2944</text:p>
          </table:table-cell>
          <table:table-cell office:value-type="float" office:value="1.56982627213345E+018" calcext:value-type="float">
            <text:p>1.56982627213345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233585E+018" calcext:value-type="float">
            <text:p>1.56982627233585E+018</text:p>
          </table:table-cell>
          <table:table-cell office:value-type="float" office:value="2945" calcext:value-type="float">
            <text:p>2945</text:p>
          </table:table-cell>
          <table:table-cell office:value-type="float" office:value="1.56982627223441E+018" calcext:value-type="float">
            <text:p>1.5698262722344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248763E+018" calcext:value-type="float">
            <text:p>1.56982627248763E+018</text:p>
          </table:table-cell>
          <table:table-cell office:value-type="float" office:value="2946" calcext:value-type="float">
            <text:p>2946</text:p>
          </table:table-cell>
          <table:table-cell office:value-type="float" office:value="1.56982627233573E+018" calcext:value-type="float">
            <text:p>1.56982627233573E+018</text:p>
          </table:table-cell>
          <table:table-cell/>
          <table:table-cell office:value-type="float" office:value="0.000600000028498" calcext:value-type="float">
            <text:p>0.0006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560000014957" calcext:value-type="float">
            <text:p>0.0005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25884E+018" calcext:value-type="float">
            <text:p>1.5698262725884E+018</text:p>
          </table:table-cell>
          <table:table-cell office:value-type="float" office:value="2947" calcext:value-type="float">
            <text:p>2947</text:p>
          </table:table-cell>
          <table:table-cell office:value-type="float" office:value="1.56982627248689E+018" calcext:value-type="float">
            <text:p>1.56982627248689E+018</text:p>
          </table:table-cell>
          <table:table-cell/>
          <table:table-cell office:value-type="float" office:value="0.00860000029206" calcext:value-type="float">
            <text:p>0.0086000003</text:p>
          </table:table-cell>
          <table:table-cell office:value-type="float" office:value="-0.000169999999343" calcext:value-type="float">
            <text:p>-0.00017</text:p>
          </table:table-cell>
          <table:table-cell office:value-type="float" office:value="0.00858999975026" calcext:value-type="float">
            <text:p>0.0085899998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7269024E+018" calcext:value-type="float">
            <text:p>1.56982627269024E+018</text:p>
          </table:table-cell>
          <table:table-cell office:value-type="float" office:value="2948" calcext:value-type="float">
            <text:p>2948</text:p>
          </table:table-cell>
          <table:table-cell office:value-type="float" office:value="1.56982627258809E+018" calcext:value-type="float">
            <text:p>1.56982627258809E+018</text:p>
          </table:table-cell>
          <table:table-cell/>
          <table:table-cell office:value-type="float" office:value="0.0187999997288" calcext:value-type="float">
            <text:p>0.0187999997</text:p>
          </table:table-cell>
          <table:table-cell office:value-type="float" office:value="-0.000209999998333" calcext:value-type="float">
            <text:p>-0.00021</text:p>
          </table:table-cell>
          <table:table-cell office:value-type="float" office:value="0.0187800005078" calcext:value-type="float">
            <text:p>0.0187800005</text:p>
          </table:table-cell>
          <table:table-cell table:style-name="ce1"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6982627279106E+018" calcext:value-type="float">
            <text:p>1.56982627279106E+018</text:p>
          </table:table-cell>
          <table:table-cell office:value-type="float" office:value="2949" calcext:value-type="float">
            <text:p>2949</text:p>
          </table:table-cell>
          <table:table-cell office:value-type="float" office:value="1.56982627268956E+018" calcext:value-type="float">
            <text:p>1.56982627268956E+018</text:p>
          </table:table-cell>
          <table:table-cell/>
          <table:table-cell office:value-type="float" office:value="0.0287999995053" calcext:value-type="float">
            <text:p>0.0287999995</text:p>
          </table:table-cell>
          <table:table-cell office:value-type="float" office:value="-0.000239999993937" calcext:value-type="float">
            <text:p>-0.00024</text:p>
          </table:table-cell>
          <table:table-cell office:value-type="float" office:value="0.0287900008261" calcext:value-type="float">
            <text:p>0.0287900008</text:p>
          </table:table-cell>
          <table:table-cell table:style-name="ce1"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6982627289296E+018" calcext:value-type="float">
            <text:p>1.56982627289296E+018</text:p>
          </table:table-cell>
          <table:table-cell office:value-type="float" office:value="2950" calcext:value-type="float">
            <text:p>2950</text:p>
          </table:table-cell>
          <table:table-cell office:value-type="float" office:value="1.56982627279089E+018" calcext:value-type="float">
            <text:p>1.56982627279089E+018</text:p>
          </table:table-cell>
          <table:table-cell/>
          <table:table-cell office:value-type="float" office:value="0.0390000008047" calcext:value-type="float">
            <text:p>0.0390000008</text:p>
          </table:table-cell>
          <table:table-cell office:value-type="float" office:value="-0.000260000000708" calcext:value-type="float">
            <text:p>-0.00026</text:p>
          </table:table-cell>
          <table:table-cell office:value-type="float" office:value="0.039019998163" calcext:value-type="float">
            <text:p>0.0390199982</text:p>
          </table:table-cell>
          <table:table-cell table:style-name="ce1"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6982627299369E+018" calcext:value-type="float">
            <text:p>1.56982627299369E+018</text:p>
          </table:table-cell>
          <table:table-cell office:value-type="float" office:value="2951" calcext:value-type="float">
            <text:p>2951</text:p>
          </table:table-cell>
          <table:table-cell office:value-type="float" office:value="1.56982627289232E+018" calcext:value-type="float">
            <text:p>1.56982627289232E+018</text:p>
          </table:table-cell>
          <table:table-cell/>
          <table:table-cell office:value-type="float" office:value="0.0487999990582" calcext:value-type="float">
            <text:p>0.0487999991</text:p>
          </table:table-cell>
          <table:table-cell office:value-type="float" office:value="-0.000300000014249" calcext:value-type="float">
            <text:p>-0.0003</text:p>
          </table:table-cell>
          <table:table-cell office:value-type="float" office:value="0.0487699992955" calcext:value-type="float">
            <text:p>0.0487699993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730955E+018" calcext:value-type="float">
            <text:p>1.5698262730955E+018</text:p>
          </table:table-cell>
          <table:table-cell office:value-type="float" office:value="2952" calcext:value-type="float">
            <text:p>2952</text:p>
          </table:table-cell>
          <table:table-cell office:value-type="float" office:value="1.56982627299372E+018" calcext:value-type="float">
            <text:p>1.56982627299372E+018</text:p>
          </table:table-cell>
          <table:table-cell/>
          <table:table-cell office:value-type="float" office:value="0.0615999996662" calcext:value-type="float">
            <text:p>0.0615999997</text:p>
          </table:table-cell>
          <table:table-cell office:value-type="float" office:value="-0.000369999994291" calcext:value-type="float">
            <text:p>-0.00037</text:p>
          </table:table-cell>
          <table:table-cell office:value-type="float" office:value="0.0615999996662" calcext:value-type="float">
            <text:p>0.0615999997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7319699E+018" calcext:value-type="float">
            <text:p>1.56982627319699E+018</text:p>
          </table:table-cell>
          <table:table-cell office:value-type="float" office:value="2953" calcext:value-type="float">
            <text:p>2953</text:p>
          </table:table-cell>
          <table:table-cell office:value-type="float" office:value="1.56982627309505E+018" calcext:value-type="float">
            <text:p>1.56982627309505E+018</text:p>
          </table:table-cell>
          <table:table-cell/>
          <table:table-cell office:value-type="float" office:value="0.0724000036716" calcext:value-type="float">
            <text:p>0.0724000037</text:p>
          </table:table-cell>
          <table:table-cell office:value-type="float" office:value="-0.000429999985499" calcext:value-type="float">
            <text:p>-0.00043</text:p>
          </table:table-cell>
          <table:table-cell office:value-type="float" office:value="0.07242000103" calcext:value-type="float">
            <text:p>0.072420001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7334826E+018" calcext:value-type="float">
            <text:p>1.56982627334826E+018</text:p>
          </table:table-cell>
          <table:table-cell office:value-type="float" office:value="2954" calcext:value-type="float">
            <text:p>2954</text:p>
          </table:table-cell>
          <table:table-cell office:value-type="float" office:value="1.56982627319641E+018" calcext:value-type="float">
            <text:p>1.56982627319641E+018</text:p>
          </table:table-cell>
          <table:table-cell/>
          <table:table-cell office:value-type="float" office:value="0.0821999981999" calcext:value-type="float">
            <text:p>0.0821999982</text:p>
          </table:table-cell>
          <table:table-cell office:value-type="float" office:value="-0.000490000005811" calcext:value-type="float">
            <text:p>-0.00049</text:p>
          </table:table-cell>
          <table:table-cell office:value-type="float" office:value="0.0821899995208" calcext:value-type="float">
            <text:p>0.0821899995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7344914E+018" calcext:value-type="float">
            <text:p>1.56982627344914E+018</text:p>
          </table:table-cell>
          <table:table-cell office:value-type="float" office:value="2955" calcext:value-type="float">
            <text:p>2955</text:p>
          </table:table-cell>
          <table:table-cell office:value-type="float" office:value="1.56982627334755E+018" calcext:value-type="float">
            <text:p>1.56982627334755E+018</text:p>
          </table:table-cell>
          <table:table-cell/>
          <table:table-cell office:value-type="float" office:value="0.0819000005722" calcext:value-type="float">
            <text:p>0.0819000006</text:p>
          </table:table-cell>
          <table:table-cell office:value-type="float" office:value="-0.000380000012228" calcext:value-type="float">
            <text:p>-0.00038</text:p>
          </table:table-cell>
          <table:table-cell office:value-type="float" office:value="0.081890001893" calcext:value-type="float">
            <text:p>0.081890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355093E+018" calcext:value-type="float">
            <text:p>1.56982627355093E+018</text:p>
          </table:table-cell>
          <table:table-cell office:value-type="float" office:value="2956" calcext:value-type="float">
            <text:p>2956</text:p>
          </table:table-cell>
          <table:table-cell office:value-type="float" office:value="1.56982627344894E+018" calcext:value-type="float">
            <text:p>1.56982627344894E+018</text:p>
          </table:table-cell>
          <table:table-cell/>
          <table:table-cell office:value-type="float" office:value="0.0798999965191" calcext:value-type="float">
            <text:p>0.0798999965</text:p>
          </table:table-cell>
          <table:table-cell office:value-type="float" office:value="-0.000289999996312" calcext:value-type="float">
            <text:p>-0.00029</text:p>
          </table:table-cell>
          <table:table-cell office:value-type="float" office:value="0.0798799991608" calcext:value-type="float">
            <text:p>0.0798799992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365273E+018" calcext:value-type="float">
            <text:p>1.56982627365273E+018</text:p>
          </table:table-cell>
          <table:table-cell office:value-type="float" office:value="2957" calcext:value-type="float">
            <text:p>2957</text:p>
          </table:table-cell>
          <table:table-cell office:value-type="float" office:value="1.56982627355032E+018" calcext:value-type="float">
            <text:p>1.56982627355032E+018</text:p>
          </table:table-cell>
          <table:table-cell/>
          <table:table-cell office:value-type="float" office:value="0.0732000023127" calcext:value-type="float">
            <text:p>0.0732000023</text:p>
          </table:table-cell>
          <table:table-cell office:value-type="float" office:value="-0.000180000002729" calcext:value-type="float">
            <text:p>-0.00018</text:p>
          </table:table-cell>
          <table:table-cell office:value-type="float" office:value="0.073250003159" calcext:value-type="float">
            <text:p>0.0732500032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73754E+018" calcext:value-type="float">
            <text:p>1.569826273754E+018</text:p>
          </table:table-cell>
          <table:table-cell office:value-type="float" office:value="2958" calcext:value-type="float">
            <text:p>2958</text:p>
          </table:table-cell>
          <table:table-cell office:value-type="float" office:value="1.56982627365187E+018" calcext:value-type="float">
            <text:p>1.56982627365187E+018</text:p>
          </table:table-cell>
          <table:table-cell/>
          <table:table-cell office:value-type="float" office:value="0.0606000013649" calcext:value-type="float">
            <text:p>0.0606000014</text:p>
          </table:table-cell>
          <table:table-cell office:value-type="float" office:value="-0.000150000007125" calcext:value-type="float">
            <text:p>-0.00015</text:p>
          </table:table-cell>
          <table:table-cell office:value-type="float" office:value="0.0605700016022" calcext:value-type="float">
            <text:p>0.0605700016</text:p>
          </table:table-cell>
          <table:table-cell table:style-name="ce1"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6982627385515E+018" calcext:value-type="float">
            <text:p>1.56982627385515E+018</text:p>
          </table:table-cell>
          <table:table-cell office:value-type="float" office:value="2959" calcext:value-type="float">
            <text:p>2959</text:p>
          </table:table-cell>
          <table:table-cell office:value-type="float" office:value="1.5698262737533E+018" calcext:value-type="float">
            <text:p>1.5698262737533E+018</text:p>
          </table:table-cell>
          <table:table-cell/>
          <table:table-cell office:value-type="float" office:value="0.0480999983847" calcext:value-type="float">
            <text:p>0.0480999984</text:p>
          </table:table-cell>
          <table:table-cell office:value-type="float" office:value="-0.000119999996969" calcext:value-type="float">
            <text:p>-0.00012</text:p>
          </table:table-cell>
          <table:table-cell office:value-type="float" office:value="0.0481299981475" calcext:value-type="float">
            <text:p>0.0481299981</text:p>
          </table:table-cell>
          <table:table-cell table:style-name="ce1"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6982627395638E+018" calcext:value-type="float">
            <text:p>1.56982627395638E+018</text:p>
          </table:table-cell>
          <table:table-cell office:value-type="float" office:value="2960" calcext:value-type="float">
            <text:p>2960</text:p>
          </table:table-cell>
          <table:table-cell office:value-type="float" office:value="1.5698262738545E+018" calcext:value-type="float">
            <text:p>1.5698262738545E+018</text:p>
          </table:table-cell>
          <table:table-cell/>
          <table:table-cell office:value-type="float" office:value="0.0355000011623" calcext:value-type="float">
            <text:p>0.0355000012</text:p>
          </table:table-cell>
          <table:table-cell office:value-type="float" office:value="-0.000110000000859" calcext:value-type="float">
            <text:p>-0.00011</text:p>
          </table:table-cell>
          <table:table-cell office:value-type="float" office:value="0.0355199985206" calcext:value-type="float">
            <text:p>0.0355199985</text:p>
          </table:table-cell>
          <table:table-cell table:style-name="ce1"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6982627405748E+018" calcext:value-type="float">
            <text:p>1.56982627405748E+018</text:p>
          </table:table-cell>
          <table:table-cell office:value-type="float" office:value="2961" calcext:value-type="float">
            <text:p>2961</text:p>
          </table:table-cell>
          <table:table-cell office:value-type="float" office:value="1.56982627395567E+018" calcext:value-type="float">
            <text:p>1.56982627395567E+018</text:p>
          </table:table-cell>
          <table:table-cell/>
          <table:table-cell office:value-type="float" office:value="0.0234999991953" calcext:value-type="float">
            <text:p>0.0234999992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0.0235300008208" calcext:value-type="float">
            <text:p>0.0235300008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6982627420891E+018" calcext:value-type="float">
            <text:p>1.56982627420891E+018</text:p>
          </table:table-cell>
          <table:table-cell office:value-type="float" office:value="2962" calcext:value-type="float">
            <text:p>2962</text:p>
          </table:table-cell>
          <table:table-cell office:value-type="float" office:value="1.56982627405681E+018" calcext:value-type="float">
            <text:p>1.56982627405681E+018</text:p>
          </table:table-cell>
          <table:table-cell/>
          <table:table-cell office:value-type="float" office:value="0.0109999999404" calcext:value-type="float">
            <text:p>0.0109999999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109999999404" calcext:value-type="float">
            <text:p>0.0109999999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431047E+018" calcext:value-type="float">
            <text:p>1.56982627431047E+018</text:p>
          </table:table-cell>
          <table:table-cell office:value-type="float" office:value="2963" calcext:value-type="float">
            <text:p>2963</text:p>
          </table:table-cell>
          <table:table-cell office:value-type="float" office:value="1.56982627420835E+018" calcext:value-type="float">
            <text:p>1.56982627420835E+018</text:p>
          </table:table-cell>
          <table:table-cell/>
          <table:table-cell office:value-type="float" office:value="0.00249999994412" calcext:value-type="float">
            <text:p>0.0024999999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249999994412" calcext:value-type="float">
            <text:p>-0.0024999999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7441212E+018" calcext:value-type="float">
            <text:p>1.56982627441212E+018</text:p>
          </table:table-cell>
          <table:table-cell office:value-type="float" office:value="2964" calcext:value-type="float">
            <text:p>2964</text:p>
          </table:table-cell>
          <table:table-cell office:value-type="float" office:value="1.56982627430955E+018" calcext:value-type="float">
            <text:p>1.56982627430955E+018</text:p>
          </table:table-cell>
          <table:table-cell/>
          <table:table-cell office:value-type="float" office:value="0.0137000000104" calcext:value-type="float">
            <text:p>0.0137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37000000104" calcext:value-type="float">
            <text:p>-0.0137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7451315E+018" calcext:value-type="float">
            <text:p>1.56982627451315E+018</text:p>
          </table:table-cell>
          <table:table-cell office:value-type="float" office:value="2965" calcext:value-type="float">
            <text:p>2965</text:p>
          </table:table-cell>
          <table:table-cell office:value-type="float" office:value="1.56982627441121E+018" calcext:value-type="float">
            <text:p>1.56982627441121E+018</text:p>
          </table:table-cell>
          <table:table-cell/>
          <table:table-cell office:value-type="float" office:value="0.0197999998927" calcext:value-type="float">
            <text:p>0.0197999999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197800006717" calcext:value-type="float">
            <text:p>-0.01978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461431E+018" calcext:value-type="float">
            <text:p>1.56982627461431E+018</text:p>
          </table:table-cell>
          <table:table-cell office:value-type="float" office:value="2966" calcext:value-type="float">
            <text:p>2966</text:p>
          </table:table-cell>
          <table:table-cell office:value-type="float" office:value="1.56982627451243E+018" calcext:value-type="float">
            <text:p>1.56982627451243E+018</text:p>
          </table:table-cell>
          <table:table-cell/>
          <table:table-cell office:value-type="float" office:value="0.0201999992132" calcext:value-type="float">
            <text:p>0.0201999992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20209999755" calcext:value-type="float">
            <text:p>-0.0202099998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7471507E+018" calcext:value-type="float">
            <text:p>1.56982627471507E+018</text:p>
          </table:table-cell>
          <table:table-cell office:value-type="float" office:value="2967" calcext:value-type="float">
            <text:p>2967</text:p>
          </table:table-cell>
          <table:table-cell office:value-type="float" office:value="1.56982627461355E+018" calcext:value-type="float">
            <text:p>1.56982627461355E+018</text:p>
          </table:table-cell>
          <table:table-cell/>
          <table:table-cell office:value-type="float" office:value="0.0201999992132" calcext:value-type="float">
            <text:p>0.0201999992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201900005341" calcext:value-type="float">
            <text:p>-0.02019000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481638E+018" calcext:value-type="float">
            <text:p>1.56982627481638E+018</text:p>
          </table:table-cell>
          <table:table-cell office:value-type="float" office:value="2968" calcext:value-type="float">
            <text:p>2968</text:p>
          </table:table-cell>
          <table:table-cell office:value-type="float" office:value="1.56982627471503E+018" calcext:value-type="float">
            <text:p>1.56982627471503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200699996203" calcext:value-type="float">
            <text:p>-0.020069999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496861E+018" calcext:value-type="float">
            <text:p>1.56982627496861E+018</text:p>
          </table:table-cell>
          <table:table-cell office:value-type="float" office:value="2969" calcext:value-type="float">
            <text:p>2969</text:p>
          </table:table-cell>
          <table:table-cell office:value-type="float" office:value="1.56982627481654E+018" calcext:value-type="float">
            <text:p>1.56982627481654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200999993831" calcext:value-type="float">
            <text:p>-0.02009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506991E+018" calcext:value-type="float">
            <text:p>1.56982627506991E+018</text:p>
          </table:table-cell>
          <table:table-cell office:value-type="float" office:value="2970" calcext:value-type="float">
            <text:p>2970</text:p>
          </table:table-cell>
          <table:table-cell office:value-type="float" office:value="1.56982627496817E+018" calcext:value-type="float">
            <text:p>1.56982627496817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199900008738" calcext:value-type="float">
            <text:p>-0.0199900009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517229E+018" calcext:value-type="float">
            <text:p>1.56982627517229E+018</text:p>
          </table:table-cell>
          <table:table-cell office:value-type="float" office:value="2971" calcext:value-type="float">
            <text:p>2971</text:p>
          </table:table-cell>
          <table:table-cell office:value-type="float" office:value="1.56982627506997E+018" calcext:value-type="float">
            <text:p>1.56982627506997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200999993831" calcext:value-type="float">
            <text:p>-0.0200999994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527324E+018" calcext:value-type="float">
            <text:p>1.56982627527324E+018</text:p>
          </table:table-cell>
          <table:table-cell office:value-type="float" office:value="2972" calcext:value-type="float">
            <text:p>2972</text:p>
          </table:table-cell>
          <table:table-cell office:value-type="float" office:value="1.56982627517128E+018" calcext:value-type="float">
            <text:p>1.56982627517128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199599992484" calcext:value-type="float">
            <text:p>-0.0199599992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537394E+018" calcext:value-type="float">
            <text:p>1.56982627537394E+018</text:p>
          </table:table-cell>
          <table:table-cell office:value-type="float" office:value="2973" calcext:value-type="float">
            <text:p>2973</text:p>
          </table:table-cell>
          <table:table-cell office:value-type="float" office:value="1.56982627527253E+018" calcext:value-type="float">
            <text:p>1.56982627527253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200599990785" calcext:value-type="float">
            <text:p>-0.020059999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547469E+018" calcext:value-type="float">
            <text:p>1.56982627547469E+018</text:p>
          </table:table-cell>
          <table:table-cell office:value-type="float" office:value="2974" calcext:value-type="float">
            <text:p>2974</text:p>
          </table:table-cell>
          <table:table-cell office:value-type="float" office:value="1.56982627537348E+018" calcext:value-type="float">
            <text:p>1.56982627537348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200599990785" calcext:value-type="float">
            <text:p>-0.020059999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55763E+018" calcext:value-type="float">
            <text:p>1.5698262755763E+018</text:p>
          </table:table-cell>
          <table:table-cell office:value-type="float" office:value="2975" calcext:value-type="float">
            <text:p>2975</text:p>
          </table:table-cell>
          <table:table-cell office:value-type="float" office:value="1.56982627547433E+018" calcext:value-type="float">
            <text:p>1.56982627547433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200200006366" calcext:value-type="float">
            <text:p>-0.02002000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567711E+018" calcext:value-type="float">
            <text:p>1.56982627567711E+018</text:p>
          </table:table-cell>
          <table:table-cell office:value-type="float" office:value="2976" calcext:value-type="float">
            <text:p>2976</text:p>
          </table:table-cell>
          <table:table-cell office:value-type="float" office:value="1.56982627557546E+018" calcext:value-type="float">
            <text:p>1.56982627557546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200200006366" calcext:value-type="float">
            <text:p>-0.02002000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577849E+018" calcext:value-type="float">
            <text:p>1.56982627577849E+018</text:p>
          </table:table-cell>
          <table:table-cell office:value-type="float" office:value="2977" calcext:value-type="float">
            <text:p>2977</text:p>
          </table:table-cell>
          <table:table-cell office:value-type="float" office:value="1.56982627567703E+018" calcext:value-type="float">
            <text:p>1.56982627567703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299994856" calcext:value-type="float">
            <text:p>-0.01992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592988E+018" calcext:value-type="float">
            <text:p>1.56982627592988E+018</text:p>
          </table:table-cell>
          <table:table-cell office:value-type="float" office:value="2978" calcext:value-type="float">
            <text:p>2978</text:p>
          </table:table-cell>
          <table:table-cell office:value-type="float" office:value="1.56982627577842E+018" calcext:value-type="float">
            <text:p>1.56982627577842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200699996203" calcext:value-type="float">
            <text:p>-0.0200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603197E+018" calcext:value-type="float">
            <text:p>1.56982627603197E+018</text:p>
          </table:table-cell>
          <table:table-cell office:value-type="float" office:value="2979" calcext:value-type="float">
            <text:p>2979</text:p>
          </table:table-cell>
          <table:table-cell office:value-type="float" office:value="1.56982627592998E+018" calcext:value-type="float">
            <text:p>1.56982627592998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500005692" calcext:value-type="float">
            <text:p>-0.0199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613392E+018" calcext:value-type="float">
            <text:p>1.56982627613392E+018</text:p>
          </table:table-cell>
          <table:table-cell office:value-type="float" office:value="2980" calcext:value-type="float">
            <text:p>2980</text:p>
          </table:table-cell>
          <table:table-cell office:value-type="float" office:value="1.56982627603151E+018" calcext:value-type="float">
            <text:p>1.56982627603151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200599990785" calcext:value-type="float">
            <text:p>-0.0200599991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623508E+018" calcext:value-type="float">
            <text:p>1.56982627623508E+018</text:p>
          </table:table-cell>
          <table:table-cell office:value-type="float" office:value="2981" calcext:value-type="float">
            <text:p>2981</text:p>
          </table:table-cell>
          <table:table-cell office:value-type="float" office:value="1.56982627613305E+018" calcext:value-type="float">
            <text:p>1.56982627613305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19999999553" calcext:value-type="float">
            <text:p>-0.0199999996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633628E+018" calcext:value-type="float">
            <text:p>1.56982627633628E+018</text:p>
          </table:table-cell>
          <table:table-cell office:value-type="float" office:value="2982" calcext:value-type="float">
            <text:p>2982</text:p>
          </table:table-cell>
          <table:table-cell office:value-type="float" office:value="1.56982627623445E+018" calcext:value-type="float">
            <text:p>1.56982627623445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200500003994" calcext:value-type="float">
            <text:p>-0.020050000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643686E+018" calcext:value-type="float">
            <text:p>1.56982627643686E+018</text:p>
          </table:table-cell>
          <table:table-cell office:value-type="float" office:value="2983" calcext:value-type="float">
            <text:p>2983</text:p>
          </table:table-cell>
          <table:table-cell office:value-type="float" office:value="1.56982627633564E+018" calcext:value-type="float">
            <text:p>1.56982627633564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400000274" calcext:value-type="float">
            <text:p>-0.0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653846E+018" calcext:value-type="float">
            <text:p>1.56982627653846E+018</text:p>
          </table:table-cell>
          <table:table-cell office:value-type="float" office:value="2984" calcext:value-type="float">
            <text:p>2984</text:p>
          </table:table-cell>
          <table:table-cell office:value-type="float" office:value="1.56982627643653E+018" calcext:value-type="float">
            <text:p>1.56982627643653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198999997228" calcext:value-type="float">
            <text:p>-0.019899999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668934E+018" calcext:value-type="float">
            <text:p>1.56982627668934E+018</text:p>
          </table:table-cell>
          <table:table-cell office:value-type="float" office:value="2985" calcext:value-type="float">
            <text:p>2985</text:p>
          </table:table-cell>
          <table:table-cell office:value-type="float" office:value="1.56982627653758E+018" calcext:value-type="float">
            <text:p>1.56982627653758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200800001621" calcext:value-type="float">
            <text:p>-0.02008000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679102E+018" calcext:value-type="float">
            <text:p>1.56982627679102E+018</text:p>
          </table:table-cell>
          <table:table-cell office:value-type="float" office:value="2986" calcext:value-type="float">
            <text:p>2986</text:p>
          </table:table-cell>
          <table:table-cell office:value-type="float" office:value="1.56982627668874E+018" calcext:value-type="float">
            <text:p>1.56982627668874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199500005692" calcext:value-type="float">
            <text:p>-0.0199500006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7689163E+018" calcext:value-type="float">
            <text:p>1.56982627689163E+018</text:p>
          </table:table-cell>
          <table:table-cell office:value-type="float" office:value="2987" calcext:value-type="float">
            <text:p>2987</text:p>
          </table:table-cell>
          <table:table-cell office:value-type="float" office:value="1.5698262767902E+018" calcext:value-type="float">
            <text:p>1.5698262767902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200900007039" calcext:value-type="float">
            <text:p>-0.02009000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699391E+018" calcext:value-type="float">
            <text:p>1.56982627699391E+018</text:p>
          </table:table-cell>
          <table:table-cell office:value-type="float" office:value="2988" calcext:value-type="float">
            <text:p>2988</text:p>
          </table:table-cell>
          <table:table-cell office:value-type="float" office:value="1.56982627689172E+018" calcext:value-type="float">
            <text:p>1.56982627689172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500005692" calcext:value-type="float">
            <text:p>-0.0199500006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709452E+018" calcext:value-type="float">
            <text:p>1.56982627709452E+018</text:p>
          </table:table-cell>
          <table:table-cell office:value-type="float" office:value="2989" calcext:value-type="float">
            <text:p>2989</text:p>
          </table:table-cell>
          <table:table-cell office:value-type="float" office:value="1.56982627699314E+018" calcext:value-type="float">
            <text:p>1.56982627699314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199699997902" calcext:value-type="float">
            <text:p>-0.0199699998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719587E+018" calcext:value-type="float">
            <text:p>1.56982627719587E+018</text:p>
          </table:table-cell>
          <table:table-cell office:value-type="float" office:value="2990" calcext:value-type="float">
            <text:p>2990</text:p>
          </table:table-cell>
          <table:table-cell office:value-type="float" office:value="1.56982627709457E+018" calcext:value-type="float">
            <text:p>1.56982627709457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19889999181" calcext:value-type="float">
            <text:p>-0.0198899992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734754E+018" calcext:value-type="float">
            <text:p>1.56982627734754E+018</text:p>
          </table:table-cell>
          <table:table-cell office:value-type="float" office:value="2991" calcext:value-type="float">
            <text:p>2991</text:p>
          </table:table-cell>
          <table:table-cell office:value-type="float" office:value="1.56982627719586E+018" calcext:value-type="float">
            <text:p>1.56982627719586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200008065" calcext:value-type="float">
            <text:p>-0.0199200008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744921E+018" calcext:value-type="float">
            <text:p>1.56982627744921E+018</text:p>
          </table:table-cell>
          <table:table-cell office:value-type="float" office:value="2992" calcext:value-type="float">
            <text:p>2992</text:p>
          </table:table-cell>
          <table:table-cell office:value-type="float" office:value="1.5698262773473E+018" calcext:value-type="float">
            <text:p>1.5698262773473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9900008738" calcext:value-type="float">
            <text:p>-0.01999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755039E+018" calcext:value-type="float">
            <text:p>1.56982627755039E+018</text:p>
          </table:table-cell>
          <table:table-cell office:value-type="float" office:value="2993" calcext:value-type="float">
            <text:p>2993</text:p>
          </table:table-cell>
          <table:table-cell office:value-type="float" office:value="1.56982627744851E+018" calcext:value-type="float">
            <text:p>1.56982627744851E+018</text:p>
          </table:table-cell>
          <table:table-cell/>
          <table:table-cell office:value-type="float" office:value="0.019999999553" calcext:value-type="float">
            <text:p>0.0199999996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200399998575" calcext:value-type="float">
            <text:p>-0.0200399999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7765117E+018" calcext:value-type="float">
            <text:p>1.56982627765117E+018</text:p>
          </table:table-cell>
          <table:table-cell office:value-type="float" office:value="2994" calcext:value-type="float">
            <text:p>2994</text:p>
          </table:table-cell>
          <table:table-cell office:value-type="float" office:value="1.56982627754967E+018" calcext:value-type="float">
            <text:p>1.56982627754967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office:value-type="float" office:value="0.000130000000354" calcext:value-type="float">
            <text:p>0.00013</text:p>
          </table:table-cell>
          <table:table-cell office:value-type="float" office:value="-0.0200800001621" calcext:value-type="float">
            <text:p>-0.02008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775295E+018" calcext:value-type="float">
            <text:p>1.56982627775295E+018</text:p>
          </table:table-cell>
          <table:table-cell office:value-type="float" office:value="2995" calcext:value-type="float">
            <text:p>2995</text:p>
          </table:table-cell>
          <table:table-cell office:value-type="float" office:value="1.56982627765083E+018" calcext:value-type="float">
            <text:p>1.56982627765083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30000000354" calcext:value-type="float">
            <text:p>0.00013</text:p>
          </table:table-cell>
          <table:table-cell office:value-type="float" office:value="-0.0199200008065" calcext:value-type="float">
            <text:p>-0.01992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785494E+018" calcext:value-type="float">
            <text:p>1.56982627785494E+018</text:p>
          </table:table-cell>
          <table:table-cell office:value-type="float" office:value="2996" calcext:value-type="float">
            <text:p>2996</text:p>
          </table:table-cell>
          <table:table-cell office:value-type="float" office:value="1.56982627775245E+018" calcext:value-type="float">
            <text:p>1.56982627775245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200599990785" calcext:value-type="float">
            <text:p>-0.0200599991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6982627795616E+018" calcext:value-type="float">
            <text:p>1.56982627795616E+018</text:p>
          </table:table-cell>
          <table:table-cell office:value-type="float" office:value="2997" calcext:value-type="float">
            <text:p>2997</text:p>
          </table:table-cell>
          <table:table-cell office:value-type="float" office:value="1.56982627785412E+018" calcext:value-type="float">
            <text:p>1.56982627785412E+018</text:p>
          </table:table-cell>
          <table:table-cell/>
          <table:table-cell office:value-type="float" office:value="0.0198999997228" calcext:value-type="float">
            <text:p>0.0198999997</text:p>
          </table:table-cell>
          <table:table-cell office:value-type="float" office:value="0.000119999996969" calcext:value-type="float">
            <text:p>0.00012</text:p>
          </table:table-cell>
          <table:table-cell office:value-type="float" office:value="-0.0198599994183" calcext:value-type="float">
            <text:p>-0.019859999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805748E+018" calcext:value-type="float">
            <text:p>1.56982627805748E+018</text:p>
          </table:table-cell>
          <table:table-cell office:value-type="float" office:value="2998" calcext:value-type="float">
            <text:p>2998</text:p>
          </table:table-cell>
          <table:table-cell office:value-type="float" office:value="1.56982627795543E+018" calcext:value-type="float">
            <text:p>1.56982627795543E+018</text:p>
          </table:table-cell>
          <table:table-cell/>
          <table:table-cell office:value-type="float" office:value="0.019200000912" calcext:value-type="float">
            <text:p>0.0192000009</text:p>
          </table:table-cell>
          <table:table-cell office:value-type="float" office:value="0.000110000000859" calcext:value-type="float">
            <text:p>0.00011</text:p>
          </table:table-cell>
          <table:table-cell office:value-type="float" office:value="-0.0192200001329" calcext:value-type="float">
            <text:p>-0.0192200001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820836E+018" calcext:value-type="float">
            <text:p>1.56982627820836E+018</text:p>
          </table:table-cell>
          <table:table-cell office:value-type="float" office:value="2999" calcext:value-type="float">
            <text:p>2999</text:p>
          </table:table-cell>
          <table:table-cell office:value-type="float" office:value="1.5698262780568E+018" calcext:value-type="float">
            <text:p>1.5698262780568E+018</text:p>
          </table:table-cell>
          <table:table-cell/>
          <table:table-cell office:value-type="float" office:value="0.0174000002444" calcext:value-type="float">
            <text:p>0.0174000002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173799991608" calcext:value-type="float">
            <text:p>-0.0173799992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831022E+018" calcext:value-type="float">
            <text:p>1.56982627831022E+018</text:p>
          </table:table-cell>
          <table:table-cell office:value-type="float" office:value="3000" calcext:value-type="float">
            <text:p>3000</text:p>
          </table:table-cell>
          <table:table-cell office:value-type="float" office:value="1.56982627820834E+018" calcext:value-type="float">
            <text:p>1.56982627820834E+018</text:p>
          </table:table-cell>
          <table:table-cell/>
          <table:table-cell office:value-type="float" office:value="0.0148000000045" calcext:value-type="float">
            <text:p>0.0148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148299997672" calcext:value-type="float">
            <text:p>-0.0148299998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841098E+018" calcext:value-type="float">
            <text:p>1.56982627841098E+018</text:p>
          </table:table-cell>
          <table:table-cell office:value-type="float" office:value="3001" calcext:value-type="float">
            <text:p>3001</text:p>
          </table:table-cell>
          <table:table-cell office:value-type="float" office:value="1.56982627830953E+018" calcext:value-type="float">
            <text:p>1.56982627830953E+018</text:p>
          </table:table-cell>
          <table:table-cell/>
          <table:table-cell office:value-type="float" office:value="0.0130000002682" calcext:value-type="float">
            <text:p>0.0130000003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130099998787" calcext:value-type="float">
            <text:p>-0.01300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851332E+018" calcext:value-type="float">
            <text:p>1.56982627851332E+018</text:p>
          </table:table-cell>
          <table:table-cell office:value-type="float" office:value="3002" calcext:value-type="float">
            <text:p>3002</text:p>
          </table:table-cell>
          <table:table-cell office:value-type="float" office:value="1.56982627841101E+018" calcext:value-type="float">
            <text:p>1.56982627841101E+018</text:p>
          </table:table-cell>
          <table:table-cell/>
          <table:table-cell office:value-type="float" office:value="0.01070000045" calcext:value-type="float">
            <text:p>0.0107000005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106899999082" calcext:value-type="float">
            <text:p>-0.01068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861427E+018" calcext:value-type="float">
            <text:p>1.56982627861427E+018</text:p>
          </table:table-cell>
          <table:table-cell office:value-type="float" office:value="3003" calcext:value-type="float">
            <text:p>3003</text:p>
          </table:table-cell>
          <table:table-cell office:value-type="float" office:value="1.56982627851261E+018" calcext:value-type="float">
            <text:p>1.56982627851261E+018</text:p>
          </table:table-cell>
          <table:table-cell/>
          <table:table-cell office:value-type="float" office:value="0.00879999995232" calcext:value-type="float">
            <text:p>0.0088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879999995232" calcext:value-type="float">
            <text:p>-0.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871694E+018" calcext:value-type="float">
            <text:p>1.56982627871694E+018</text:p>
          </table:table-cell>
          <table:table-cell office:value-type="float" office:value="3004" calcext:value-type="float">
            <text:p>3004</text:p>
          </table:table-cell>
          <table:table-cell office:value-type="float" office:value="1.56982627861432E+018" calcext:value-type="float">
            <text:p>1.56982627861432E+018</text:p>
          </table:table-cell>
          <table:table-cell/>
          <table:table-cell office:value-type="float" office:value="0.00689999992028" calcext:value-type="float">
            <text:p>0.0068999999</text:p>
          </table:table-cell>
          <table:table-cell office:value-type="float" office:value="0" calcext:value-type="float">
            <text:p>0</text:p>
          </table:table-cell>
          <table:table-cell office:value-type="float" office:value="-0.00686000008136" calcext:value-type="float">
            <text:p>-0.00686000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881784E+018" calcext:value-type="float">
            <text:p>1.56982627881784E+018</text:p>
          </table:table-cell>
          <table:table-cell office:value-type="float" office:value="3005" calcext:value-type="float">
            <text:p>3005</text:p>
          </table:table-cell>
          <table:table-cell office:value-type="float" office:value="1.56982627871587E+018" calcext:value-type="float">
            <text:p>1.56982627871587E+018</text:p>
          </table:table-cell>
          <table:table-cell/>
          <table:table-cell office:value-type="float" office:value="0.00499999988824" calcext:value-type="float">
            <text:p>0.004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499999988824" calcext:value-type="float">
            <text:p>-0.004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891923E+018" calcext:value-type="float">
            <text:p>1.56982627891923E+018</text:p>
          </table:table-cell>
          <table:table-cell office:value-type="float" office:value="3006" calcext:value-type="float">
            <text:p>3006</text:p>
          </table:table-cell>
          <table:table-cell office:value-type="float" office:value="1.56982627881787E+018" calcext:value-type="float">
            <text:p>1.56982627881787E+018</text:p>
          </table:table-cell>
          <table:table-cell/>
          <table:table-cell office:value-type="float" office:value="0.00300000002608" calcext:value-type="float">
            <text:p>0.003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301999994554" calcext:value-type="float">
            <text:p>-0.0030199999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902094E+018" calcext:value-type="float">
            <text:p>1.56982627902094E+018</text:p>
          </table:table-cell>
          <table:table-cell office:value-type="float" office:value="3007" calcext:value-type="float">
            <text:p>3007</text:p>
          </table:table-cell>
          <table:table-cell office:value-type="float" office:value="1.56982627891885E+018" calcext:value-type="float">
            <text:p>1.56982627891885E+018</text:p>
          </table:table-cell>
          <table:table-cell/>
          <table:table-cell office:value-type="float" office:value="0.001200000057" calcext:value-type="float">
            <text:p>0.0012000001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124000001233" calcext:value-type="float">
            <text:p>-0.00124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7917195E+018" calcext:value-type="float">
            <text:p>1.56982627917195E+018</text:p>
          </table:table-cell>
          <table:table-cell office:value-type="float" office:value="3008" calcext:value-type="float">
            <text:p>3008</text:p>
          </table:table-cell>
          <table:table-cell office:value-type="float" office:value="1.56982627902028E+018" calcext:value-type="float">
            <text:p>1.5698262790202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7927263E+018" calcext:value-type="float">
            <text:p>1.56982627927263E+018</text:p>
          </table:table-cell>
          <table:table-cell office:value-type="float" office:value="3009" calcext:value-type="float">
            <text:p>3009</text:p>
          </table:table-cell>
          <table:table-cell office:value-type="float" office:value="1.56982627917141E+018" calcext:value-type="float">
            <text:p>1.5698262791714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37456E+018" calcext:value-type="float">
            <text:p>1.56982627937456E+018</text:p>
          </table:table-cell>
          <table:table-cell office:value-type="float" office:value="3010" calcext:value-type="float">
            <text:p>3010</text:p>
          </table:table-cell>
          <table:table-cell office:value-type="float" office:value="1.56982627927234E+018" calcext:value-type="float">
            <text:p>1.5698262792723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47563E+018" calcext:value-type="float">
            <text:p>1.56982627947563E+018</text:p>
          </table:table-cell>
          <table:table-cell office:value-type="float" office:value="3011" calcext:value-type="float">
            <text:p>3011</text:p>
          </table:table-cell>
          <table:table-cell office:value-type="float" office:value="1.56982627937373E+018" calcext:value-type="float">
            <text:p>1.5698262793737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57735E+018" calcext:value-type="float">
            <text:p>1.56982627957735E+018</text:p>
          </table:table-cell>
          <table:table-cell office:value-type="float" office:value="3012" calcext:value-type="float">
            <text:p>3012</text:p>
          </table:table-cell>
          <table:table-cell office:value-type="float" office:value="1.56982627947519E+018" calcext:value-type="float">
            <text:p>1.5698262794751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67818E+018" calcext:value-type="float">
            <text:p>1.56982627967818E+018</text:p>
          </table:table-cell>
          <table:table-cell office:value-type="float" office:value="3013" calcext:value-type="float">
            <text:p>3013</text:p>
          </table:table-cell>
          <table:table-cell office:value-type="float" office:value="1.56982627957677E+018" calcext:value-type="float">
            <text:p>1.569826279576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78047E+018" calcext:value-type="float">
            <text:p>1.56982627978047E+018</text:p>
          </table:table-cell>
          <table:table-cell office:value-type="float" office:value="3014" calcext:value-type="float">
            <text:p>3014</text:p>
          </table:table-cell>
          <table:table-cell office:value-type="float" office:value="1.56982627967821E+018" calcext:value-type="float">
            <text:p>1.5698262796782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7988156E+018" calcext:value-type="float">
            <text:p>1.56982627988156E+018</text:p>
          </table:table-cell>
          <table:table-cell office:value-type="float" office:value="3015" calcext:value-type="float">
            <text:p>3015</text:p>
          </table:table-cell>
          <table:table-cell office:value-type="float" office:value="1.56982627977979E+018" calcext:value-type="float">
            <text:p>1.5698262797797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003315E+018" calcext:value-type="float">
            <text:p>1.56982628003315E+018</text:p>
          </table:table-cell>
          <table:table-cell office:value-type="float" office:value="3016" calcext:value-type="float">
            <text:p>3016</text:p>
          </table:table-cell>
          <table:table-cell office:value-type="float" office:value="1.56982627988112E+018" calcext:value-type="float">
            <text:p>1.5698262798811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013458E+018" calcext:value-type="float">
            <text:p>1.56982628013458E+018</text:p>
          </table:table-cell>
          <table:table-cell office:value-type="float" office:value="3017" calcext:value-type="float">
            <text:p>3017</text:p>
          </table:table-cell>
          <table:table-cell office:value-type="float" office:value="1.56982628003259E+018" calcext:value-type="float">
            <text:p>1.5698262800325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023553E+018" calcext:value-type="float">
            <text:p>1.56982628023553E+018</text:p>
          </table:table-cell>
          <table:table-cell office:value-type="float" office:value="3018" calcext:value-type="float">
            <text:p>3018</text:p>
          </table:table-cell>
          <table:table-cell office:value-type="float" office:value="1.56982628013385E+018" calcext:value-type="float">
            <text:p>1.56982628013385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03369E+018" calcext:value-type="float">
            <text:p>1.5698262803369E+018</text:p>
          </table:table-cell>
          <table:table-cell office:value-type="float" office:value="3019" calcext:value-type="float">
            <text:p>3019</text:p>
          </table:table-cell>
          <table:table-cell office:value-type="float" office:value="1.569826280235E+018" calcext:value-type="float">
            <text:p>1.569826280235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043794E+018" calcext:value-type="float">
            <text:p>1.56982628043794E+018</text:p>
          </table:table-cell>
          <table:table-cell office:value-type="float" office:value="3020" calcext:value-type="float">
            <text:p>3020</text:p>
          </table:table-cell>
          <table:table-cell office:value-type="float" office:value="1.56982628033619E+018" calcext:value-type="float">
            <text:p>1.5698262803361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053829E+018" calcext:value-type="float">
            <text:p>1.56982628053829E+018</text:p>
          </table:table-cell>
          <table:table-cell office:value-type="float" office:value="3021" calcext:value-type="float">
            <text:p>3021</text:p>
          </table:table-cell>
          <table:table-cell office:value-type="float" office:value="1.5698262804373E+018" calcext:value-type="float">
            <text:p>1.569826280437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063908E+018" calcext:value-type="float">
            <text:p>1.56982628063908E+018</text:p>
          </table:table-cell>
          <table:table-cell office:value-type="float" office:value="3022" calcext:value-type="float">
            <text:p>3022</text:p>
          </table:table-cell>
          <table:table-cell office:value-type="float" office:value="1.56982628053805E+018" calcext:value-type="float">
            <text:p>1.56982628053805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073979E+018" calcext:value-type="float">
            <text:p>1.56982628073979E+018</text:p>
          </table:table-cell>
          <table:table-cell office:value-type="float" office:value="3023" calcext:value-type="float">
            <text:p>3023</text:p>
          </table:table-cell>
          <table:table-cell office:value-type="float" office:value="1.56982628063912E+018" calcext:value-type="float">
            <text:p>1.5698262806391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089128E+018" calcext:value-type="float">
            <text:p>1.56982628089128E+018</text:p>
          </table:table-cell>
          <table:table-cell office:value-type="float" office:value="3024" calcext:value-type="float">
            <text:p>3024</text:p>
          </table:table-cell>
          <table:table-cell office:value-type="float" office:value="1.56982628073959E+018" calcext:value-type="float">
            <text:p>1.5698262807395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8099233E+018" calcext:value-type="float">
            <text:p>1.56982628099233E+018</text:p>
          </table:table-cell>
          <table:table-cell office:value-type="float" office:value="3025" calcext:value-type="float">
            <text:p>3025</text:p>
          </table:table-cell>
          <table:table-cell office:value-type="float" office:value="1.56982628089075E+018" calcext:value-type="float">
            <text:p>1.5698262808907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8109421E+018" calcext:value-type="float">
            <text:p>1.56982628109421E+018</text:p>
          </table:table-cell>
          <table:table-cell office:value-type="float" office:value="3026" calcext:value-type="float">
            <text:p>3026</text:p>
          </table:table-cell>
          <table:table-cell office:value-type="float" office:value="1.56982628099218E+018" calcext:value-type="float">
            <text:p>1.56982628099218E+018</text:p>
          </table:table-cell>
          <table:table-cell/>
          <table:table-cell office:value-type="float" office:value="0.00279999990016" calcext:value-type="float">
            <text:p>0.0027999999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0.00279000005685" calcext:value-type="float">
            <text:p>0.0027900001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8119533E+018" calcext:value-type="float">
            <text:p>1.56982628119533E+018</text:p>
          </table:table-cell>
          <table:table-cell office:value-type="float" office:value="3027" calcext:value-type="float">
            <text:p>3027</text:p>
          </table:table-cell>
          <table:table-cell office:value-type="float" office:value="1.56982628109361E+018" calcext:value-type="float">
            <text:p>1.56982628109361E+018</text:p>
          </table:table-cell>
          <table:table-cell/>
          <table:table-cell office:value-type="float" office:value="0.0114000001922" calcext:value-type="float">
            <text:p>0.0114000002</text:p>
          </table:table-cell>
          <table:table-cell office:value-type="float" office:value="-0.000169999999343" calcext:value-type="float">
            <text:p>-0.00017</text:p>
          </table:table-cell>
          <table:table-cell office:value-type="float" office:value="0.0113599998876" calcext:value-type="float">
            <text:p>0.0113599999</text:p>
          </table:table-cell>
          <table:table-cell table:style-name="ce1"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6982628129561E+018" calcext:value-type="float">
            <text:p>1.56982628129561E+018</text:p>
          </table:table-cell>
          <table:table-cell office:value-type="float" office:value="3028" calcext:value-type="float">
            <text:p>3028</text:p>
          </table:table-cell>
          <table:table-cell office:value-type="float" office:value="1.56982628119477E+018" calcext:value-type="float">
            <text:p>1.56982628119477E+018</text:p>
          </table:table-cell>
          <table:table-cell/>
          <table:table-cell office:value-type="float" office:value="0.0220999997109" calcext:value-type="float">
            <text:p>0.0220999997</text:p>
          </table:table-cell>
          <table:table-cell office:value-type="float" office:value="-0.000169999999343" calcext:value-type="float">
            <text:p>-0.00017</text:p>
          </table:table-cell>
          <table:table-cell office:value-type="float" office:value="0.0220999997109" calcext:value-type="float">
            <text:p>0.0220999997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8139747E+018" calcext:value-type="float">
            <text:p>1.56982628139747E+018</text:p>
          </table:table-cell>
          <table:table-cell office:value-type="float" office:value="3029" calcext:value-type="float">
            <text:p>3029</text:p>
          </table:table-cell>
          <table:table-cell office:value-type="float" office:value="1.56982628129544E+018" calcext:value-type="float">
            <text:p>1.56982628129544E+018</text:p>
          </table:table-cell>
          <table:table-cell/>
          <table:table-cell office:value-type="float" office:value="0.0322000011802" calcext:value-type="float">
            <text:p>0.0322000012</text:p>
          </table:table-cell>
          <table:table-cell office:value-type="float" office:value="-0.000220000001718" calcext:value-type="float">
            <text:p>-0.00022</text:p>
          </table:table-cell>
          <table:table-cell office:value-type="float" office:value="0.0322000011802" calcext:value-type="float">
            <text:p>0.0322000012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8149865E+018" calcext:value-type="float">
            <text:p>1.56982628149865E+018</text:p>
          </table:table-cell>
          <table:table-cell office:value-type="float" office:value="3030" calcext:value-type="float">
            <text:p>3030</text:p>
          </table:table-cell>
          <table:table-cell office:value-type="float" office:value="1.56982628139674E+018" calcext:value-type="float">
            <text:p>1.56982628139674E+018</text:p>
          </table:table-cell>
          <table:table-cell/>
          <table:table-cell office:value-type="float" office:value="0.0432000011206" calcext:value-type="float">
            <text:p>0.0432000011</text:p>
          </table:table-cell>
          <table:table-cell office:value-type="float" office:value="-0.000269999989541" calcext:value-type="float">
            <text:p>-0.00027</text:p>
          </table:table-cell>
          <table:table-cell office:value-type="float" office:value="0.043180000037" calcext:value-type="float">
            <text:p>0.04318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8159943E+018" calcext:value-type="float">
            <text:p>1.56982628159943E+018</text:p>
          </table:table-cell>
          <table:table-cell office:value-type="float" office:value="3031" calcext:value-type="float">
            <text:p>3031</text:p>
          </table:table-cell>
          <table:table-cell office:value-type="float" office:value="1.56982628149795E+018" calcext:value-type="float">
            <text:p>1.56982628149795E+018</text:p>
          </table:table-cell>
          <table:table-cell/>
          <table:table-cell office:value-type="float" office:value="0.0535000003874" calcext:value-type="float">
            <text:p>0.0535000004</text:p>
          </table:table-cell>
          <table:table-cell office:value-type="float" office:value="-0.000319999991916" calcext:value-type="float">
            <text:p>-0.00032</text:p>
          </table:table-cell>
          <table:table-cell office:value-type="float" office:value="0.0534799993038" calcext:value-type="float">
            <text:p>0.0534799993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8175096E+018" calcext:value-type="float">
            <text:p>1.56982628175096E+018</text:p>
          </table:table-cell>
          <table:table-cell office:value-type="float" office:value="3032" calcext:value-type="float">
            <text:p>3032</text:p>
          </table:table-cell>
          <table:table-cell office:value-type="float" office:value="1.56982628159927E+018" calcext:value-type="float">
            <text:p>1.56982628159927E+018</text:p>
          </table:table-cell>
          <table:table-cell/>
          <table:table-cell office:value-type="float" office:value="0.064099997282" calcext:value-type="float">
            <text:p>0.0640999973</text:p>
          </table:table-cell>
          <table:table-cell office:value-type="float" office:value="-0.000360000005458" calcext:value-type="float">
            <text:p>-0.00036</text:p>
          </table:table-cell>
          <table:table-cell office:value-type="float" office:value="0.0641100034118" calcext:value-type="float">
            <text:p>0.0641100034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6982628185262E+018" calcext:value-type="float">
            <text:p>1.56982628185262E+018</text:p>
          </table:table-cell>
          <table:table-cell office:value-type="float" office:value="3033" calcext:value-type="float">
            <text:p>3033</text:p>
          </table:table-cell>
          <table:table-cell office:value-type="float" office:value="1.56982628175076E+018" calcext:value-type="float">
            <text:p>1.56982628175076E+018</text:p>
          </table:table-cell>
          <table:table-cell/>
          <table:table-cell office:value-type="float" office:value="0.0758000016212" calcext:value-type="float">
            <text:p>0.0758000016</text:p>
          </table:table-cell>
          <table:table-cell office:value-type="float" office:value="-0.000419999996666" calcext:value-type="float">
            <text:p>-0.00042</text:p>
          </table:table-cell>
          <table:table-cell office:value-type="float" office:value="0.0758000016212" calcext:value-type="float">
            <text:p>0.0758000016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8195355E+018" calcext:value-type="float">
            <text:p>1.56982628195355E+018</text:p>
          </table:table-cell>
          <table:table-cell office:value-type="float" office:value="3034" calcext:value-type="float">
            <text:p>3034</text:p>
          </table:table-cell>
          <table:table-cell office:value-type="float" office:value="1.56982628185201E+018" calcext:value-type="float">
            <text:p>1.56982628185201E+018</text:p>
          </table:table-cell>
          <table:table-cell/>
          <table:table-cell office:value-type="float" office:value="0.0816000029445" calcext:value-type="float">
            <text:p>0.0816000029</text:p>
          </table:table-cell>
          <table:table-cell office:value-type="float" office:value="-0.000429999985499" calcext:value-type="float">
            <text:p>-0.00043</text:p>
          </table:table-cell>
          <table:table-cell office:value-type="float" office:value="0.0816000029445" calcext:value-type="float">
            <text:p>0.0816000029</text:p>
          </table:table-cell>
          <table:table-cell table:style-name="ce1"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6982628205484E+018" calcext:value-type="float">
            <text:p>1.56982628205484E+018</text:p>
          </table:table-cell>
          <table:table-cell office:value-type="float" office:value="3035" calcext:value-type="float">
            <text:p>3035</text:p>
          </table:table-cell>
          <table:table-cell office:value-type="float" office:value="1.56982628195311E+018" calcext:value-type="float">
            <text:p>1.56982628195311E+018</text:p>
          </table:table-cell>
          <table:table-cell/>
          <table:table-cell office:value-type="float" office:value="0.0856999978423" calcext:value-type="float">
            <text:p>0.0856999978</text:p>
          </table:table-cell>
          <table:table-cell office:value-type="float" office:value="-0.000360000005458" calcext:value-type="float">
            <text:p>-0.00036</text:p>
          </table:table-cell>
          <table:table-cell office:value-type="float" office:value="0.0856700018048" calcext:value-type="float">
            <text:p>0.0856700018</text:p>
          </table:table-cell>
          <table:table-cell table:style-name="ce1"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6982628215682E+018" calcext:value-type="float">
            <text:p>1.56982628215682E+018</text:p>
          </table:table-cell>
          <table:table-cell office:value-type="float" office:value="3036" calcext:value-type="float">
            <text:p>3036</text:p>
          </table:table-cell>
          <table:table-cell office:value-type="float" office:value="1.56982628205486E+018" calcext:value-type="float">
            <text:p>1.56982628205486E+018</text:p>
          </table:table-cell>
          <table:table-cell/>
          <table:table-cell office:value-type="float" office:value="0.0811000019312" calcext:value-type="float">
            <text:p>0.0811000019</text:p>
          </table:table-cell>
          <table:table-cell office:value-type="float" office:value="-0.000239999993937" calcext:value-type="float">
            <text:p>-0.00024</text:p>
          </table:table-cell>
          <table:table-cell office:value-type="float" office:value="0.0811500027776" calcext:value-type="float">
            <text:p>0.0811500028</text:p>
          </table:table-cell>
          <table:table-cell table:style-name="ce1"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6982628225776E+018" calcext:value-type="float">
            <text:p>1.56982628225776E+018</text:p>
          </table:table-cell>
          <table:table-cell office:value-type="float" office:value="3037" calcext:value-type="float">
            <text:p>3037</text:p>
          </table:table-cell>
          <table:table-cell office:value-type="float" office:value="1.56982628215603E+018" calcext:value-type="float">
            <text:p>1.56982628215603E+018</text:p>
          </table:table-cell>
          <table:table-cell/>
          <table:table-cell office:value-type="float" office:value="0.070799998939" calcext:value-type="float">
            <text:p>0.0707999989</text:p>
          </table:table-cell>
          <table:table-cell office:value-type="float" office:value="-0.000199999994948" calcext:value-type="float">
            <text:p>-0.0002</text:p>
          </table:table-cell>
          <table:table-cell office:value-type="float" office:value="0.0707900002599" calcext:value-type="float">
            <text:p>0.0707900003</text:p>
          </table:table-cell>
          <table:table-cell table:style-name="ce1"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6982628235927E+018" calcext:value-type="float">
            <text:p>1.56982628235927E+018</text:p>
          </table:table-cell>
          <table:table-cell office:value-type="float" office:value="3038" calcext:value-type="float">
            <text:p>3038</text:p>
          </table:table-cell>
          <table:table-cell office:value-type="float" office:value="1.56982628225785E+018" calcext:value-type="float">
            <text:p>1.56982628225785E+018</text:p>
          </table:table-cell>
          <table:table-cell/>
          <table:table-cell office:value-type="float" office:value="0.0581000000238" calcext:value-type="float">
            <text:p>0.0581</text:p>
          </table:table-cell>
          <table:table-cell office:value-type="float" office:value="-0.000209999998333" calcext:value-type="float">
            <text:p>-0.00021</text:p>
          </table:table-cell>
          <table:table-cell office:value-type="float" office:value="0.0581299997866" calcext:value-type="float">
            <text:p>0.0581299998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6982628251105E+018" calcext:value-type="float">
            <text:p>1.56982628251105E+018</text:p>
          </table:table-cell>
          <table:table-cell office:value-type="float" office:value="3039" calcext:value-type="float">
            <text:p>3039</text:p>
          </table:table-cell>
          <table:table-cell office:value-type="float" office:value="1.56982628235895E+018" calcext:value-type="float">
            <text:p>1.56982628235895E+018</text:p>
          </table:table-cell>
          <table:table-cell/>
          <table:table-cell office:value-type="float" office:value="0.0461999997497" calcext:value-type="float">
            <text:p>0.0461999997</text:p>
          </table:table-cell>
          <table:table-cell office:value-type="float" office:value="-0.000159999995958" calcext:value-type="float">
            <text:p>-0.00016</text:p>
          </table:table-cell>
          <table:table-cell office:value-type="float" office:value="0.0461600013077" calcext:value-type="float">
            <text:p>0.0461600013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8261179E+018" calcext:value-type="float">
            <text:p>1.56982628261179E+018</text:p>
          </table:table-cell>
          <table:table-cell office:value-type="float" office:value="3040" calcext:value-type="float">
            <text:p>3040</text:p>
          </table:table-cell>
          <table:table-cell office:value-type="float" office:value="1.56982628251041E+018" calcext:value-type="float">
            <text:p>1.56982628251041E+018</text:p>
          </table:table-cell>
          <table:table-cell/>
          <table:table-cell office:value-type="float" office:value="0.0308999996632" calcext:value-type="float">
            <text:p>0.0308999997</text:p>
          </table:table-cell>
          <table:table-cell office:value-type="float" office:value="-0.000110000000859" calcext:value-type="float">
            <text:p>-0.00011</text:p>
          </table:table-cell>
          <table:table-cell office:value-type="float" office:value="0.0308599993587" calcext:value-type="float">
            <text:p>0.0308599994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6982628271422E+018" calcext:value-type="float">
            <text:p>1.56982628271422E+018</text:p>
          </table:table-cell>
          <table:table-cell office:value-type="float" office:value="3041" calcext:value-type="float">
            <text:p>3041</text:p>
          </table:table-cell>
          <table:table-cell office:value-type="float" office:value="1.56982628261188E+018" calcext:value-type="float">
            <text:p>1.56982628261188E+018</text:p>
          </table:table-cell>
          <table:table-cell/>
          <table:table-cell office:value-type="float" office:value="0.019200000912" calcext:value-type="float">
            <text:p>0.0192000009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0.0192300006747" calcext:value-type="float">
            <text:p>0.0192300007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281526E+018" calcext:value-type="float">
            <text:p>1.56982628281526E+018</text:p>
          </table:table-cell>
          <table:table-cell office:value-type="float" office:value="3042" calcext:value-type="float">
            <text:p>3042</text:p>
          </table:table-cell>
          <table:table-cell office:value-type="float" office:value="1.56982628271306E+018" calcext:value-type="float">
            <text:p>1.56982628271306E+018</text:p>
          </table:table-cell>
          <table:table-cell/>
          <table:table-cell office:value-type="float" office:value="0.00719999987632" calcext:value-type="float">
            <text:p>0.0071999999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720999995247" calcext:value-type="float">
            <text:p>0.00721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291647E+018" calcext:value-type="float">
            <text:p>1.56982628291647E+018</text:p>
          </table:table-cell>
          <table:table-cell office:value-type="float" office:value="3043" calcext:value-type="float">
            <text:p>3043</text:p>
          </table:table-cell>
          <table:table-cell office:value-type="float" office:value="1.56982628281459E+018" calcext:value-type="float">
            <text:p>1.56982628281459E+018</text:p>
          </table:table-cell>
          <table:table-cell/>
          <table:table-cell office:value-type="float" office:value="0.00960000045598" calcext:value-type="float">
            <text:p>0.0096000005</text:p>
          </table:table-cell>
          <table:table-cell table:style-name="ce1" office:value-type="float" office:value="0.000079999997979" calcext:value-type="float">
            <text:p>8.00E-05</text:p>
          </table:table-cell>
          <table:table-cell office:value-type="float" office:value="-0.00961999967694" calcext:value-type="float">
            <text:p>-0.0096199997</text:p>
          </table:table-cell>
          <table:table-cell table:style-name="ce1"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6982628301719E+018" calcext:value-type="float">
            <text:p>1.56982628301719E+018</text:p>
          </table:table-cell>
          <table:table-cell office:value-type="float" office:value="3044" calcext:value-type="float">
            <text:p>3044</text:p>
          </table:table-cell>
          <table:table-cell office:value-type="float" office:value="1.56982628291578E+018" calcext:value-type="float">
            <text:p>1.56982628291578E+018</text:p>
          </table:table-cell>
          <table:table-cell/>
          <table:table-cell office:value-type="float" office:value="0.0176999997348" calcext:value-type="float">
            <text:p>0.0176999997</text:p>
          </table:table-cell>
          <table:table-cell table:style-name="ce1" office:value-type="float" office:value="0.000079999997979" calcext:value-type="float">
            <text:p>8.00E-05</text:p>
          </table:table-cell>
          <table:table-cell office:value-type="float" office:value="-0.0177200008184" calcext:value-type="float">
            <text:p>-0.0177200008</text:p>
          </table:table-cell>
          <table:table-cell table:style-name="ce1"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6982628311941E+018" calcext:value-type="float">
            <text:p>1.56982628311941E+018</text:p>
          </table:table-cell>
          <table:table-cell office:value-type="float" office:value="3045" calcext:value-type="float">
            <text:p>3045</text:p>
          </table:table-cell>
          <table:table-cell office:value-type="float" office:value="1.56982628301731E+018" calcext:value-type="float">
            <text:p>1.56982628301731E+018</text:p>
          </table:table-cell>
          <table:table-cell/>
          <table:table-cell office:value-type="float" office:value="0.0197999998927" calcext:value-type="float">
            <text:p>0.0197999999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198100004345" calcext:value-type="float">
            <text:p>-0.0198100004</text:p>
          </table:table-cell>
          <table:table-cell table:style-name="ce1"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6982628327029E+018" calcext:value-type="float">
            <text:p>1.56982628327029E+018</text:p>
          </table:table-cell>
          <table:table-cell office:value-type="float" office:value="3046" calcext:value-type="float">
            <text:p>3046</text:p>
          </table:table-cell>
          <table:table-cell office:value-type="float" office:value="1.56982628311861E+018" calcext:value-type="float">
            <text:p>1.56982628311861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-0.0200599990785" calcext:value-type="float">
            <text:p>-0.0200599991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6982628337166E+018" calcext:value-type="float">
            <text:p>1.56982628337166E+018</text:p>
          </table:table-cell>
          <table:table-cell office:value-type="float" office:value="3047" calcext:value-type="float">
            <text:p>3047</text:p>
          </table:table-cell>
          <table:table-cell office:value-type="float" office:value="1.5698262832702E+018" calcext:value-type="float">
            <text:p>1.5698262832702E+018</text:p>
          </table:table-cell>
          <table:table-cell/>
          <table:table-cell office:value-type="float" office:value="0.0200999993831" calcext:value-type="float">
            <text:p>0.0200999994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200800001621" calcext:value-type="float">
            <text:p>-0.02008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372351E+018" calcext:value-type="float">
            <text:p>1.56982628372351E+018</text:p>
          </table:table-cell>
          <table:table-cell office:value-type="float" office:value="3048" calcext:value-type="float">
            <text:p>3048</text:p>
          </table:table-cell>
          <table:table-cell office:value-type="float" office:value="1.56982628337156E+018" calcext:value-type="float">
            <text:p>1.56982628337156E+018</text:p>
          </table:table-cell>
          <table:table-cell/>
          <table:table-cell office:value-type="float" office:value="0.0195000004023" calcext:value-type="float">
            <text:p>0.0195000004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194899998605" calcext:value-type="float">
            <text:p>-0.019489999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382494E+018" calcext:value-type="float">
            <text:p>1.56982628382494E+018</text:p>
          </table:table-cell>
          <table:table-cell office:value-type="float" office:value="3049" calcext:value-type="float">
            <text:p>3049</text:p>
          </table:table-cell>
          <table:table-cell office:value-type="float" office:value="1.56982628372299E+018" calcext:value-type="float">
            <text:p>1.56982628372299E+018</text:p>
          </table:table-cell>
          <table:table-cell/>
          <table:table-cell office:value-type="float" office:value="0.0155999995768" calcext:value-type="float">
            <text:p>0.0155999996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155999995768" calcext:value-type="float">
            <text:p>-0.0155999996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392621E+018" calcext:value-type="float">
            <text:p>1.56982628392621E+018</text:p>
          </table:table-cell>
          <table:table-cell office:value-type="float" office:value="3050" calcext:value-type="float">
            <text:p>3050</text:p>
          </table:table-cell>
          <table:table-cell office:value-type="float" office:value="1.56982628382435E+018" calcext:value-type="float">
            <text:p>1.56982628382435E+018</text:p>
          </table:table-cell>
          <table:table-cell/>
          <table:table-cell office:value-type="float" office:value="0.0137999998406" calcext:value-type="float">
            <text:p>0.0137999998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138499997556" calcext:value-type="float">
            <text:p>-0.0138499998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027E+018" calcext:value-type="float">
            <text:p>1.569826284027E+018</text:p>
          </table:table-cell>
          <table:table-cell office:value-type="float" office:value="3051" calcext:value-type="float">
            <text:p>3051</text:p>
          </table:table-cell>
          <table:table-cell office:value-type="float" office:value="1.56982628392549E+018" calcext:value-type="float">
            <text:p>1.56982628392549E+018</text:p>
          </table:table-cell>
          <table:table-cell/>
          <table:table-cell office:value-type="float" office:value="0.0122999995947" calcext:value-type="float">
            <text:p>0.0122999996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.0123100001365" calcext:value-type="float">
            <text:p>-0.0123100001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12874E+018" calcext:value-type="float">
            <text:p>1.56982628412874E+018</text:p>
          </table:table-cell>
          <table:table-cell office:value-type="float" office:value="3052" calcext:value-type="float">
            <text:p>3052</text:p>
          </table:table-cell>
          <table:table-cell office:value-type="float" office:value="1.56982628402692E+018" calcext:value-type="float">
            <text:p>1.56982628402692E+018</text:p>
          </table:table-cell>
          <table:table-cell/>
          <table:table-cell office:value-type="float" office:value="0.01070000045" calcext:value-type="float">
            <text:p>0.01070000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107300002128" calcext:value-type="float">
            <text:p>-0.0107300002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6982628422962E+018" calcext:value-type="float">
            <text:p>1.56982628422962E+018</text:p>
          </table:table-cell>
          <table:table-cell office:value-type="float" office:value="3053" calcext:value-type="float">
            <text:p>3053</text:p>
          </table:table-cell>
          <table:table-cell office:value-type="float" office:value="1.56982628412809E+018" calcext:value-type="float">
            <text:p>1.56982628412809E+018</text:p>
          </table:table-cell>
          <table:table-cell/>
          <table:table-cell office:value-type="float" office:value="0.00920000020415" calcext:value-type="float">
            <text:p>0.0092000002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918999966234" calcext:value-type="float">
            <text:p>-0.0091899997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6982628433149E+018" calcext:value-type="float">
            <text:p>1.56982628433149E+018</text:p>
          </table:table-cell>
          <table:table-cell office:value-type="float" office:value="3054" calcext:value-type="float">
            <text:p>3054</text:p>
          </table:table-cell>
          <table:table-cell office:value-type="float" office:value="1.56982628422931E+018" calcext:value-type="float">
            <text:p>1.56982628422931E+018</text:p>
          </table:table-cell>
          <table:table-cell/>
          <table:table-cell office:value-type="float" office:value="0.00760000012815" calcext:value-type="float">
            <text:p>0.0076000001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759000005201" calcext:value-type="float">
            <text:p>-0.0075900001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43254E+018" calcext:value-type="float">
            <text:p>1.56982628443254E+018</text:p>
          </table:table-cell>
          <table:table-cell office:value-type="float" office:value="3055" calcext:value-type="float">
            <text:p>3055</text:p>
          </table:table-cell>
          <table:table-cell office:value-type="float" office:value="1.56982628433063E+018" calcext:value-type="float">
            <text:p>1.56982628433063E+018</text:p>
          </table:table-cell>
          <table:table-cell/>
          <table:table-cell office:value-type="float" office:value="0.00609999988228" calcext:value-type="float">
            <text:p>0.0060999999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608999980614" calcext:value-type="float">
            <text:p>-0.0060899998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58374E+018" calcext:value-type="float">
            <text:p>1.56982628458374E+018</text:p>
          </table:table-cell>
          <table:table-cell office:value-type="float" office:value="3056" calcext:value-type="float">
            <text:p>3056</text:p>
          </table:table-cell>
          <table:table-cell office:value-type="float" office:value="1.56982628443192E+018" calcext:value-type="float">
            <text:p>1.56982628443192E+018</text:p>
          </table:table-cell>
          <table:table-cell/>
          <table:table-cell office:value-type="float" office:value="0.00460000010207" calcext:value-type="float">
            <text:p>0.0046000001</text:p>
          </table:table-cell>
          <table:table-cell office:value-type="float" office:value="0" calcext:value-type="float">
            <text:p>0</text:p>
          </table:table-cell>
          <table:table-cell office:value-type="float" office:value="-0.00459000002593" calcext:value-type="float">
            <text:p>-0.00459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68456E+018" calcext:value-type="float">
            <text:p>1.56982628468456E+018</text:p>
          </table:table-cell>
          <table:table-cell office:value-type="float" office:value="3057" calcext:value-type="float">
            <text:p>3057</text:p>
          </table:table-cell>
          <table:table-cell office:value-type="float" office:value="1.56982628458309E+018" calcext:value-type="float">
            <text:p>1.56982628458309E+018</text:p>
          </table:table-cell>
          <table:table-cell/>
          <table:table-cell office:value-type="float" office:value="0.00219999998808" calcext:value-type="float">
            <text:p>0.0022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222999998368" calcext:value-type="float">
            <text:p>-0.00223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78625E+018" calcext:value-type="float">
            <text:p>1.56982628478625E+018</text:p>
          </table:table-cell>
          <table:table-cell office:value-type="float" office:value="3058" calcext:value-type="float">
            <text:p>3058</text:p>
          </table:table-cell>
          <table:table-cell office:value-type="float" office:value="1.56982628468448E+018" calcext:value-type="float">
            <text:p>1.56982628468448E+018</text:p>
          </table:table-cell>
          <table:table-cell/>
          <table:table-cell office:value-type="float" office:value="0.001200000057" calcext:value-type="float">
            <text:p>0.0012000001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1200000057" calcext:value-type="float">
            <text:p>-0.0012000001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48879E+018" calcext:value-type="float">
            <text:p>1.5698262848879E+018</text:p>
          </table:table-cell>
          <table:table-cell office:value-type="float" office:value="3059" calcext:value-type="float">
            <text:p>3059</text:p>
          </table:table-cell>
          <table:table-cell office:value-type="float" office:value="1.56982628478589E+018" calcext:value-type="float">
            <text:p>1.5698262847858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498924E+018" calcext:value-type="float">
            <text:p>1.56982628498924E+018</text:p>
          </table:table-cell>
          <table:table-cell office:value-type="float" office:value="3060" calcext:value-type="float">
            <text:p>3060</text:p>
          </table:table-cell>
          <table:table-cell office:value-type="float" office:value="1.56982628488821E+018" calcext:value-type="float">
            <text:p>1.5698262848882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09112E+018" calcext:value-type="float">
            <text:p>1.56982628509112E+018</text:p>
          </table:table-cell>
          <table:table-cell office:value-type="float" office:value="3061" calcext:value-type="float">
            <text:p>3061</text:p>
          </table:table-cell>
          <table:table-cell office:value-type="float" office:value="1.56982628498932E+018" calcext:value-type="float">
            <text:p>1.5698262849893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519188E+018" calcext:value-type="float">
            <text:p>1.56982628519188E+018</text:p>
          </table:table-cell>
          <table:table-cell office:value-type="float" office:value="3062" calcext:value-type="float">
            <text:p>3062</text:p>
          </table:table-cell>
          <table:table-cell office:value-type="float" office:value="1.56982628509053E+018" calcext:value-type="float">
            <text:p>1.5698262850905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29357E+018" calcext:value-type="float">
            <text:p>1.56982628529357E+018</text:p>
          </table:table-cell>
          <table:table-cell office:value-type="float" office:value="3063" calcext:value-type="float">
            <text:p>3063</text:p>
          </table:table-cell>
          <table:table-cell office:value-type="float" office:value="1.56982628519207E+018" calcext:value-type="float">
            <text:p>1.5698262851920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44457E+018" calcext:value-type="float">
            <text:p>1.56982628544457E+018</text:p>
          </table:table-cell>
          <table:table-cell office:value-type="float" office:value="3064" calcext:value-type="float">
            <text:p>3064</text:p>
          </table:table-cell>
          <table:table-cell office:value-type="float" office:value="1.56982628529309E+018" calcext:value-type="float">
            <text:p>1.5698262852930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54525E+018" calcext:value-type="float">
            <text:p>1.56982628554525E+018</text:p>
          </table:table-cell>
          <table:table-cell office:value-type="float" office:value="3065" calcext:value-type="float">
            <text:p>3065</text:p>
          </table:table-cell>
          <table:table-cell office:value-type="float" office:value="1.56982628544402E+018" calcext:value-type="float">
            <text:p>1.5698262854440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64604E+018" calcext:value-type="float">
            <text:p>1.56982628564604E+018</text:p>
          </table:table-cell>
          <table:table-cell office:value-type="float" office:value="3066" calcext:value-type="float">
            <text:p>3066</text:p>
          </table:table-cell>
          <table:table-cell office:value-type="float" office:value="1.56982628554485E+018" calcext:value-type="float">
            <text:p>1.5698262855448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74783E+018" calcext:value-type="float">
            <text:p>1.56982628574783E+018</text:p>
          </table:table-cell>
          <table:table-cell office:value-type="float" office:value="3067" calcext:value-type="float">
            <text:p>3067</text:p>
          </table:table-cell>
          <table:table-cell office:value-type="float" office:value="1.5698262856459E+018" calcext:value-type="float">
            <text:p>1.569826285645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84952E+018" calcext:value-type="float">
            <text:p>1.56982628584952E+018</text:p>
          </table:table-cell>
          <table:table-cell office:value-type="float" office:value="3068" calcext:value-type="float">
            <text:p>3068</text:p>
          </table:table-cell>
          <table:table-cell office:value-type="float" office:value="1.56982628574763E+018" calcext:value-type="float">
            <text:p>1.5698262857476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595082E+018" calcext:value-type="float">
            <text:p>1.56982628595082E+018</text:p>
          </table:table-cell>
          <table:table-cell office:value-type="float" office:value="3069" calcext:value-type="float">
            <text:p>3069</text:p>
          </table:table-cell>
          <table:table-cell office:value-type="float" office:value="1.56982628584883E+018" calcext:value-type="float">
            <text:p>1.56982628584883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05175E+018" calcext:value-type="float">
            <text:p>1.56982628605175E+018</text:p>
          </table:table-cell>
          <table:table-cell office:value-type="float" office:value="3070" calcext:value-type="float">
            <text:p>3070</text:p>
          </table:table-cell>
          <table:table-cell office:value-type="float" office:value="1.56982628595004E+018" calcext:value-type="float">
            <text:p>1.5698262859500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15348E+018" calcext:value-type="float">
            <text:p>1.56982628615348E+018</text:p>
          </table:table-cell>
          <table:table-cell office:value-type="float" office:value="3071" calcext:value-type="float">
            <text:p>3071</text:p>
          </table:table-cell>
          <table:table-cell office:value-type="float" office:value="1.56982628605114E+018" calcext:value-type="float">
            <text:p>1.5698262860511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3046E+018" calcext:value-type="float">
            <text:p>1.5698262863046E+018</text:p>
          </table:table-cell>
          <table:table-cell office:value-type="float" office:value="3072" calcext:value-type="float">
            <text:p>3072</text:p>
          </table:table-cell>
          <table:table-cell office:value-type="float" office:value="1.5698262861528E+018" calcext:value-type="float">
            <text:p>1.569826286152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40585E+018" calcext:value-type="float">
            <text:p>1.56982628640585E+018</text:p>
          </table:table-cell>
          <table:table-cell office:value-type="float" office:value="3073" calcext:value-type="float">
            <text:p>3073</text:p>
          </table:table-cell>
          <table:table-cell office:value-type="float" office:value="1.56982628630401E+018" calcext:value-type="float">
            <text:p>1.5698262863040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650707E+018" calcext:value-type="float">
            <text:p>1.56982628650707E+018</text:p>
          </table:table-cell>
          <table:table-cell office:value-type="float" office:value="3074" calcext:value-type="float">
            <text:p>3074</text:p>
          </table:table-cell>
          <table:table-cell office:value-type="float" office:value="1.56982628640511E+018" calcext:value-type="float">
            <text:p>1.5698262864051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6084E+018" calcext:value-type="float">
            <text:p>1.5698262866084E+018</text:p>
          </table:table-cell>
          <table:table-cell office:value-type="float" office:value="3075" calcext:value-type="float">
            <text:p>3075</text:p>
          </table:table-cell>
          <table:table-cell office:value-type="float" office:value="1.56982628650641E+018" calcext:value-type="float">
            <text:p>1.569826286506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70956E+018" calcext:value-type="float">
            <text:p>1.56982628670956E+018</text:p>
          </table:table-cell>
          <table:table-cell office:value-type="float" office:value="3076" calcext:value-type="float">
            <text:p>3076</text:p>
          </table:table-cell>
          <table:table-cell office:value-type="float" office:value="1.56982628660771E+018" calcext:value-type="float">
            <text:p>1.569826286607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8105E+018" calcext:value-type="float">
            <text:p>1.5698262868105E+018</text:p>
          </table:table-cell>
          <table:table-cell office:value-type="float" office:value="3077" calcext:value-type="float">
            <text:p>3077</text:p>
          </table:table-cell>
          <table:table-cell office:value-type="float" office:value="1.56982628670893E+018" calcext:value-type="float">
            <text:p>1.5698262867089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691204E+018" calcext:value-type="float">
            <text:p>1.56982628691204E+018</text:p>
          </table:table-cell>
          <table:table-cell office:value-type="float" office:value="3078" calcext:value-type="float">
            <text:p>3078</text:p>
          </table:table-cell>
          <table:table-cell office:value-type="float" office:value="1.56982628681064E+018" calcext:value-type="float">
            <text:p>1.5698262868106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01366E+018" calcext:value-type="float">
            <text:p>1.56982628701366E+018</text:p>
          </table:table-cell>
          <table:table-cell office:value-type="float" office:value="3079" calcext:value-type="float">
            <text:p>3079</text:p>
          </table:table-cell>
          <table:table-cell office:value-type="float" office:value="1.569826286912E+018" calcext:value-type="float">
            <text:p>1.56982628691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711571E+018" calcext:value-type="float">
            <text:p>1.56982628711571E+018</text:p>
          </table:table-cell>
          <table:table-cell office:value-type="float" office:value="3080" calcext:value-type="float">
            <text:p>3080</text:p>
          </table:table-cell>
          <table:table-cell office:value-type="float" office:value="1.56982628701352E+018" calcext:value-type="float">
            <text:p>1.5698262870135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26681E+018" calcext:value-type="float">
            <text:p>1.56982628726681E+018</text:p>
          </table:table-cell>
          <table:table-cell office:value-type="float" office:value="3081" calcext:value-type="float">
            <text:p>3081</text:p>
          </table:table-cell>
          <table:table-cell office:value-type="float" office:value="1.56982628711495E+018" calcext:value-type="float">
            <text:p>1.5698262871149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736833E+018" calcext:value-type="float">
            <text:p>1.56982628736833E+018</text:p>
          </table:table-cell>
          <table:table-cell office:value-type="float" office:value="3082" calcext:value-type="float">
            <text:p>3082</text:p>
          </table:table-cell>
          <table:table-cell office:value-type="float" office:value="1.5698262872667E+018" calcext:value-type="float">
            <text:p>1.5698262872667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74697E+018" calcext:value-type="float">
            <text:p>1.5698262874697E+018</text:p>
          </table:table-cell>
          <table:table-cell office:value-type="float" office:value="3083" calcext:value-type="float">
            <text:p>3083</text:p>
          </table:table-cell>
          <table:table-cell office:value-type="float" office:value="1.56982628736796E+018" calcext:value-type="float">
            <text:p>1.5698262873679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57115E+018" calcext:value-type="float">
            <text:p>1.56982628757115E+018</text:p>
          </table:table-cell>
          <table:table-cell office:value-type="float" office:value="3084" calcext:value-type="float">
            <text:p>3084</text:p>
          </table:table-cell>
          <table:table-cell office:value-type="float" office:value="1.56982628746936E+018" calcext:value-type="float">
            <text:p>1.5698262874693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67295E+018" calcext:value-type="float">
            <text:p>1.56982628767295E+018</text:p>
          </table:table-cell>
          <table:table-cell office:value-type="float" office:value="3085" calcext:value-type="float">
            <text:p>3085</text:p>
          </table:table-cell>
          <table:table-cell office:value-type="float" office:value="1.56982628757071E+018" calcext:value-type="float">
            <text:p>1.569826287570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77355E+018" calcext:value-type="float">
            <text:p>1.56982628777355E+018</text:p>
          </table:table-cell>
          <table:table-cell office:value-type="float" office:value="3086" calcext:value-type="float">
            <text:p>3086</text:p>
          </table:table-cell>
          <table:table-cell office:value-type="float" office:value="1.56982628767219E+018" calcext:value-type="float">
            <text:p>1.5698262876721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787504E+018" calcext:value-type="float">
            <text:p>1.56982628787504E+018</text:p>
          </table:table-cell>
          <table:table-cell office:value-type="float" office:value="3087" calcext:value-type="float">
            <text:p>3087</text:p>
          </table:table-cell>
          <table:table-cell office:value-type="float" office:value="1.56982628777311E+018" calcext:value-type="float">
            <text:p>1.5698262877731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02563E+018" calcext:value-type="float">
            <text:p>1.56982628802563E+018</text:p>
          </table:table-cell>
          <table:table-cell office:value-type="float" office:value="3088" calcext:value-type="float">
            <text:p>3088</text:p>
          </table:table-cell>
          <table:table-cell office:value-type="float" office:value="1.56982628787419E+018" calcext:value-type="float">
            <text:p>1.5698262878741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12699E+018" calcext:value-type="float">
            <text:p>1.56982628812699E+018</text:p>
          </table:table-cell>
          <table:table-cell office:value-type="float" office:value="3089" calcext:value-type="float">
            <text:p>3089</text:p>
          </table:table-cell>
          <table:table-cell office:value-type="float" office:value="1.56982628802562E+018" calcext:value-type="float">
            <text:p>1.5698262880256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22805E+018" calcext:value-type="float">
            <text:p>1.56982628822805E+018</text:p>
          </table:table-cell>
          <table:table-cell office:value-type="float" office:value="3090" calcext:value-type="float">
            <text:p>3090</text:p>
          </table:table-cell>
          <table:table-cell office:value-type="float" office:value="1.56982628812657E+018" calcext:value-type="float">
            <text:p>1.5698262881265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32913E+018" calcext:value-type="float">
            <text:p>1.56982628832913E+018</text:p>
          </table:table-cell>
          <table:table-cell office:value-type="float" office:value="3091" calcext:value-type="float">
            <text:p>3091</text:p>
          </table:table-cell>
          <table:table-cell office:value-type="float" office:value="1.56982628822771E+018" calcext:value-type="float">
            <text:p>1.569826288227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42994E+018" calcext:value-type="float">
            <text:p>1.56982628842994E+018</text:p>
          </table:table-cell>
          <table:table-cell office:value-type="float" office:value="3092" calcext:value-type="float">
            <text:p>3092</text:p>
          </table:table-cell>
          <table:table-cell office:value-type="float" office:value="1.56982628832877E+018" calcext:value-type="float">
            <text:p>1.56982628832877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85309E+018" calcext:value-type="float">
            <text:p>1.5698262885309E+018</text:p>
          </table:table-cell>
          <table:table-cell office:value-type="float" office:value="3093" calcext:value-type="float">
            <text:p>3093</text:p>
          </table:table-cell>
          <table:table-cell office:value-type="float" office:value="1.56982628842981E+018" calcext:value-type="float">
            <text:p>1.5698262884298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63225E+018" calcext:value-type="float">
            <text:p>1.56982628863225E+018</text:p>
          </table:table-cell>
          <table:table-cell office:value-type="float" office:value="3094" calcext:value-type="float">
            <text:p>3094</text:p>
          </table:table-cell>
          <table:table-cell office:value-type="float" office:value="1.56982628853068E+018" calcext:value-type="float">
            <text:p>1.5698262885306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73404E+018" calcext:value-type="float">
            <text:p>1.56982628873404E+018</text:p>
          </table:table-cell>
          <table:table-cell office:value-type="float" office:value="3095" calcext:value-type="float">
            <text:p>3095</text:p>
          </table:table-cell>
          <table:table-cell office:value-type="float" office:value="1.56982628863218E+018" calcext:value-type="float">
            <text:p>1.5698262886321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83524E+018" calcext:value-type="float">
            <text:p>1.56982628883524E+018</text:p>
          </table:table-cell>
          <table:table-cell office:value-type="float" office:value="3096" calcext:value-type="float">
            <text:p>3096</text:p>
          </table:table-cell>
          <table:table-cell office:value-type="float" office:value="1.56982628873341E+018" calcext:value-type="float">
            <text:p>1.5698262887334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898625E+018" calcext:value-type="float">
            <text:p>1.56982628898625E+018</text:p>
          </table:table-cell>
          <table:table-cell office:value-type="float" office:value="3097" calcext:value-type="float">
            <text:p>3097</text:p>
          </table:table-cell>
          <table:table-cell office:value-type="float" office:value="1.56982628883456E+018" calcext:value-type="float">
            <text:p>1.5698262888345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08691E+018" calcext:value-type="float">
            <text:p>1.56982628908691E+018</text:p>
          </table:table-cell>
          <table:table-cell office:value-type="float" office:value="3098" calcext:value-type="float">
            <text:p>3098</text:p>
          </table:table-cell>
          <table:table-cell office:value-type="float" office:value="1.56982628898582E+018" calcext:value-type="float">
            <text:p>1.5698262889858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18892E+018" calcext:value-type="float">
            <text:p>1.56982628918892E+018</text:p>
          </table:table-cell>
          <table:table-cell office:value-type="float" office:value="3099" calcext:value-type="float">
            <text:p>3099</text:p>
          </table:table-cell>
          <table:table-cell office:value-type="float" office:value="1.56982628908681E+018" calcext:value-type="float">
            <text:p>1.5698262890868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28991E+018" calcext:value-type="float">
            <text:p>1.56982628928991E+018</text:p>
          </table:table-cell>
          <table:table-cell office:value-type="float" office:value="3100" calcext:value-type="float">
            <text:p>3100</text:p>
          </table:table-cell>
          <table:table-cell office:value-type="float" office:value="1.5698262891882E+018" calcext:value-type="float">
            <text:p>1.569826289188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39193E+018" calcext:value-type="float">
            <text:p>1.56982628939193E+018</text:p>
          </table:table-cell>
          <table:table-cell office:value-type="float" office:value="3101" calcext:value-type="float">
            <text:p>3101</text:p>
          </table:table-cell>
          <table:table-cell office:value-type="float" office:value="1.56982628928941E+018" calcext:value-type="float">
            <text:p>1.569826289289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49306E+018" calcext:value-type="float">
            <text:p>1.56982628949306E+018</text:p>
          </table:table-cell>
          <table:table-cell office:value-type="float" office:value="3102" calcext:value-type="float">
            <text:p>3102</text:p>
          </table:table-cell>
          <table:table-cell office:value-type="float" office:value="1.56982628939118E+018" calcext:value-type="float">
            <text:p>1.569826289391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8959386E+018" calcext:value-type="float">
            <text:p>1.56982628959386E+018</text:p>
          </table:table-cell>
          <table:table-cell office:value-type="float" office:value="3103" calcext:value-type="float">
            <text:p>3103</text:p>
          </table:table-cell>
          <table:table-cell office:value-type="float" office:value="1.56982628949268E+018" calcext:value-type="float">
            <text:p>1.56982628949268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6982628974569E+018" calcext:value-type="float">
            <text:p>1.56982628974569E+018</text:p>
          </table:table-cell>
          <table:table-cell office:value-type="float" office:value="3104" calcext:value-type="float">
            <text:p>3104</text:p>
          </table:table-cell>
          <table:table-cell office:value-type="float" office:value="1.56982628959364E+018" calcext:value-type="float">
            <text:p>1.56982628959364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984674E+018" calcext:value-type="float">
            <text:p>1.56982628984674E+018</text:p>
          </table:table-cell>
          <table:table-cell office:value-type="float" office:value="3105" calcext:value-type="float">
            <text:p>3105</text:p>
          </table:table-cell>
          <table:table-cell office:value-type="float" office:value="1.56982628974475E+018" calcext:value-type="float">
            <text:p>1.56982628974475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899483E+018" calcext:value-type="float">
            <text:p>1.5698262899483E+018</text:p>
          </table:table-cell>
          <table:table-cell office:value-type="float" office:value="3106" calcext:value-type="float">
            <text:p>3106</text:p>
          </table:table-cell>
          <table:table-cell office:value-type="float" office:value="1.56982628984601E+018" calcext:value-type="float">
            <text:p>1.569826289846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04905E+018" calcext:value-type="float">
            <text:p>1.56982629004905E+018</text:p>
          </table:table-cell>
          <table:table-cell office:value-type="float" office:value="3107" calcext:value-type="float">
            <text:p>3107</text:p>
          </table:table-cell>
          <table:table-cell office:value-type="float" office:value="1.56982628994747E+018" calcext:value-type="float">
            <text:p>1.5698262899474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15037E+018" calcext:value-type="float">
            <text:p>1.56982629015037E+018</text:p>
          </table:table-cell>
          <table:table-cell office:value-type="float" office:value="3108" calcext:value-type="float">
            <text:p>3108</text:p>
          </table:table-cell>
          <table:table-cell office:value-type="float" office:value="1.56982629004887E+018" calcext:value-type="float">
            <text:p>1.5698262900488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25271E+018" calcext:value-type="float">
            <text:p>1.56982629025271E+018</text:p>
          </table:table-cell>
          <table:table-cell office:value-type="float" office:value="3109" calcext:value-type="float">
            <text:p>3109</text:p>
          </table:table-cell>
          <table:table-cell office:value-type="float" office:value="1.56982629015055E+018" calcext:value-type="float">
            <text:p>1.569826290150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35342E+018" calcext:value-type="float">
            <text:p>1.56982629035342E+018</text:p>
          </table:table-cell>
          <table:table-cell office:value-type="float" office:value="3110" calcext:value-type="float">
            <text:p>3110</text:p>
          </table:table-cell>
          <table:table-cell office:value-type="float" office:value="1.5698262902522E+018" calcext:value-type="float">
            <text:p>1.569826290252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045579E+018" calcext:value-type="float">
            <text:p>1.56982629045579E+018</text:p>
          </table:table-cell>
          <table:table-cell office:value-type="float" office:value="3111" calcext:value-type="float">
            <text:p>3111</text:p>
          </table:table-cell>
          <table:table-cell office:value-type="float" office:value="1.56982629035346E+018" calcext:value-type="float">
            <text:p>1.5698262903534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60655E+018" calcext:value-type="float">
            <text:p>1.56982629060655E+018</text:p>
          </table:table-cell>
          <table:table-cell office:value-type="float" office:value="3112" calcext:value-type="float">
            <text:p>3112</text:p>
          </table:table-cell>
          <table:table-cell office:value-type="float" office:value="1.5698262904551E+018" calcext:value-type="float">
            <text:p>1.569826290455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70795E+018" calcext:value-type="float">
            <text:p>1.56982629070795E+018</text:p>
          </table:table-cell>
          <table:table-cell office:value-type="float" office:value="3113" calcext:value-type="float">
            <text:p>3113</text:p>
          </table:table-cell>
          <table:table-cell office:value-type="float" office:value="1.569826290606E+018" calcext:value-type="float">
            <text:p>1.56982629060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9080923E+018" calcext:value-type="float">
            <text:p>1.56982629080923E+018</text:p>
          </table:table-cell>
          <table:table-cell office:value-type="float" office:value="3114" calcext:value-type="float">
            <text:p>3114</text:p>
          </table:table-cell>
          <table:table-cell office:value-type="float" office:value="1.56982629070738E+018" calcext:value-type="float">
            <text:p>1.5698262907073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091072E+018" calcext:value-type="float">
            <text:p>1.56982629091072E+018</text:p>
          </table:table-cell>
          <table:table-cell office:value-type="float" office:value="3115" calcext:value-type="float">
            <text:p>3115</text:p>
          </table:table-cell>
          <table:table-cell office:value-type="float" office:value="1.56982629080855E+018" calcext:value-type="float">
            <text:p>1.569826290808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01197E+018" calcext:value-type="float">
            <text:p>1.56982629101197E+018</text:p>
          </table:table-cell>
          <table:table-cell office:value-type="float" office:value="3116" calcext:value-type="float">
            <text:p>3116</text:p>
          </table:table-cell>
          <table:table-cell office:value-type="float" office:value="1.56982629091006E+018" calcext:value-type="float">
            <text:p>1.5698262909100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11303E+018" calcext:value-type="float">
            <text:p>1.56982629111303E+018</text:p>
          </table:table-cell>
          <table:table-cell office:value-type="float" office:value="3117" calcext:value-type="float">
            <text:p>3117</text:p>
          </table:table-cell>
          <table:table-cell office:value-type="float" office:value="1.56982629101123E+018" calcext:value-type="float">
            <text:p>1.5698262910112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21391E+018" calcext:value-type="float">
            <text:p>1.56982629121391E+018</text:p>
          </table:table-cell>
          <table:table-cell office:value-type="float" office:value="3118" calcext:value-type="float">
            <text:p>3118</text:p>
          </table:table-cell>
          <table:table-cell office:value-type="float" office:value="1.56982629111244E+018" calcext:value-type="float">
            <text:p>1.5698262911124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131547E+018" calcext:value-type="float">
            <text:p>1.56982629131547E+018</text:p>
          </table:table-cell>
          <table:table-cell office:value-type="float" office:value="3119" calcext:value-type="float">
            <text:p>3119</text:p>
          </table:table-cell>
          <table:table-cell office:value-type="float" office:value="1.56982629121356E+018" calcext:value-type="float">
            <text:p>1.5698262912135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46632E+018" calcext:value-type="float">
            <text:p>1.56982629146632E+018</text:p>
          </table:table-cell>
          <table:table-cell office:value-type="float" office:value="3120" calcext:value-type="float">
            <text:p>3120</text:p>
          </table:table-cell>
          <table:table-cell office:value-type="float" office:value="1.56982629131482E+018" calcext:value-type="float">
            <text:p>1.5698262913148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56751E+018" calcext:value-type="float">
            <text:p>1.56982629156751E+018</text:p>
          </table:table-cell>
          <table:table-cell office:value-type="float" office:value="3121" calcext:value-type="float">
            <text:p>3121</text:p>
          </table:table-cell>
          <table:table-cell office:value-type="float" office:value="1.5698262914663E+018" calcext:value-type="float">
            <text:p>1.569826291466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66891E+018" calcext:value-type="float">
            <text:p>1.56982629166891E+018</text:p>
          </table:table-cell>
          <table:table-cell office:value-type="float" office:value="3122" calcext:value-type="float">
            <text:p>3122</text:p>
          </table:table-cell>
          <table:table-cell office:value-type="float" office:value="1.5698262915675E+018" calcext:value-type="float">
            <text:p>1.569826291567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76997E+018" calcext:value-type="float">
            <text:p>1.56982629176997E+018</text:p>
          </table:table-cell>
          <table:table-cell office:value-type="float" office:value="3123" calcext:value-type="float">
            <text:p>3123</text:p>
          </table:table-cell>
          <table:table-cell office:value-type="float" office:value="1.56982629166876E+018" calcext:value-type="float">
            <text:p>1.5698262916687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87138E+018" calcext:value-type="float">
            <text:p>1.56982629187138E+018</text:p>
          </table:table-cell>
          <table:table-cell office:value-type="float" office:value="3124" calcext:value-type="float">
            <text:p>3124</text:p>
          </table:table-cell>
          <table:table-cell office:value-type="float" office:value="1.56982629176986E+018" calcext:value-type="float">
            <text:p>1.5698262917698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197275E+018" calcext:value-type="float">
            <text:p>1.56982629197275E+018</text:p>
          </table:table-cell>
          <table:table-cell office:value-type="float" office:value="3125" calcext:value-type="float">
            <text:p>3125</text:p>
          </table:table-cell>
          <table:table-cell office:value-type="float" office:value="1.56982629187125E+018" calcext:value-type="float">
            <text:p>1.5698262918712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0744E+018" calcext:value-type="float">
            <text:p>1.5698262920744E+018</text:p>
          </table:table-cell>
          <table:table-cell office:value-type="float" office:value="3126" calcext:value-type="float">
            <text:p>3126</text:p>
          </table:table-cell>
          <table:table-cell office:value-type="float" office:value="1.56982629197286E+018" calcext:value-type="float">
            <text:p>1.5698262919728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226E+018" calcext:value-type="float">
            <text:p>1.569826292226E+018</text:p>
          </table:table-cell>
          <table:table-cell office:value-type="float" office:value="3127" calcext:value-type="float">
            <text:p>3127</text:p>
          </table:table-cell>
          <table:table-cell office:value-type="float" office:value="1.56982629207436E+018" calcext:value-type="float">
            <text:p>1.5698262920743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32709E+018" calcext:value-type="float">
            <text:p>1.56982629232709E+018</text:p>
          </table:table-cell>
          <table:table-cell office:value-type="float" office:value="3128" calcext:value-type="float">
            <text:p>3128</text:p>
          </table:table-cell>
          <table:table-cell office:value-type="float" office:value="1.56982629222555E+018" calcext:value-type="float">
            <text:p>1.569826292225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42882E+018" calcext:value-type="float">
            <text:p>1.56982629242882E+018</text:p>
          </table:table-cell>
          <table:table-cell office:value-type="float" office:value="3129" calcext:value-type="float">
            <text:p>3129</text:p>
          </table:table-cell>
          <table:table-cell office:value-type="float" office:value="1.56982629232668E+018" calcext:value-type="float">
            <text:p>1.56982629232668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253E+018" calcext:value-type="float">
            <text:p>1.56982629253E+018</text:p>
          </table:table-cell>
          <table:table-cell office:value-type="float" office:value="3130" calcext:value-type="float">
            <text:p>3130</text:p>
          </table:table-cell>
          <table:table-cell office:value-type="float" office:value="1.56982629242818E+018" calcext:value-type="float">
            <text:p>1.569826292428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63035E+018" calcext:value-type="float">
            <text:p>1.56982629263035E+018</text:p>
          </table:table-cell>
          <table:table-cell office:value-type="float" office:value="3131" calcext:value-type="float">
            <text:p>3131</text:p>
          </table:table-cell>
          <table:table-cell office:value-type="float" office:value="1.56982629252935E+018" calcext:value-type="float">
            <text:p>1.5698262925293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73173E+018" calcext:value-type="float">
            <text:p>1.56982629273173E+018</text:p>
          </table:table-cell>
          <table:table-cell office:value-type="float" office:value="3132" calcext:value-type="float">
            <text:p>3132</text:p>
          </table:table-cell>
          <table:table-cell office:value-type="float" office:value="1.56982629263008E+018" calcext:value-type="float">
            <text:p>1.5698262926300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83222E+018" calcext:value-type="float">
            <text:p>1.56982629283222E+018</text:p>
          </table:table-cell>
          <table:table-cell office:value-type="float" office:value="3133" calcext:value-type="float">
            <text:p>3133</text:p>
          </table:table-cell>
          <table:table-cell office:value-type="float" office:value="1.56982629273113E+018" calcext:value-type="float">
            <text:p>1.5698262927311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29843E+018" calcext:value-type="float">
            <text:p>1.5698262929843E+018</text:p>
          </table:table-cell>
          <table:table-cell office:value-type="float" office:value="3134" calcext:value-type="float">
            <text:p>3134</text:p>
          </table:table-cell>
          <table:table-cell office:value-type="float" office:value="1.56982629283185E+018" calcext:value-type="float">
            <text:p>1.5698262928318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08504E+018" calcext:value-type="float">
            <text:p>1.56982629308504E+018</text:p>
          </table:table-cell>
          <table:table-cell office:value-type="float" office:value="3135" calcext:value-type="float">
            <text:p>3135</text:p>
          </table:table-cell>
          <table:table-cell office:value-type="float" office:value="1.56982629298339E+018" calcext:value-type="float">
            <text:p>1.5698262929833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18674E+018" calcext:value-type="float">
            <text:p>1.56982629318674E+018</text:p>
          </table:table-cell>
          <table:table-cell office:value-type="float" office:value="3136" calcext:value-type="float">
            <text:p>3136</text:p>
          </table:table-cell>
          <table:table-cell office:value-type="float" office:value="1.56982629308505E+018" calcext:value-type="float">
            <text:p>1.5698262930850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2884E+018" calcext:value-type="float">
            <text:p>1.5698262932884E+018</text:p>
          </table:table-cell>
          <table:table-cell office:value-type="float" office:value="3137" calcext:value-type="float">
            <text:p>3137</text:p>
          </table:table-cell>
          <table:table-cell office:value-type="float" office:value="1.56982629318618E+018" calcext:value-type="float">
            <text:p>1.569826293186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38957E+018" calcext:value-type="float">
            <text:p>1.56982629338957E+018</text:p>
          </table:table-cell>
          <table:table-cell office:value-type="float" office:value="3138" calcext:value-type="float">
            <text:p>3138</text:p>
          </table:table-cell>
          <table:table-cell office:value-type="float" office:value="1.5698262932875E+018" calcext:value-type="float">
            <text:p>1.569826293287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49056E+018" calcext:value-type="float">
            <text:p>1.56982629349056E+018</text:p>
          </table:table-cell>
          <table:table-cell office:value-type="float" office:value="3139" calcext:value-type="float">
            <text:p>3139</text:p>
          </table:table-cell>
          <table:table-cell office:value-type="float" office:value="1.56982629338884E+018" calcext:value-type="float">
            <text:p>1.5698262933888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59239E+018" calcext:value-type="float">
            <text:p>1.56982629359239E+018</text:p>
          </table:table-cell>
          <table:table-cell office:value-type="float" office:value="3140" calcext:value-type="float">
            <text:p>3140</text:p>
          </table:table-cell>
          <table:table-cell office:value-type="float" office:value="1.56982629349039E+018" calcext:value-type="float">
            <text:p>1.5698262934903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69332E+018" calcext:value-type="float">
            <text:p>1.56982629369332E+018</text:p>
          </table:table-cell>
          <table:table-cell office:value-type="float" office:value="3141" calcext:value-type="float">
            <text:p>3141</text:p>
          </table:table-cell>
          <table:table-cell office:value-type="float" office:value="1.56982629359167E+018" calcext:value-type="float">
            <text:p>1.5698262935916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384451E+018" calcext:value-type="float">
            <text:p>1.56982629384451E+018</text:p>
          </table:table-cell>
          <table:table-cell office:value-type="float" office:value="3142" calcext:value-type="float">
            <text:p>3142</text:p>
          </table:table-cell>
          <table:table-cell office:value-type="float" office:value="1.56982629369296E+018" calcext:value-type="float">
            <text:p>1.5698262936929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394596E+018" calcext:value-type="float">
            <text:p>1.56982629394596E+018</text:p>
          </table:table-cell>
          <table:table-cell office:value-type="float" office:value="3143" calcext:value-type="float">
            <text:p>3143</text:p>
          </table:table-cell>
          <table:table-cell office:value-type="float" office:value="1.5698262938445E+018" calcext:value-type="float">
            <text:p>1.569826293844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04803E+018" calcext:value-type="float">
            <text:p>1.56982629404803E+018</text:p>
          </table:table-cell>
          <table:table-cell office:value-type="float" office:value="3144" calcext:value-type="float">
            <text:p>3144</text:p>
          </table:table-cell>
          <table:table-cell office:value-type="float" office:value="1.5698262939459E+018" calcext:value-type="float">
            <text:p>1.569826293945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14946E+018" calcext:value-type="float">
            <text:p>1.56982629414946E+018</text:p>
          </table:table-cell>
          <table:table-cell office:value-type="float" office:value="3145" calcext:value-type="float">
            <text:p>3145</text:p>
          </table:table-cell>
          <table:table-cell office:value-type="float" office:value="1.56982629404754E+018" calcext:value-type="float">
            <text:p>1.5698262940475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25007E+018" calcext:value-type="float">
            <text:p>1.56982629425007E+018</text:p>
          </table:table-cell>
          <table:table-cell office:value-type="float" office:value="3146" calcext:value-type="float">
            <text:p>3146</text:p>
          </table:table-cell>
          <table:table-cell office:value-type="float" office:value="1.56982629414871E+018" calcext:value-type="float">
            <text:p>1.569826294148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35192E+018" calcext:value-type="float">
            <text:p>1.56982629435192E+018</text:p>
          </table:table-cell>
          <table:table-cell office:value-type="float" office:value="3147" calcext:value-type="float">
            <text:p>3147</text:p>
          </table:table-cell>
          <table:table-cell office:value-type="float" office:value="1.56982629425014E+018" calcext:value-type="float">
            <text:p>1.5698262942501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45284E+018" calcext:value-type="float">
            <text:p>1.56982629445284E+018</text:p>
          </table:table-cell>
          <table:table-cell office:value-type="float" office:value="3148" calcext:value-type="float">
            <text:p>3148</text:p>
          </table:table-cell>
          <table:table-cell office:value-type="float" office:value="1.56982629435122E+018" calcext:value-type="float">
            <text:p>1.5698262943512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55413E+018" calcext:value-type="float">
            <text:p>1.56982629455413E+018</text:p>
          </table:table-cell>
          <table:table-cell office:value-type="float" office:value="3149" calcext:value-type="float">
            <text:p>3149</text:p>
          </table:table-cell>
          <table:table-cell office:value-type="float" office:value="1.56982629445244E+018" calcext:value-type="float">
            <text:p>1.5698262944524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65443E+018" calcext:value-type="float">
            <text:p>1.56982629465443E+018</text:p>
          </table:table-cell>
          <table:table-cell office:value-type="float" office:value="3150" calcext:value-type="float">
            <text:p>3150</text:p>
          </table:table-cell>
          <table:table-cell office:value-type="float" office:value="1.56982629455343E+018" calcext:value-type="float">
            <text:p>1.5698262945534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80549E+018" calcext:value-type="float">
            <text:p>1.56982629480549E+018</text:p>
          </table:table-cell>
          <table:table-cell office:value-type="float" office:value="3151" calcext:value-type="float">
            <text:p>3151</text:p>
          </table:table-cell>
          <table:table-cell office:value-type="float" office:value="1.56982629465409E+018" calcext:value-type="float">
            <text:p>1.5698262946540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490736E+018" calcext:value-type="float">
            <text:p>1.56982629490736E+018</text:p>
          </table:table-cell>
          <table:table-cell office:value-type="float" office:value="3152" calcext:value-type="float">
            <text:p>3152</text:p>
          </table:table-cell>
          <table:table-cell office:value-type="float" office:value="1.56982629480552E+018" calcext:value-type="float">
            <text:p>1.5698262948055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50083E+018" calcext:value-type="float">
            <text:p>1.5698262950083E+018</text:p>
          </table:table-cell>
          <table:table-cell office:value-type="float" office:value="3153" calcext:value-type="float">
            <text:p>3153</text:p>
          </table:table-cell>
          <table:table-cell office:value-type="float" office:value="1.56982629490672E+018" calcext:value-type="float">
            <text:p>1.5698262949067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510956E+018" calcext:value-type="float">
            <text:p>1.56982629510956E+018</text:p>
          </table:table-cell>
          <table:table-cell office:value-type="float" office:value="3154" calcext:value-type="float">
            <text:p>3154</text:p>
          </table:table-cell>
          <table:table-cell office:value-type="float" office:value="1.56982629500816E+018" calcext:value-type="float">
            <text:p>1.5698262950081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521155E+018" calcext:value-type="float">
            <text:p>1.56982629521155E+018</text:p>
          </table:table-cell>
          <table:table-cell office:value-type="float" office:value="3155" calcext:value-type="float">
            <text:p>3155</text:p>
          </table:table-cell>
          <table:table-cell office:value-type="float" office:value="1.56982629510973E+018" calcext:value-type="float">
            <text:p>1.5698262951097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53126E+018" calcext:value-type="float">
            <text:p>1.5698262953126E+018</text:p>
          </table:table-cell>
          <table:table-cell office:value-type="float" office:value="3156" calcext:value-type="float">
            <text:p>3156</text:p>
          </table:table-cell>
          <table:table-cell office:value-type="float" office:value="1.56982629521086E+018" calcext:value-type="float">
            <text:p>1.5698262952108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541422E+018" calcext:value-type="float">
            <text:p>1.56982629541422E+018</text:p>
          </table:table-cell>
          <table:table-cell office:value-type="float" office:value="3157" calcext:value-type="float">
            <text:p>3157</text:p>
          </table:table-cell>
          <table:table-cell office:value-type="float" office:value="1.56982629531221E+018" calcext:value-type="float">
            <text:p>1.5698262953122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556567E+018" calcext:value-type="float">
            <text:p>1.56982629556567E+018</text:p>
          </table:table-cell>
          <table:table-cell office:value-type="float" office:value="3158" calcext:value-type="float">
            <text:p>3158</text:p>
          </table:table-cell>
          <table:table-cell office:value-type="float" office:value="1.56982629541391E+018" calcext:value-type="float">
            <text:p>1.5698262954139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566723E+018" calcext:value-type="float">
            <text:p>1.56982629566723E+018</text:p>
          </table:table-cell>
          <table:table-cell office:value-type="float" office:value="3159" calcext:value-type="float">
            <text:p>3159</text:p>
          </table:table-cell>
          <table:table-cell office:value-type="float" office:value="1.56982629556534E+018" calcext:value-type="float">
            <text:p>1.5698262955653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576884E+018" calcext:value-type="float">
            <text:p>1.56982629576884E+018</text:p>
          </table:table-cell>
          <table:table-cell office:value-type="float" office:value="3160" calcext:value-type="float">
            <text:p>3160</text:p>
          </table:table-cell>
          <table:table-cell office:value-type="float" office:value="1.56982629566687E+018" calcext:value-type="float">
            <text:p>1.5698262956668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58701E+018" calcext:value-type="float">
            <text:p>1.5698262958701E+018</text:p>
          </table:table-cell>
          <table:table-cell office:value-type="float" office:value="3161" calcext:value-type="float">
            <text:p>3161</text:p>
          </table:table-cell>
          <table:table-cell office:value-type="float" office:value="1.56982629576844E+018" calcext:value-type="float">
            <text:p>1.5698262957684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597185E+018" calcext:value-type="float">
            <text:p>1.56982629597185E+018</text:p>
          </table:table-cell>
          <table:table-cell office:value-type="float" office:value="3162" calcext:value-type="float">
            <text:p>3162</text:p>
          </table:table-cell>
          <table:table-cell office:value-type="float" office:value="1.56982629586974E+018" calcext:value-type="float">
            <text:p>1.5698262958697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07354E+018" calcext:value-type="float">
            <text:p>1.56982629607354E+018</text:p>
          </table:table-cell>
          <table:table-cell office:value-type="float" office:value="3163" calcext:value-type="float">
            <text:p>3163</text:p>
          </table:table-cell>
          <table:table-cell office:value-type="float" office:value="1.56982629597192E+018" calcext:value-type="float">
            <text:p>1.5698262959719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17492E+018" calcext:value-type="float">
            <text:p>1.56982629617492E+018</text:p>
          </table:table-cell>
          <table:table-cell office:value-type="float" office:value="3164" calcext:value-type="float">
            <text:p>3164</text:p>
          </table:table-cell>
          <table:table-cell office:value-type="float" office:value="1.5698262960732E+018" calcext:value-type="float">
            <text:p>1.569826296073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27655E+018" calcext:value-type="float">
            <text:p>1.56982629627655E+018</text:p>
          </table:table-cell>
          <table:table-cell office:value-type="float" office:value="3165" calcext:value-type="float">
            <text:p>3165</text:p>
          </table:table-cell>
          <table:table-cell office:value-type="float" office:value="1.56982629617449E+018" calcext:value-type="float">
            <text:p>1.5698262961744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642791E+018" calcext:value-type="float">
            <text:p>1.56982629642791E+018</text:p>
          </table:table-cell>
          <table:table-cell office:value-type="float" office:value="3166" calcext:value-type="float">
            <text:p>3166</text:p>
          </table:table-cell>
          <table:table-cell office:value-type="float" office:value="1.56982629627609E+018" calcext:value-type="float">
            <text:p>1.56982629627609E+01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698262965286E+018" calcext:value-type="float">
            <text:p>1.5698262965286E+018</text:p>
          </table:table-cell>
          <table:table-cell office:value-type="float" office:value="3167" calcext:value-type="float">
            <text:p>3167</text:p>
          </table:table-cell>
          <table:table-cell office:value-type="float" office:value="1.56982629642716E+018" calcext:value-type="float">
            <text:p>1.56982629642716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63062E+018" calcext:value-type="float">
            <text:p>1.56982629663062E+018</text:p>
          </table:table-cell>
          <table:table-cell office:value-type="float" office:value="3168" calcext:value-type="float">
            <text:p>3168</text:p>
          </table:table-cell>
          <table:table-cell office:value-type="float" office:value="1.56982629652867E+018" calcext:value-type="float">
            <text:p>1.5698262965286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73192E+018" calcext:value-type="float">
            <text:p>1.56982629673192E+018</text:p>
          </table:table-cell>
          <table:table-cell office:value-type="float" office:value="3169" calcext:value-type="float">
            <text:p>3169</text:p>
          </table:table-cell>
          <table:table-cell office:value-type="float" office:value="1.56982629663005E+018" calcext:value-type="float">
            <text:p>1.5698262966300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83326E+018" calcext:value-type="float">
            <text:p>1.56982629683326E+018</text:p>
          </table:table-cell>
          <table:table-cell office:value-type="float" office:value="3170" calcext:value-type="float">
            <text:p>3170</text:p>
          </table:table-cell>
          <table:table-cell office:value-type="float" office:value="1.56982629673156E+018" calcext:value-type="float">
            <text:p>1.5698262967315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693423E+018" calcext:value-type="float">
            <text:p>1.56982629693423E+018</text:p>
          </table:table-cell>
          <table:table-cell office:value-type="float" office:value="3171" calcext:value-type="float">
            <text:p>3171</text:p>
          </table:table-cell>
          <table:table-cell office:value-type="float" office:value="1.56982629683274E+018" calcext:value-type="float">
            <text:p>1.5698262968327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703565E+018" calcext:value-type="float">
            <text:p>1.56982629703565E+018</text:p>
          </table:table-cell>
          <table:table-cell office:value-type="float" office:value="3172" calcext:value-type="float">
            <text:p>3172</text:p>
          </table:table-cell>
          <table:table-cell office:value-type="float" office:value="1.56982629693379E+018" calcext:value-type="float">
            <text:p>1.5698262969337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13696E+018" calcext:value-type="float">
            <text:p>1.56982629713696E+018</text:p>
          </table:table-cell>
          <table:table-cell office:value-type="float" office:value="3173" calcext:value-type="float">
            <text:p>3173</text:p>
          </table:table-cell>
          <table:table-cell office:value-type="float" office:value="1.56982629703491E+018" calcext:value-type="float">
            <text:p>1.5698262970349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28786E+018" calcext:value-type="float">
            <text:p>1.56982629728786E+018</text:p>
          </table:table-cell>
          <table:table-cell office:value-type="float" office:value="3174" calcext:value-type="float">
            <text:p>3174</text:p>
          </table:table-cell>
          <table:table-cell office:value-type="float" office:value="1.56982629713622E+018" calcext:value-type="float">
            <text:p>1.5698262971362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39033E+018" calcext:value-type="float">
            <text:p>1.56982629739033E+018</text:p>
          </table:table-cell>
          <table:table-cell office:value-type="float" office:value="3175" calcext:value-type="float">
            <text:p>3175</text:p>
          </table:table-cell>
          <table:table-cell office:value-type="float" office:value="1.56982629728805E+018" calcext:value-type="float">
            <text:p>1.5698262972880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49108E+018" calcext:value-type="float">
            <text:p>1.56982629749108E+018</text:p>
          </table:table-cell>
          <table:table-cell office:value-type="float" office:value="3176" calcext:value-type="float">
            <text:p>3176</text:p>
          </table:table-cell>
          <table:table-cell office:value-type="float" office:value="1.5698262973896E+018" calcext:value-type="float">
            <text:p>1.569826297389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59271E+018" calcext:value-type="float">
            <text:p>1.56982629759271E+018</text:p>
          </table:table-cell>
          <table:table-cell office:value-type="float" office:value="3177" calcext:value-type="float">
            <text:p>3177</text:p>
          </table:table-cell>
          <table:table-cell office:value-type="float" office:value="1.56982629749101E+018" calcext:value-type="float">
            <text:p>1.569826297491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69358E+018" calcext:value-type="float">
            <text:p>1.56982629769358E+018</text:p>
          </table:table-cell>
          <table:table-cell office:value-type="float" office:value="3178" calcext:value-type="float">
            <text:p>3178</text:p>
          </table:table-cell>
          <table:table-cell office:value-type="float" office:value="1.56982629759257E+018" calcext:value-type="float">
            <text:p>1.5698262975925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79538E+018" calcext:value-type="float">
            <text:p>1.56982629779538E+018</text:p>
          </table:table-cell>
          <table:table-cell office:value-type="float" office:value="3179" calcext:value-type="float">
            <text:p>3179</text:p>
          </table:table-cell>
          <table:table-cell office:value-type="float" office:value="1.56982629769326E+018" calcext:value-type="float">
            <text:p>1.5698262976932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8965E+018" calcext:value-type="float">
            <text:p>1.5698262978965E+018</text:p>
          </table:table-cell>
          <table:table-cell office:value-type="float" office:value="3180" calcext:value-type="float">
            <text:p>3180</text:p>
          </table:table-cell>
          <table:table-cell office:value-type="float" office:value="1.56982629779441E+018" calcext:value-type="float">
            <text:p>1.5698262977944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799735E+018" calcext:value-type="float">
            <text:p>1.56982629799735E+018</text:p>
          </table:table-cell>
          <table:table-cell office:value-type="float" office:value="3181" calcext:value-type="float">
            <text:p>3181</text:p>
          </table:table-cell>
          <table:table-cell office:value-type="float" office:value="1.56982629789578E+018" calcext:value-type="float">
            <text:p>1.5698262978957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14857E+018" calcext:value-type="float">
            <text:p>1.56982629814857E+018</text:p>
          </table:table-cell>
          <table:table-cell office:value-type="float" office:value="3182" calcext:value-type="float">
            <text:p>3182</text:p>
          </table:table-cell>
          <table:table-cell office:value-type="float" office:value="1.56982629799692E+018" calcext:value-type="float">
            <text:p>1.5698262979969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24991E+018" calcext:value-type="float">
            <text:p>1.56982629824991E+018</text:p>
          </table:table-cell>
          <table:table-cell office:value-type="float" office:value="3183" calcext:value-type="float">
            <text:p>3183</text:p>
          </table:table-cell>
          <table:table-cell office:value-type="float" office:value="1.56982629814819E+018" calcext:value-type="float">
            <text:p>1.5698262981481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35169E+018" calcext:value-type="float">
            <text:p>1.56982629835169E+018</text:p>
          </table:table-cell>
          <table:table-cell office:value-type="float" office:value="3184" calcext:value-type="float">
            <text:p>3184</text:p>
          </table:table-cell>
          <table:table-cell office:value-type="float" office:value="1.56982629824987E+018" calcext:value-type="float">
            <text:p>1.5698262982498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45306E+018" calcext:value-type="float">
            <text:p>1.56982629845306E+018</text:p>
          </table:table-cell>
          <table:table-cell office:value-type="float" office:value="3185" calcext:value-type="float">
            <text:p>3185</text:p>
          </table:table-cell>
          <table:table-cell office:value-type="float" office:value="1.56982629835133E+018" calcext:value-type="float">
            <text:p>1.5698262983513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5552E+018" calcext:value-type="float">
            <text:p>1.5698262985552E+018</text:p>
          </table:table-cell>
          <table:table-cell office:value-type="float" office:value="3186" calcext:value-type="float">
            <text:p>3186</text:p>
          </table:table-cell>
          <table:table-cell office:value-type="float" office:value="1.56982629845324E+018" calcext:value-type="float">
            <text:p>1.5698262984532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6564E+018" calcext:value-type="float">
            <text:p>1.5698262986564E+018</text:p>
          </table:table-cell>
          <table:table-cell office:value-type="float" office:value="3187" calcext:value-type="float">
            <text:p>3187</text:p>
          </table:table-cell>
          <table:table-cell office:value-type="float" office:value="1.56982629855448E+018" calcext:value-type="float">
            <text:p>1.5698262985544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75683E+018" calcext:value-type="float">
            <text:p>1.56982629875683E+018</text:p>
          </table:table-cell>
          <table:table-cell office:value-type="float" office:value="3188" calcext:value-type="float">
            <text:p>3188</text:p>
          </table:table-cell>
          <table:table-cell office:value-type="float" office:value="1.56982629865567E+018" calcext:value-type="float">
            <text:p>1.5698262986556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890834E+018" calcext:value-type="float">
            <text:p>1.56982629890834E+018</text:p>
          </table:table-cell>
          <table:table-cell office:value-type="float" office:value="3189" calcext:value-type="float">
            <text:p>3189</text:p>
          </table:table-cell>
          <table:table-cell office:value-type="float" office:value="1.56982629875656E+018" calcext:value-type="float">
            <text:p>1.5698262987565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01002E+018" calcext:value-type="float">
            <text:p>1.56982629901002E+018</text:p>
          </table:table-cell>
          <table:table-cell office:value-type="float" office:value="3190" calcext:value-type="float">
            <text:p>3190</text:p>
          </table:table-cell>
          <table:table-cell office:value-type="float" office:value="1.56982629890823E+018" calcext:value-type="float">
            <text:p>1.5698262989082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11163E+018" calcext:value-type="float">
            <text:p>1.56982629911163E+018</text:p>
          </table:table-cell>
          <table:table-cell office:value-type="float" office:value="3191" calcext:value-type="float">
            <text:p>3191</text:p>
          </table:table-cell>
          <table:table-cell office:value-type="float" office:value="1.56982629900956E+018" calcext:value-type="float">
            <text:p>1.5698262990095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2128E+018" calcext:value-type="float">
            <text:p>1.5698262992128E+018</text:p>
          </table:table-cell>
          <table:table-cell office:value-type="float" office:value="3192" calcext:value-type="float">
            <text:p>3192</text:p>
          </table:table-cell>
          <table:table-cell office:value-type="float" office:value="1.56982629911072E+018" calcext:value-type="float">
            <text:p>1.5698262991107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31418E+018" calcext:value-type="float">
            <text:p>1.56982629931418E+018</text:p>
          </table:table-cell>
          <table:table-cell office:value-type="float" office:value="3193" calcext:value-type="float">
            <text:p>3193</text:p>
          </table:table-cell>
          <table:table-cell office:value-type="float" office:value="1.56982629921211E+018" calcext:value-type="float">
            <text:p>1.5698262992121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41573E+018" calcext:value-type="float">
            <text:p>1.56982629941573E+018</text:p>
          </table:table-cell>
          <table:table-cell office:value-type="float" office:value="3194" calcext:value-type="float">
            <text:p>3194</text:p>
          </table:table-cell>
          <table:table-cell office:value-type="float" office:value="1.56982629931339E+018" calcext:value-type="float">
            <text:p>1.5698262993133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51659E+018" calcext:value-type="float">
            <text:p>1.56982629951659E+018</text:p>
          </table:table-cell>
          <table:table-cell office:value-type="float" office:value="3195" calcext:value-type="float">
            <text:p>3195</text:p>
          </table:table-cell>
          <table:table-cell office:value-type="float" office:value="1.56982629941481E+018" calcext:value-type="float">
            <text:p>1.5698262994148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61811E+018" calcext:value-type="float">
            <text:p>1.56982629961811E+018</text:p>
          </table:table-cell>
          <table:table-cell office:value-type="float" office:value="3196" calcext:value-type="float">
            <text:p>3196</text:p>
          </table:table-cell>
          <table:table-cell office:value-type="float" office:value="1.56982629951608E+018" calcext:value-type="float">
            <text:p>1.5698262995160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2997193E+018" calcext:value-type="float">
            <text:p>1.5698262997193E+018</text:p>
          </table:table-cell>
          <table:table-cell office:value-type="float" office:value="3197" calcext:value-type="float">
            <text:p>3197</text:p>
          </table:table-cell>
          <table:table-cell office:value-type="float" office:value="1.56982629961741E+018" calcext:value-type="float">
            <text:p>1.569826299617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8706E+018" calcext:value-type="float">
            <text:p>1.5698262998706E+018</text:p>
          </table:table-cell>
          <table:table-cell office:value-type="float" office:value="3198" calcext:value-type="float">
            <text:p>3198</text:p>
          </table:table-cell>
          <table:table-cell office:value-type="float" office:value="1.56982629971868E+018" calcext:value-type="float">
            <text:p>1.5698262997186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29997152E+018" calcext:value-type="float">
            <text:p>1.56982629997152E+018</text:p>
          </table:table-cell>
          <table:table-cell office:value-type="float" office:value="3199" calcext:value-type="float">
            <text:p>3199</text:p>
          </table:table-cell>
          <table:table-cell office:value-type="float" office:value="1.56982629986991E+018" calcext:value-type="float">
            <text:p>1.5698262998699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0734E+018" calcext:value-type="float">
            <text:p>1.5698263000734E+018</text:p>
          </table:table-cell>
          <table:table-cell office:value-type="float" office:value="3200" calcext:value-type="float">
            <text:p>3200</text:p>
          </table:table-cell>
          <table:table-cell office:value-type="float" office:value="1.56982629997146E+018" calcext:value-type="float">
            <text:p>1.5698262999714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17449E+018" calcext:value-type="float">
            <text:p>1.56982630017449E+018</text:p>
          </table:table-cell>
          <table:table-cell office:value-type="float" office:value="3201" calcext:value-type="float">
            <text:p>3201</text:p>
          </table:table-cell>
          <table:table-cell office:value-type="float" office:value="1.56982630007268E+018" calcext:value-type="float">
            <text:p>1.5698263000726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27629E+018" calcext:value-type="float">
            <text:p>1.56982630027629E+018</text:p>
          </table:table-cell>
          <table:table-cell office:value-type="float" office:value="3202" calcext:value-type="float">
            <text:p>3202</text:p>
          </table:table-cell>
          <table:table-cell office:value-type="float" office:value="1.56982630017392E+018" calcext:value-type="float">
            <text:p>1.5698263001739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037713E+018" calcext:value-type="float">
            <text:p>1.56982630037713E+018</text:p>
          </table:table-cell>
          <table:table-cell office:value-type="float" office:value="3203" calcext:value-type="float">
            <text:p>3203</text:p>
          </table:table-cell>
          <table:table-cell office:value-type="float" office:value="1.56982630027538E+018" calcext:value-type="float">
            <text:p>1.5698263002753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47832E+018" calcext:value-type="float">
            <text:p>1.56982630047832E+018</text:p>
          </table:table-cell>
          <table:table-cell office:value-type="float" office:value="3204" calcext:value-type="float">
            <text:p>3204</text:p>
          </table:table-cell>
          <table:table-cell office:value-type="float" office:value="1.56982630037649E+018" calcext:value-type="float">
            <text:p>1.5698263003764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57886E+018" calcext:value-type="float">
            <text:p>1.56982630057886E+018</text:p>
          </table:table-cell>
          <table:table-cell office:value-type="float" office:value="3205" calcext:value-type="float">
            <text:p>3205</text:p>
          </table:table-cell>
          <table:table-cell office:value-type="float" office:value="1.56982630047759E+018" calcext:value-type="float">
            <text:p>1.5698263004775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72992E+018" calcext:value-type="float">
            <text:p>1.56982630072992E+018</text:p>
          </table:table-cell>
          <table:table-cell office:value-type="float" office:value="3206" calcext:value-type="float">
            <text:p>3206</text:p>
          </table:table-cell>
          <table:table-cell office:value-type="float" office:value="1.56982630057895E+018" calcext:value-type="float">
            <text:p>1.56982630057895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83112E+018" calcext:value-type="float">
            <text:p>1.56982630083112E+018</text:p>
          </table:table-cell>
          <table:table-cell office:value-type="float" office:value="3207" calcext:value-type="float">
            <text:p>3207</text:p>
          </table:table-cell>
          <table:table-cell office:value-type="float" office:value="1.56982630072971E+018" calcext:value-type="float">
            <text:p>1.5698263007297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093216E+018" calcext:value-type="float">
            <text:p>1.56982630093216E+018</text:p>
          </table:table-cell>
          <table:table-cell office:value-type="float" office:value="3208" calcext:value-type="float">
            <text:p>3208</text:p>
          </table:table-cell>
          <table:table-cell office:value-type="float" office:value="1.56982630083064E+018" calcext:value-type="float">
            <text:p>1.5698263008306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03375E+018" calcext:value-type="float">
            <text:p>1.56982630103375E+018</text:p>
          </table:table-cell>
          <table:table-cell office:value-type="float" office:value="3209" calcext:value-type="float">
            <text:p>3209</text:p>
          </table:table-cell>
          <table:table-cell office:value-type="float" office:value="1.56982630093183E+018" calcext:value-type="float">
            <text:p>1.5698263009318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13491E+018" calcext:value-type="float">
            <text:p>1.56982630113491E+018</text:p>
          </table:table-cell>
          <table:table-cell office:value-type="float" office:value="3210" calcext:value-type="float">
            <text:p>3210</text:p>
          </table:table-cell>
          <table:table-cell office:value-type="float" office:value="1.56982630103329E+018" calcext:value-type="float">
            <text:p>1.5698263010332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236E+018" calcext:value-type="float">
            <text:p>1.569826301236E+018</text:p>
          </table:table-cell>
          <table:table-cell office:value-type="float" office:value="3211" calcext:value-type="float">
            <text:p>3211</text:p>
          </table:table-cell>
          <table:table-cell office:value-type="float" office:value="1.5698263011344E+018" calcext:value-type="float">
            <text:p>1.569826301134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33727E+018" calcext:value-type="float">
            <text:p>1.56982630133727E+018</text:p>
          </table:table-cell>
          <table:table-cell office:value-type="float" office:value="3212" calcext:value-type="float">
            <text:p>3212</text:p>
          </table:table-cell>
          <table:table-cell office:value-type="float" office:value="1.56982630123551E+018" calcext:value-type="float">
            <text:p>1.56982630123551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48804E+018" calcext:value-type="float">
            <text:p>1.56982630148804E+018</text:p>
          </table:table-cell>
          <table:table-cell office:value-type="float" office:value="3213" calcext:value-type="float">
            <text:p>3213</text:p>
          </table:table-cell>
          <table:table-cell office:value-type="float" office:value="1.56982630133664E+018" calcext:value-type="float">
            <text:p>1.5698263013366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58999E+018" calcext:value-type="float">
            <text:p>1.56982630158999E+018</text:p>
          </table:table-cell>
          <table:table-cell office:value-type="float" office:value="3214" calcext:value-type="float">
            <text:p>3214</text:p>
          </table:table-cell>
          <table:table-cell office:value-type="float" office:value="1.56982630148803E+018" calcext:value-type="float">
            <text:p>1.5698263014880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69111E+018" calcext:value-type="float">
            <text:p>1.56982630169111E+018</text:p>
          </table:table-cell>
          <table:table-cell office:value-type="float" office:value="3215" calcext:value-type="float">
            <text:p>3215</text:p>
          </table:table-cell>
          <table:table-cell office:value-type="float" office:value="1.56982630158922E+018" calcext:value-type="float">
            <text:p>1.5698263015892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179293E+018" calcext:value-type="float">
            <text:p>1.56982630179293E+018</text:p>
          </table:table-cell>
          <table:table-cell office:value-type="float" office:value="3216" calcext:value-type="float">
            <text:p>3216</text:p>
          </table:table-cell>
          <table:table-cell office:value-type="float" office:value="1.56982630169101E+018" calcext:value-type="float">
            <text:p>1.5698263016910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89409E+018" calcext:value-type="float">
            <text:p>1.56982630189409E+018</text:p>
          </table:table-cell>
          <table:table-cell office:value-type="float" office:value="3217" calcext:value-type="float">
            <text:p>3217</text:p>
          </table:table-cell>
          <table:table-cell office:value-type="float" office:value="1.56982630179219E+018" calcext:value-type="float">
            <text:p>1.5698263017921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199509E+018" calcext:value-type="float">
            <text:p>1.56982630199509E+018</text:p>
          </table:table-cell>
          <table:table-cell office:value-type="float" office:value="3218" calcext:value-type="float">
            <text:p>3218</text:p>
          </table:table-cell>
          <table:table-cell office:value-type="float" office:value="1.56982630189345E+018" calcext:value-type="float">
            <text:p>1.5698263018934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09643E+018" calcext:value-type="float">
            <text:p>1.56982630209643E+018</text:p>
          </table:table-cell>
          <table:table-cell office:value-type="float" office:value="3219" calcext:value-type="float">
            <text:p>3219</text:p>
          </table:table-cell>
          <table:table-cell office:value-type="float" office:value="1.56982630199459E+018" calcext:value-type="float">
            <text:p>1.5698263019945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19766E+018" calcext:value-type="float">
            <text:p>1.56982630219766E+018</text:p>
          </table:table-cell>
          <table:table-cell office:value-type="float" office:value="3220" calcext:value-type="float">
            <text:p>3220</text:p>
          </table:table-cell>
          <table:table-cell office:value-type="float" office:value="1.56982630209597E+018" calcext:value-type="float">
            <text:p>1.5698263020959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34865E+018" calcext:value-type="float">
            <text:p>1.56982630234865E+018</text:p>
          </table:table-cell>
          <table:table-cell office:value-type="float" office:value="3221" calcext:value-type="float">
            <text:p>3221</text:p>
          </table:table-cell>
          <table:table-cell office:value-type="float" office:value="1.56982630219712E+018" calcext:value-type="float">
            <text:p>1.5698263021971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44943E+018" calcext:value-type="float">
            <text:p>1.56982630244943E+018</text:p>
          </table:table-cell>
          <table:table-cell office:value-type="float" office:value="3222" calcext:value-type="float">
            <text:p>3222</text:p>
          </table:table-cell>
          <table:table-cell office:value-type="float" office:value="1.56982630234826E+018" calcext:value-type="float">
            <text:p>1.5698263023482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55083E+018" calcext:value-type="float">
            <text:p>1.56982630255083E+018</text:p>
          </table:table-cell>
          <table:table-cell office:value-type="float" office:value="3223" calcext:value-type="float">
            <text:p>3223</text:p>
          </table:table-cell>
          <table:table-cell office:value-type="float" office:value="1.56982630244909E+018" calcext:value-type="float">
            <text:p>1.5698263024490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65172E+018" calcext:value-type="float">
            <text:p>1.56982630265172E+018</text:p>
          </table:table-cell>
          <table:table-cell office:value-type="float" office:value="3224" calcext:value-type="float">
            <text:p>3224</text:p>
          </table:table-cell>
          <table:table-cell office:value-type="float" office:value="1.56982630255018E+018" calcext:value-type="float">
            <text:p>1.5698263025501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275263E+018" calcext:value-type="float">
            <text:p>1.56982630275263E+018</text:p>
          </table:table-cell>
          <table:table-cell office:value-type="float" office:value="3225" calcext:value-type="float">
            <text:p>3225</text:p>
          </table:table-cell>
          <table:table-cell office:value-type="float" office:value="1.56982630265132E+018" calcext:value-type="float">
            <text:p>1.56982630265132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8541E+018" calcext:value-type="float">
            <text:p>1.5698263028541E+018</text:p>
          </table:table-cell>
          <table:table-cell office:value-type="float" office:value="3226" calcext:value-type="float">
            <text:p>3226</text:p>
          </table:table-cell>
          <table:table-cell office:value-type="float" office:value="1.56982630275226E+018" calcext:value-type="float">
            <text:p>1.5698263027522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295496E+018" calcext:value-type="float">
            <text:p>1.56982630295496E+018</text:p>
          </table:table-cell>
          <table:table-cell office:value-type="float" office:value="3227" calcext:value-type="float">
            <text:p>3227</text:p>
          </table:table-cell>
          <table:table-cell office:value-type="float" office:value="1.56982630285342E+018" calcext:value-type="float">
            <text:p>1.5698263028534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310604E+018" calcext:value-type="float">
            <text:p>1.56982630310604E+018</text:p>
          </table:table-cell>
          <table:table-cell office:value-type="float" office:value="3228" calcext:value-type="float">
            <text:p>3228</text:p>
          </table:table-cell>
          <table:table-cell office:value-type="float" office:value="1.56982630295449E+018" calcext:value-type="float">
            <text:p>1.5698263029544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320785E+018" calcext:value-type="float">
            <text:p>1.56982630320785E+018</text:p>
          </table:table-cell>
          <table:table-cell office:value-type="float" office:value="3229" calcext:value-type="float">
            <text:p>3229</text:p>
          </table:table-cell>
          <table:table-cell office:value-type="float" office:value="1.56982630310595E+018" calcext:value-type="float">
            <text:p>1.5698263031059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330938E+018" calcext:value-type="float">
            <text:p>1.56982630330938E+018</text:p>
          </table:table-cell>
          <table:table-cell office:value-type="float" office:value="3230" calcext:value-type="float">
            <text:p>3230</text:p>
          </table:table-cell>
          <table:table-cell office:value-type="float" office:value="1.56982630320712E+018" calcext:value-type="float">
            <text:p>1.5698263032071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341024E+018" calcext:value-type="float">
            <text:p>1.56982630341024E+018</text:p>
          </table:table-cell>
          <table:table-cell office:value-type="float" office:value="3231" calcext:value-type="float">
            <text:p>3231</text:p>
          </table:table-cell>
          <table:table-cell office:value-type="float" office:value="1.56982630330857E+018" calcext:value-type="float">
            <text:p>1.5698263033085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35114E+018" calcext:value-type="float">
            <text:p>1.5698263035114E+018</text:p>
          </table:table-cell>
          <table:table-cell office:value-type="float" office:value="3232" calcext:value-type="float">
            <text:p>3232</text:p>
          </table:table-cell>
          <table:table-cell office:value-type="float" office:value="1.56982630340976E+018" calcext:value-type="float">
            <text:p>1.5698263034097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361273E+018" calcext:value-type="float">
            <text:p>1.56982630361273E+018</text:p>
          </table:table-cell>
          <table:table-cell office:value-type="float" office:value="3233" calcext:value-type="float">
            <text:p>3233</text:p>
          </table:table-cell>
          <table:table-cell office:value-type="float" office:value="1.56982630351128E+018" calcext:value-type="float">
            <text:p>1.5698263035112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371439E+018" calcext:value-type="float">
            <text:p>1.56982630371439E+018</text:p>
          </table:table-cell>
          <table:table-cell office:value-type="float" office:value="3234" calcext:value-type="float">
            <text:p>3234</text:p>
          </table:table-cell>
          <table:table-cell office:value-type="float" office:value="1.5698263036127E+018" calcext:value-type="float">
            <text:p>1.569826303612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386621E+018" calcext:value-type="float">
            <text:p>1.56982630386621E+018</text:p>
          </table:table-cell>
          <table:table-cell office:value-type="float" office:value="3235" calcext:value-type="float">
            <text:p>3235</text:p>
          </table:table-cell>
          <table:table-cell office:value-type="float" office:value="1.56982630371397E+018" calcext:value-type="float">
            <text:p>1.56982630371397E+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396636E+018" calcext:value-type="float">
            <text:p>1.56982630396636E+018</text:p>
          </table:table-cell>
          <table:table-cell office:value-type="float" office:value="3236" calcext:value-type="float">
            <text:p>3236</text:p>
          </table:table-cell>
          <table:table-cell office:value-type="float" office:value="1.56982630386538E+018" calcext:value-type="float">
            <text:p>1.5698263038653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406779E+018" calcext:value-type="float">
            <text:p>1.56982630406779E+018</text:p>
          </table:table-cell>
          <table:table-cell office:value-type="float" office:value="3237" calcext:value-type="float">
            <text:p>3237</text:p>
          </table:table-cell>
          <table:table-cell office:value-type="float" office:value="1.56982630396607E+018" calcext:value-type="float">
            <text:p>1.5698263039660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416857E+018" calcext:value-type="float">
            <text:p>1.56982630416857E+018</text:p>
          </table:table-cell>
          <table:table-cell office:value-type="float" office:value="3238" calcext:value-type="float">
            <text:p>3238</text:p>
          </table:table-cell>
          <table:table-cell office:value-type="float" office:value="1.56982630406728E+018" calcext:value-type="float">
            <text:p>1.5698263040672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427033E+018" calcext:value-type="float">
            <text:p>1.56982630427033E+018</text:p>
          </table:table-cell>
          <table:table-cell office:value-type="float" office:value="3239" calcext:value-type="float">
            <text:p>3239</text:p>
          </table:table-cell>
          <table:table-cell office:value-type="float" office:value="1.56982630416841E+018" calcext:value-type="float">
            <text:p>1.5698263041684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437169E+018" calcext:value-type="float">
            <text:p>1.56982630437169E+018</text:p>
          </table:table-cell>
          <table:table-cell office:value-type="float" office:value="3240" calcext:value-type="float">
            <text:p>3240</text:p>
          </table:table-cell>
          <table:table-cell office:value-type="float" office:value="1.56982630426965E+018" calcext:value-type="float">
            <text:p>1.5698263042696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447172E+018" calcext:value-type="float">
            <text:p>1.56982630447172E+018</text:p>
          </table:table-cell>
          <table:table-cell office:value-type="float" office:value="3241" calcext:value-type="float">
            <text:p>3241</text:p>
          </table:table-cell>
          <table:table-cell office:value-type="float" office:value="1.56982630437097E+018" calcext:value-type="float">
            <text:p>1.5698263043709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457349E+018" calcext:value-type="float">
            <text:p>1.56982630457349E+018</text:p>
          </table:table-cell>
          <table:table-cell office:value-type="float" office:value="3242" calcext:value-type="float">
            <text:p>3242</text:p>
          </table:table-cell>
          <table:table-cell office:value-type="float" office:value="1.56982630447155E+018" calcext:value-type="float">
            <text:p>1.569826304471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472484E+018" calcext:value-type="float">
            <text:p>1.56982630472484E+018</text:p>
          </table:table-cell>
          <table:table-cell office:value-type="float" office:value="3243" calcext:value-type="float">
            <text:p>3243</text:p>
          </table:table-cell>
          <table:table-cell office:value-type="float" office:value="1.56982630457277E+018" calcext:value-type="float">
            <text:p>1.5698263045727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482618E+018" calcext:value-type="float">
            <text:p>1.56982630482618E+018</text:p>
          </table:table-cell>
          <table:table-cell office:value-type="float" office:value="3244" calcext:value-type="float">
            <text:p>3244</text:p>
          </table:table-cell>
          <table:table-cell office:value-type="float" office:value="1.56982630472425E+018" calcext:value-type="float">
            <text:p>1.5698263047242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492692E+018" calcext:value-type="float">
            <text:p>1.56982630492692E+018</text:p>
          </table:table-cell>
          <table:table-cell office:value-type="float" office:value="3245" calcext:value-type="float">
            <text:p>3245</text:p>
          </table:table-cell>
          <table:table-cell office:value-type="float" office:value="1.56982630482545E+018" calcext:value-type="float">
            <text:p>1.5698263048254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028E+018" calcext:value-type="float">
            <text:p>1.569826305028E+018</text:p>
          </table:table-cell>
          <table:table-cell office:value-type="float" office:value="3246" calcext:value-type="float">
            <text:p>3246</text:p>
          </table:table-cell>
          <table:table-cell office:value-type="float" office:value="1.5698263049264E+018" calcext:value-type="float">
            <text:p>1.5698263049264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12999E+018" calcext:value-type="float">
            <text:p>1.56982630512999E+018</text:p>
          </table:table-cell>
          <table:table-cell office:value-type="float" office:value="3247" calcext:value-type="float">
            <text:p>3247</text:p>
          </table:table-cell>
          <table:table-cell office:value-type="float" office:value="1.56982630502757E+018" calcext:value-type="float">
            <text:p>1.5698263050275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23063E+018" calcext:value-type="float">
            <text:p>1.56982630523063E+018</text:p>
          </table:table-cell>
          <table:table-cell office:value-type="float" office:value="3248" calcext:value-type="float">
            <text:p>3248</text:p>
          </table:table-cell>
          <table:table-cell office:value-type="float" office:value="1.56982630512929E+018" calcext:value-type="float">
            <text:p>1.5698263051292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533232E+018" calcext:value-type="float">
            <text:p>1.56982630533232E+018</text:p>
          </table:table-cell>
          <table:table-cell office:value-type="float" office:value="3249" calcext:value-type="float">
            <text:p>3249</text:p>
          </table:table-cell>
          <table:table-cell office:value-type="float" office:value="1.56982630523075E+018" calcext:value-type="float">
            <text:p>1.5698263052307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484E+018" calcext:value-type="float">
            <text:p>1.569826305484E+018</text:p>
          </table:table-cell>
          <table:table-cell office:value-type="float" office:value="3250" calcext:value-type="float">
            <text:p>3250</text:p>
          </table:table-cell>
          <table:table-cell office:value-type="float" office:value="1.56982630533218E+018" calcext:value-type="float">
            <text:p>1.569826305332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58478E+018" calcext:value-type="float">
            <text:p>1.56982630558478E+018</text:p>
          </table:table-cell>
          <table:table-cell office:value-type="float" office:value="3251" calcext:value-type="float">
            <text:p>3251</text:p>
          </table:table-cell>
          <table:table-cell office:value-type="float" office:value="1.56982630548333E+018" calcext:value-type="float">
            <text:p>1.5698263054833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6982630568569E+018" calcext:value-type="float">
            <text:p>1.56982630568569E+018</text:p>
          </table:table-cell>
          <table:table-cell office:value-type="float" office:value="3252" calcext:value-type="float">
            <text:p>3252</text:p>
          </table:table-cell>
          <table:table-cell office:value-type="float" office:value="1.56982630558422E+018" calcext:value-type="float">
            <text:p>1.5698263055842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78747E+018" calcext:value-type="float">
            <text:p>1.56982630578747E+018</text:p>
          </table:table-cell>
          <table:table-cell office:value-type="float" office:value="3253" calcext:value-type="float">
            <text:p>3253</text:p>
          </table:table-cell>
          <table:table-cell office:value-type="float" office:value="1.56982630568561E+018" calcext:value-type="float">
            <text:p>1.5698263056856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88841E+018" calcext:value-type="float">
            <text:p>1.56982630588841E+018</text:p>
          </table:table-cell>
          <table:table-cell office:value-type="float" office:value="3254" calcext:value-type="float">
            <text:p>3254</text:p>
          </table:table-cell>
          <table:table-cell office:value-type="float" office:value="1.5698263057868E+018" calcext:value-type="float">
            <text:p>1.569826305786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599063E+018" calcext:value-type="float">
            <text:p>1.56982630599063E+018</text:p>
          </table:table-cell>
          <table:table-cell office:value-type="float" office:value="3255" calcext:value-type="float">
            <text:p>3255</text:p>
          </table:table-cell>
          <table:table-cell office:value-type="float" office:value="1.56982630588846E+018" calcext:value-type="float">
            <text:p>1.5698263058884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609168E+018" calcext:value-type="float">
            <text:p>1.56982630609168E+018</text:p>
          </table:table-cell>
          <table:table-cell office:value-type="float" office:value="3256" calcext:value-type="float">
            <text:p>3256</text:p>
          </table:table-cell>
          <table:table-cell office:value-type="float" office:value="1.56982630598989E+018" calcext:value-type="float">
            <text:p>1.5698263059898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624335E+018" calcext:value-type="float">
            <text:p>1.56982630624335E+018</text:p>
          </table:table-cell>
          <table:table-cell office:value-type="float" office:value="3257" calcext:value-type="float">
            <text:p>3257</text:p>
          </table:table-cell>
          <table:table-cell office:value-type="float" office:value="1.56982630609099E+018" calcext:value-type="float">
            <text:p>1.5698263060909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982630634409E+018" calcext:value-type="float">
            <text:p>1.56982630634409E+018</text:p>
          </table:table-cell>
          <table:table-cell office:value-type="float" office:value="3258" calcext:value-type="float">
            <text:p>3258</text:p>
          </table:table-cell>
          <table:table-cell office:value-type="float" office:value="1.56982630624245E+018" calcext:value-type="float">
            <text:p>1.5698263062424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4:54:04.677128424</meta:creation-date>
    <dc:date>2019-09-30T15:07:00.519475988</dc:date>
    <meta:editing-duration>PT12M56S</meta:editing-duration>
    <meta:editing-cycles>2</meta:editing-cycles>
    <meta:generator>LibreOffice/5.1.6.2$Linux_X86_64 LibreOffice_project/10m0$Build-2</meta:generator>
    <meta:document-statistic meta:table-count="1" meta:cell-count="2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9cm" svg:height="19.896cm" xlink:href=".." xlink:type="simple" chart:class="chart:scatter" chart:style-name="ch1">
        <chart:legend chart:legend-position="end" svg:x="35.179cm" svg:y="9.649cm" style:legend-expansion="high" chart:style-name="ch2"/>
        <chart:plot-area chart:style-name="ch3" table:cell-range-address="Sheet1.A1:Sheet1.A427 Sheet1.E1:Sheet1.E427" chart:data-source-has-labels="row" svg:x="0.763cm" svg:y="0.397cm" svg:width="33.653cm" svg:height="19.102cm">
          <chartooo:coordinate-region svg:x="2.152cm" svg:y="0.596cm" svg:width="30.873cm" svg:height="1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427" chart:label-cell-address="Sheet1.E1:Sheet1.E1" chart:class="chart:scatter">
            <chart:domain table:cell-range-address="Sheet1.A2:Sheet1.A427"/>
            <chart:data-point chart:repeated="4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eld.spe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982625893433E+018">
                <text:p>1.56982625893433E+018</text:p>
                <draw:g>
                  <svg:desc>Sheet1.A2:Sheet1.A427</svg:desc>
                </draw:g>
              </table:table-cell>
              <table:table-cell office:value-type="float" office:value="0">
                <text:p>0</text:p>
                <draw:g>
                  <svg:desc>Sheet1.E2:Sheet1.E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982625908548E+018">
                <text:p>1.5698262590854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982625918643E+018">
                <text:p>1.569826259186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982625928744E+018">
                <text:p>1.5698262592874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982625938911E+018">
                <text:p>1.569826259389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982625948992E+018">
                <text:p>1.569826259489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982625959098E+018">
                <text:p>1.5698262595909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98262596919E+018">
                <text:p>1.569826259691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982625979346E+018">
                <text:p>1.5698262597934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982626019472E+018">
                <text:p>1.5698262601947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982626029671E+018">
                <text:p>1.5698262602967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6982626039819E+018">
                <text:p>1.5698262603981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982626049906E+018">
                <text:p>1.569826260499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982626060062E+018">
                <text:p>1.5698262606006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6982626070211E+018">
                <text:p>1.569826260702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6982626085317E+018">
                <text:p>1.5698262608531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982626095453E+018">
                <text:p>1.5698262609545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982626105625E+018">
                <text:p>1.5698262610562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982626115778E+018">
                <text:p>1.5698262611577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982626125953E+018">
                <text:p>1.5698262612595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982626136048E+018">
                <text:p>1.5698262613604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6982626146184E+018">
                <text:p>1.569826261461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982626161392E+018">
                <text:p>1.569826261613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982626171485E+018">
                <text:p>1.569826261714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82626181687E+018">
                <text:p>1.5698262618168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82626191813E+018">
                <text:p>1.569826261918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982626201962E+018">
                <text:p>1.5698262620196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98262621218E+018">
                <text:p>1.569826262121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6982626222267E+018">
                <text:p>1.5698262622226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982626232464E+018">
                <text:p>1.5698262623246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6982626247613E+018">
                <text:p>1.569826262476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982626257674E+018">
                <text:p>1.5698262625767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982626267796E+018">
                <text:p>1.569826262677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982626277954E+018">
                <text:p>1.5698262627795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982626288083E+018">
                <text:p>1.569826262880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6982626368258E+018">
                <text:p>1.5698262636825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982626378396E+018">
                <text:p>1.569826263783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69826263885E+018">
                <text:p>1.5698262638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982626398581E+018">
                <text:p>1.5698262639858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982626413827E+018">
                <text:p>1.5698262641382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6982626423913E+018">
                <text:p>1.569826264239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982626434111E+018">
                <text:p>1.569826264341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6982626444196E+018">
                <text:p>1.569826264441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6982626454389E+018">
                <text:p>1.5698262645438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6982626464583E+018">
                <text:p>1.569826264645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982626474694E+018">
                <text:p>1.5698262647469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982626484823E+018">
                <text:p>1.569826264848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982626499881E+018">
                <text:p>1.5698262649988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982626510084E+018">
                <text:p>1.569826265100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982626520166E+018">
                <text:p>1.5698262652016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6982626530344E+018">
                <text:p>1.5698262653034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6982626540463E+018">
                <text:p>1.569826265404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69826265506E+018">
                <text:p>1.5698262655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982626560688E+018">
                <text:p>1.5698262656068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982626570815E+018">
                <text:p>1.5698262657081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982626585998E+018">
                <text:p>1.5698262658599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698262659608E+018">
                <text:p>1.56982626596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982626606179E+018">
                <text:p>1.569826266061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982626616315E+018">
                <text:p>1.5698262661631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982626626502E+018">
                <text:p>1.5698262662650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6982626636658E+018">
                <text:p>1.5698262663665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6982626646824E+018">
                <text:p>1.5698262664682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6982626662043E+018">
                <text:p>1.569826266620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982626672078E+018">
                <text:p>1.5698262667207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698262668223E+018">
                <text:p>1.56982626682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698262669231E+018">
                <text:p>1.569826266923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982626702494E+018">
                <text:p>1.5698262670249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982626712557E+018">
                <text:p>1.569826267125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982626722768E+018">
                <text:p>1.5698262672276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6982626737897E+018">
                <text:p>1.569826267378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982626748067E+018">
                <text:p>1.5698262674806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982626758208E+018">
                <text:p>1.569826267582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6982626768313E+018">
                <text:p>1.569826267683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6982626813405E+018">
                <text:p>1.5698262681340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982626823486E+018">
                <text:p>1.5698262682348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6982626833656E+018">
                <text:p>1.569826268336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6982626848817E+018">
                <text:p>1.5698262684881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982626858895E+018">
                <text:p>1.5698262685889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982626869032E+018">
                <text:p>1.5698262686903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6982626879134E+018">
                <text:p>1.5698262687913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982626889228E+018">
                <text:p>1.569826268892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6982626899331E+018">
                <text:p>1.5698262689933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6982626909545E+018">
                <text:p>1.5698262690954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6982626919606E+018">
                <text:p>1.569826269196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698262693479E+018">
                <text:p>1.56982626934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6982626944908E+018">
                <text:p>1.569826269449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6982626955015E+018">
                <text:p>1.5698262695501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6982626965262E+018">
                <text:p>1.5698262696526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6982626975384E+018">
                <text:p>1.569826269753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6982626985496E+018">
                <text:p>1.569826269854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6982626995697E+018">
                <text:p>1.569826269956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6982627005719E+018">
                <text:p>1.5698262700571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6982627020885E+018">
                <text:p>1.569826270208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98262703113E+018">
                <text:p>1.56982627031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982627041267E+018">
                <text:p>1.5698262704126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982627051319E+018">
                <text:p>1.5698262705131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982627061497E+018">
                <text:p>1.569826270614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6982627071585E+018">
                <text:p>1.569826270715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6982627081714E+018">
                <text:p>1.5698262708171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6982627091911E+018">
                <text:p>1.569826270919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982627102017E+018">
                <text:p>1.5698262710201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6982627117128E+018">
                <text:p>1.569826271171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6982627127258E+018">
                <text:p>1.5698262712725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698262713737E+018">
                <text:p>1.569826271373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698262714746E+018">
                <text:p>1.569826271474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6982627157626E+018">
                <text:p>1.5698262715762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982627167804E+018">
                <text:p>1.569826271678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6982627178004E+018">
                <text:p>1.569826271780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6982627193223E+018">
                <text:p>1.569826271932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6982627203316E+018">
                <text:p>1.5698262720331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982627213405E+018">
                <text:p>1.5698262721340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6982627223489E+018">
                <text:p>1.5698262722348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6982627233585E+018">
                <text:p>1.569826272335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982627248763E+018">
                <text:p>1.56982627248763E+018</text:p>
              </table:table-cell>
              <table:table-cell office:value-type="float" office:value="0.000600000028498">
                <text:p>0.0006000000284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698262725884E+018">
                <text:p>1.5698262725884E+018</text:p>
              </table:table-cell>
              <table:table-cell office:value-type="float" office:value="0.00860000029206">
                <text:p>0.008600000292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6982627269024E+018">
                <text:p>1.56982627269024E+018</text:p>
              </table:table-cell>
              <table:table-cell office:value-type="float" office:value="0.0187999997288">
                <text:p>0.0187999997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982627279106E+018">
                <text:p>1.56982627279106E+018</text:p>
              </table:table-cell>
              <table:table-cell office:value-type="float" office:value="0.0287999995053">
                <text:p>0.02879999950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6982627289296E+018">
                <text:p>1.56982627289296E+018</text:p>
              </table:table-cell>
              <table:table-cell office:value-type="float" office:value="0.0390000008047">
                <text:p>0.0390000008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6982627299369E+018">
                <text:p>1.56982627299369E+018</text:p>
              </table:table-cell>
              <table:table-cell office:value-type="float" office:value="0.0487999990582">
                <text:p>0.04879999905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698262730955E+018">
                <text:p>1.5698262730955E+018</text:p>
              </table:table-cell>
              <table:table-cell office:value-type="float" office:value="0.0615999996662">
                <text:p>0.06159999966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6982627319699E+018">
                <text:p>1.56982627319699E+018</text:p>
              </table:table-cell>
              <table:table-cell office:value-type="float" office:value="0.0724000036716">
                <text:p>0.07240000367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6982627334826E+018">
                <text:p>1.56982627334826E+018</text:p>
              </table:table-cell>
              <table:table-cell office:value-type="float" office:value="0.0821999981999">
                <text:p>0.0821999981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6982627344914E+018">
                <text:p>1.56982627344914E+018</text:p>
              </table:table-cell>
              <table:table-cell office:value-type="float" office:value="0.0819000005722">
                <text:p>0.0819000005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6982627355093E+018">
                <text:p>1.56982627355093E+018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982627365273E+018">
                <text:p>1.56982627365273E+018</text:p>
              </table:table-cell>
              <table:table-cell office:value-type="float" office:value="0.0732000023127">
                <text:p>0.0732000023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69826273754E+018">
                <text:p>1.569826273754E+018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6982627385515E+018">
                <text:p>1.56982627385515E+018</text:p>
              </table:table-cell>
              <table:table-cell office:value-type="float" office:value="0.0480999983847">
                <text:p>0.04809999838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6982627395638E+018">
                <text:p>1.56982627395638E+018</text:p>
              </table:table-cell>
              <table:table-cell office:value-type="float" office:value="0.0355000011623">
                <text:p>0.03550000116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6982627405748E+018">
                <text:p>1.56982627405748E+018</text:p>
              </table:table-cell>
              <table:table-cell office:value-type="float" office:value="0.0234999991953">
                <text:p>0.0234999991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6982627420891E+018">
                <text:p>1.56982627420891E+018</text:p>
              </table:table-cell>
              <table:table-cell office:value-type="float" office:value="0.0109999999404">
                <text:p>0.01099999994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6982627431047E+018">
                <text:p>1.56982627431047E+018</text:p>
              </table:table-cell>
              <table:table-cell office:value-type="float" office:value="0.00249999994412">
                <text:p>0.00249999994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6982627441212E+018">
                <text:p>1.56982627441212E+018</text:p>
              </table:table-cell>
              <table:table-cell office:value-type="float" office:value="0.0137000000104">
                <text:p>0.01370000001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6982627451315E+018">
                <text:p>1.56982627451315E+018</text:p>
              </table:table-cell>
              <table:table-cell office:value-type="float" office:value="0.0197999998927">
                <text:p>0.0197999998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6982627461431E+018">
                <text:p>1.56982627461431E+018</text:p>
              </table:table-cell>
              <table:table-cell office:value-type="float" office:value="0.0201999992132">
                <text:p>0.0201999992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6982627471507E+018">
                <text:p>1.56982627471507E+018</text:p>
              </table:table-cell>
              <table:table-cell office:value-type="float" office:value="0.0201999992132">
                <text:p>0.02019999921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6982627481638E+018">
                <text:p>1.56982627481638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6982627496861E+018">
                <text:p>1.56982627496861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982627506991E+018">
                <text:p>1.56982627506991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6982627517229E+018">
                <text:p>1.56982627517229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6982627527324E+018">
                <text:p>1.56982627527324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6982627537394E+018">
                <text:p>1.56982627537394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6982627547469E+018">
                <text:p>1.56982627547469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698262755763E+018">
                <text:p>1.5698262755763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6982627567711E+018">
                <text:p>1.56982627567711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6982627577849E+018">
                <text:p>1.56982627577849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6982627592988E+018">
                <text:p>1.56982627592988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982627603197E+018">
                <text:p>1.56982627603197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6982627613392E+018">
                <text:p>1.56982627613392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6982627623508E+018">
                <text:p>1.56982627623508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6982627633628E+018">
                <text:p>1.56982627633628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6982627643686E+018">
                <text:p>1.56982627643686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982627653846E+018">
                <text:p>1.56982627653846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982627668934E+018">
                <text:p>1.56982627668934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982627679102E+018">
                <text:p>1.56982627679102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982627689163E+018">
                <text:p>1.56982627689163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982627699391E+018">
                <text:p>1.56982627699391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982627709452E+018">
                <text:p>1.56982627709452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6982627719587E+018">
                <text:p>1.56982627719587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6982627734754E+018">
                <text:p>1.56982627734754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6982627744921E+018">
                <text:p>1.56982627744921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6982627755039E+018">
                <text:p>1.56982627755039E+018</text:p>
              </table:table-cell>
              <table:table-cell office:value-type="float" office:value="0.019999999553">
                <text:p>0.019999999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6982627765117E+018">
                <text:p>1.56982627765117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6982627775295E+018">
                <text:p>1.56982627775295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6982627785494E+018">
                <text:p>1.56982627785494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982627795616E+018">
                <text:p>1.56982627795616E+018</text:p>
              </table:table-cell>
              <table:table-cell office:value-type="float" office:value="0.0198999997228">
                <text:p>0.0198999997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6982627805748E+018">
                <text:p>1.56982627805748E+018</text:p>
              </table:table-cell>
              <table:table-cell office:value-type="float" office:value="0.019200000912">
                <text:p>0.019200000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6982627820836E+018">
                <text:p>1.56982627820836E+018</text:p>
              </table:table-cell>
              <table:table-cell office:value-type="float" office:value="0.0174000002444">
                <text:p>0.0174000002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6982627831022E+018">
                <text:p>1.56982627831022E+018</text:p>
              </table:table-cell>
              <table:table-cell office:value-type="float" office:value="0.0148000000045">
                <text:p>0.0148000000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6982627841098E+018">
                <text:p>1.56982627841098E+018</text:p>
              </table:table-cell>
              <table:table-cell office:value-type="float" office:value="0.0130000002682">
                <text:p>0.0130000002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6982627851332E+018">
                <text:p>1.56982627851332E+018</text:p>
              </table:table-cell>
              <table:table-cell office:value-type="float" office:value="0.01070000045">
                <text:p>0.01070000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6982627861427E+018">
                <text:p>1.56982627861427E+018</text:p>
              </table:table-cell>
              <table:table-cell office:value-type="float" office:value="0.00879999995232">
                <text:p>0.008799999952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6982627871694E+018">
                <text:p>1.56982627871694E+018</text:p>
              </table:table-cell>
              <table:table-cell office:value-type="float" office:value="0.00689999992028">
                <text:p>0.00689999992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6982627881784E+018">
                <text:p>1.56982627881784E+018</text:p>
              </table:table-cell>
              <table:table-cell office:value-type="float" office:value="0.00499999988824">
                <text:p>0.00499999988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6982627891923E+018">
                <text:p>1.56982627891923E+018</text:p>
              </table:table-cell>
              <table:table-cell office:value-type="float" office:value="0.00300000002608">
                <text:p>0.00300000002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6982627902094E+018">
                <text:p>1.56982627902094E+018</text:p>
              </table:table-cell>
              <table:table-cell office:value-type="float" office:value="0.001200000057">
                <text:p>0.001200000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6982627917195E+018">
                <text:p>1.5698262791719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6982627927263E+018">
                <text:p>1.569826279272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6982627937456E+018">
                <text:p>1.569826279374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6982627947563E+018">
                <text:p>1.569826279475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6982627957735E+018">
                <text:p>1.5698262795773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6982627967818E+018">
                <text:p>1.5698262796781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6982627978047E+018">
                <text:p>1.5698262797804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6982627988156E+018">
                <text:p>1.569826279881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6982628003315E+018">
                <text:p>1.5698262800331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6982628013458E+018">
                <text:p>1.5698262801345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6982628023553E+018">
                <text:p>1.5698262802355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698262803369E+018">
                <text:p>1.569826280336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6982628043794E+018">
                <text:p>1.5698262804379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6982628053829E+018">
                <text:p>1.5698262805382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6982628063908E+018">
                <text:p>1.569826280639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6982628073979E+018">
                <text:p>1.569826280739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6982628089128E+018">
                <text:p>1.569826280891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6982628099233E+018">
                <text:p>1.5698262809923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6982628109421E+018">
                <text:p>1.56982628109421E+018</text:p>
              </table:table-cell>
              <table:table-cell office:value-type="float" office:value="0.00279999990016">
                <text:p>0.00279999990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6982628119533E+018">
                <text:p>1.56982628119533E+018</text:p>
              </table:table-cell>
              <table:table-cell office:value-type="float" office:value="0.0114000001922">
                <text:p>0.0114000001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982628129561E+018">
                <text:p>1.56982628129561E+018</text:p>
              </table:table-cell>
              <table:table-cell office:value-type="float" office:value="0.0220999997109">
                <text:p>0.0220999997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6982628139747E+018">
                <text:p>1.56982628139747E+018</text:p>
              </table:table-cell>
              <table:table-cell office:value-type="float" office:value="0.0322000011802">
                <text:p>0.0322000011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6982628149865E+018">
                <text:p>1.56982628149865E+018</text:p>
              </table:table-cell>
              <table:table-cell office:value-type="float" office:value="0.0432000011206">
                <text:p>0.0432000011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6982628159943E+018">
                <text:p>1.56982628159943E+018</text:p>
              </table:table-cell>
              <table:table-cell office:value-type="float" office:value="0.0535000003874">
                <text:p>0.05350000038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6982628175096E+018">
                <text:p>1.56982628175096E+018</text:p>
              </table:table-cell>
              <table:table-cell office:value-type="float" office:value="0.064099997282">
                <text:p>0.064099997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6982628185262E+018">
                <text:p>1.56982628185262E+018</text:p>
              </table:table-cell>
              <table:table-cell office:value-type="float" office:value="0.0758000016212">
                <text:p>0.07580000162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6982628195355E+018">
                <text:p>1.56982628195355E+018</text:p>
              </table:table-cell>
              <table:table-cell office:value-type="float" office:value="0.0816000029445">
                <text:p>0.08160000294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6982628205484E+018">
                <text:p>1.56982628205484E+018</text:p>
              </table:table-cell>
              <table:table-cell office:value-type="float" office:value="0.0856999978423">
                <text:p>0.08569999784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6982628215682E+018">
                <text:p>1.56982628215682E+018</text:p>
              </table:table-cell>
              <table:table-cell office:value-type="float" office:value="0.0811000019312">
                <text:p>0.08110000193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6982628225776E+018">
                <text:p>1.56982628225776E+018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6982628235927E+018">
                <text:p>1.56982628235927E+018</text:p>
              </table:table-cell>
              <table:table-cell office:value-type="float" office:value="0.0581000000238">
                <text:p>0.0581000000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6982628251105E+018">
                <text:p>1.56982628251105E+018</text:p>
              </table:table-cell>
              <table:table-cell office:value-type="float" office:value="0.0461999997497">
                <text:p>0.0461999997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6982628261179E+018">
                <text:p>1.56982628261179E+018</text:p>
              </table:table-cell>
              <table:table-cell office:value-type="float" office:value="0.0308999996632">
                <text:p>0.0308999996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6982628271422E+018">
                <text:p>1.56982628271422E+018</text:p>
              </table:table-cell>
              <table:table-cell office:value-type="float" office:value="0.019200000912">
                <text:p>0.019200000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6982628281526E+018">
                <text:p>1.56982628281526E+018</text:p>
              </table:table-cell>
              <table:table-cell office:value-type="float" office:value="0.00719999987632">
                <text:p>0.007199999876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6982628291647E+018">
                <text:p>1.56982628291647E+018</text:p>
              </table:table-cell>
              <table:table-cell office:value-type="float" office:value="0.00960000045598">
                <text:p>0.009600000455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6982628301719E+018">
                <text:p>1.56982628301719E+018</text:p>
              </table:table-cell>
              <table:table-cell office:value-type="float" office:value="0.0176999997348">
                <text:p>0.0176999997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6982628311941E+018">
                <text:p>1.56982628311941E+018</text:p>
              </table:table-cell>
              <table:table-cell office:value-type="float" office:value="0.0197999998927">
                <text:p>0.0197999998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6982628327029E+018">
                <text:p>1.56982628327029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6982628337166E+018">
                <text:p>1.56982628337166E+018</text:p>
              </table:table-cell>
              <table:table-cell office:value-type="float" office:value="0.0200999993831">
                <text:p>0.02009999938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6982628372351E+018">
                <text:p>1.56982628372351E+018</text:p>
              </table:table-cell>
              <table:table-cell office:value-type="float" office:value="0.0195000004023">
                <text:p>0.01950000040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6982628382494E+018">
                <text:p>1.56982628382494E+018</text:p>
              </table:table-cell>
              <table:table-cell office:value-type="float" office:value="0.0155999995768">
                <text:p>0.0155999995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6982628392621E+018">
                <text:p>1.56982628392621E+018</text:p>
              </table:table-cell>
              <table:table-cell office:value-type="float" office:value="0.0137999998406">
                <text:p>0.01379999984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69826284027E+018">
                <text:p>1.569826284027E+018</text:p>
              </table:table-cell>
              <table:table-cell office:value-type="float" office:value="0.0122999995947">
                <text:p>0.01229999959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6982628412874E+018">
                <text:p>1.56982628412874E+018</text:p>
              </table:table-cell>
              <table:table-cell office:value-type="float" office:value="0.01070000045">
                <text:p>0.01070000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6982628422962E+018">
                <text:p>1.56982628422962E+018</text:p>
              </table:table-cell>
              <table:table-cell office:value-type="float" office:value="0.00920000020415">
                <text:p>0.00920000020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6982628433149E+018">
                <text:p>1.56982628433149E+018</text:p>
              </table:table-cell>
              <table:table-cell office:value-type="float" office:value="0.00760000012815">
                <text:p>0.00760000012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6982628443254E+018">
                <text:p>1.56982628443254E+018</text:p>
              </table:table-cell>
              <table:table-cell office:value-type="float" office:value="0.00609999988228">
                <text:p>0.006099999882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6982628458374E+018">
                <text:p>1.56982628458374E+018</text:p>
              </table:table-cell>
              <table:table-cell office:value-type="float" office:value="0.00460000010207">
                <text:p>0.00460000010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982628468456E+018">
                <text:p>1.56982628468456E+018</text:p>
              </table:table-cell>
              <table:table-cell office:value-type="float" office:value="0.00219999998808">
                <text:p>0.00219999998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6982628478625E+018">
                <text:p>1.56982628478625E+018</text:p>
              </table:table-cell>
              <table:table-cell office:value-type="float" office:value="0.001200000057">
                <text:p>0.001200000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698262848879E+018">
                <text:p>1.56982628488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6982628498924E+018">
                <text:p>1.5698262849892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6982628509112E+018">
                <text:p>1.5698262850911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6982628519188E+018">
                <text:p>1.5698262851918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6982628529357E+018">
                <text:p>1.569826285293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6982628544457E+018">
                <text:p>1.569826285444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6982628554525E+018">
                <text:p>1.5698262855452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6982628564604E+018">
                <text:p>1.569826285646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982628574783E+018">
                <text:p>1.569826285747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6982628584952E+018">
                <text:p>1.5698262858495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6982628595082E+018">
                <text:p>1.5698262859508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6982628605175E+018">
                <text:p>1.5698262860517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6982628615348E+018">
                <text:p>1.5698262861534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698262863046E+018">
                <text:p>1.569826286304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6982628640585E+018">
                <text:p>1.569826286405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6982628650707E+018">
                <text:p>1.5698262865070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698262866084E+018">
                <text:p>1.56982628660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6982628670956E+018">
                <text:p>1.569826286709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698262868105E+018">
                <text:p>1.569826286810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6982628691204E+018">
                <text:p>1.569826286912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6982628701366E+018">
                <text:p>1.5698262870136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6982628711571E+018">
                <text:p>1.5698262871157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6982628726681E+018">
                <text:p>1.5698262872668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6982628736833E+018">
                <text:p>1.5698262873683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698262874697E+018">
                <text:p>1.56982628746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6982628757115E+018">
                <text:p>1.5698262875711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6982628767295E+018">
                <text:p>1.5698262876729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6982628777355E+018">
                <text:p>1.569826287773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6982628787504E+018">
                <text:p>1.569826287875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6982628802563E+018">
                <text:p>1.569826288025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6982628812699E+018">
                <text:p>1.5698262881269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6982628822805E+018">
                <text:p>1.5698262882280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982628832913E+018">
                <text:p>1.569826288329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6982628842994E+018">
                <text:p>1.5698262884299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698262885309E+018">
                <text:p>1.569826288530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6982628863225E+018">
                <text:p>1.5698262886322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6982628873404E+018">
                <text:p>1.569826288734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6982628883524E+018">
                <text:p>1.5698262888352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6982628898625E+018">
                <text:p>1.5698262889862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6982628908691E+018">
                <text:p>1.569826289086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6982628918892E+018">
                <text:p>1.569826289188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6982628928991E+018">
                <text:p>1.569826289289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6982628939193E+018">
                <text:p>1.5698262893919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6982628949306E+018">
                <text:p>1.569826289493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6982628959386E+018">
                <text:p>1.5698262895938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6982628974569E+018">
                <text:p>1.5698262897456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6982628984674E+018">
                <text:p>1.5698262898467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698262899483E+018">
                <text:p>1.56982628994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6982629004905E+018">
                <text:p>1.5698262900490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6982629015037E+018">
                <text:p>1.5698262901503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6982629025271E+018">
                <text:p>1.5698262902527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6982629035342E+018">
                <text:p>1.5698262903534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6982629045579E+018">
                <text:p>1.569826290455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6982629060655E+018">
                <text:p>1.569826290606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6982629070795E+018">
                <text:p>1.5698262907079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6982629080923E+018">
                <text:p>1.569826290809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6982629091072E+018">
                <text:p>1.5698262909107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6982629101197E+018">
                <text:p>1.569826291011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6982629111303E+018">
                <text:p>1.5698262911130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6982629121391E+018">
                <text:p>1.569826291213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6982629131547E+018">
                <text:p>1.5698262913154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6982629146632E+018">
                <text:p>1.5698262914663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6982629156751E+018">
                <text:p>1.5698262915675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6982629166891E+018">
                <text:p>1.569826291668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6982629176997E+018">
                <text:p>1.5698262917699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6982629187138E+018">
                <text:p>1.5698262918713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6982629197275E+018">
                <text:p>1.5698262919727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698262920744E+018">
                <text:p>1.569826292074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69826292226E+018">
                <text:p>1.56982629222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982629232709E+018">
                <text:p>1.5698262923270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6982629242882E+018">
                <text:p>1.5698262924288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6982629253E+018">
                <text:p>1.5698262925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6982629263035E+018">
                <text:p>1.5698262926303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6982629273173E+018">
                <text:p>1.5698262927317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6982629283222E+018">
                <text:p>1.5698262928322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698262929843E+018">
                <text:p>1.56982629298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6982629308504E+018">
                <text:p>1.569826293085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6982629318674E+018">
                <text:p>1.5698262931867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698262932884E+018">
                <text:p>1.56982629328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6982629338957E+018">
                <text:p>1.569826293389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6982629349056E+018">
                <text:p>1.569826293490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6982629359239E+018">
                <text:p>1.5698262935923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6982629369332E+018">
                <text:p>1.5698262936933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6982629384451E+018">
                <text:p>1.5698262938445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6982629394596E+018">
                <text:p>1.569826293945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6982629404803E+018">
                <text:p>1.5698262940480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6982629414946E+018">
                <text:p>1.5698262941494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6982629425007E+018">
                <text:p>1.5698262942500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6982629435192E+018">
                <text:p>1.569826294351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6982629445284E+018">
                <text:p>1.569826294452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6982629455413E+018">
                <text:p>1.569826294554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6982629465443E+018">
                <text:p>1.569826294654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6982629480549E+018">
                <text:p>1.5698262948054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6982629490736E+018">
                <text:p>1.5698262949073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698262950083E+018">
                <text:p>1.56982629500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6982629510956E+018">
                <text:p>1.5698262951095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6982629521155E+018">
                <text:p>1.569826295211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698262953126E+018">
                <text:p>1.569826295312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6982629541422E+018">
                <text:p>1.5698262954142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6982629556567E+018">
                <text:p>1.5698262955656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6982629566723E+018">
                <text:p>1.569826295667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6982629576884E+018">
                <text:p>1.569826295768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698262958701E+018">
                <text:p>1.569826295870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6982629597185E+018">
                <text:p>1.569826295971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6982629607354E+018">
                <text:p>1.5698262960735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6982629617492E+018">
                <text:p>1.569826296174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6982629627655E+018">
                <text:p>1.5698262962765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6982629642791E+018">
                <text:p>1.569826296427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698262965286E+018">
                <text:p>1.569826296528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6982629663062E+018">
                <text:p>1.5698262966306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6982629673192E+018">
                <text:p>1.569826296731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6982629683326E+018">
                <text:p>1.5698262968332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6982629693423E+018">
                <text:p>1.5698262969342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6982629703565E+018">
                <text:p>1.5698262970356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6982629713696E+018">
                <text:p>1.569826297136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6982629728786E+018">
                <text:p>1.5698262972878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6982629739033E+018">
                <text:p>1.5698262973903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6982629749108E+018">
                <text:p>1.5698262974910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6982629759271E+018">
                <text:p>1.5698262975927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6982629769358E+018">
                <text:p>1.5698262976935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6982629779538E+018">
                <text:p>1.5698262977953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698262978965E+018">
                <text:p>1.569826297896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6982629799735E+018">
                <text:p>1.5698262979973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6982629814857E+018">
                <text:p>1.569826298148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6982629824991E+018">
                <text:p>1.569826298249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6982629835169E+018">
                <text:p>1.5698262983516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6982629845306E+018">
                <text:p>1.569826298453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698262985552E+018">
                <text:p>1.569826298555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698262986564E+018">
                <text:p>1.569826298656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6982629875683E+018">
                <text:p>1.569826298756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6982629890834E+018">
                <text:p>1.5698262989083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6982629901002E+018">
                <text:p>1.5698262990100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6982629911163E+018">
                <text:p>1.569826299111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698262992128E+018">
                <text:p>1.56982629921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6982629931418E+018">
                <text:p>1.5698262993141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6982629941573E+018">
                <text:p>1.5698262994157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6982629951659E+018">
                <text:p>1.5698262995165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6982629961811E+018">
                <text:p>1.569826299618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698262997193E+018">
                <text:p>1.569826299719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98262998706E+018">
                <text:p>1.569826299870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6982629997152E+018">
                <text:p>1.5698262999715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698263000734E+018">
                <text:p>1.569826300073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6982630017449E+018">
                <text:p>1.5698263001744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6982630027629E+018">
                <text:p>1.5698263002762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6982630037713E+018">
                <text:p>1.5698263003771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6982630047832E+018">
                <text:p>1.5698263004783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6982630057886E+018">
                <text:p>1.5698263005788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6982630072992E+018">
                <text:p>1.569826300729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6982630083112E+018">
                <text:p>1.5698263008311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6982630093216E+018">
                <text:p>1.5698263009321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6982630103375E+018">
                <text:p>1.5698263010337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6982630113491E+018">
                <text:p>1.5698263011349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69826301236E+018">
                <text:p>1.56982630123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6982630133727E+018">
                <text:p>1.5698263013372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6982630148804E+018">
                <text:p>1.569826301488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6982630158999E+018">
                <text:p>1.5698263015899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6982630169111E+018">
                <text:p>1.5698263016911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6982630179293E+018">
                <text:p>1.5698263017929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6982630189409E+018">
                <text:p>1.5698263018940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6982630199509E+018">
                <text:p>1.5698263019950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6982630209643E+018">
                <text:p>1.569826302096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6982630219766E+018">
                <text:p>1.5698263021976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6982630234865E+018">
                <text:p>1.5698263023486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6982630244943E+018">
                <text:p>1.5698263024494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6982630255083E+018">
                <text:p>1.5698263025508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6982630265172E+018">
                <text:p>1.5698263026517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6982630275263E+018">
                <text:p>1.569826302752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698263028541E+018">
                <text:p>1.569826302854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6982630295496E+018">
                <text:p>1.5698263029549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6982630310604E+018">
                <text:p>1.5698263031060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6982630320785E+018">
                <text:p>1.5698263032078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6982630330938E+018">
                <text:p>1.5698263033093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982630341024E+018">
                <text:p>1.5698263034102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698263035114E+018">
                <text:p>1.569826303511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6982630361273E+018">
                <text:p>1.5698263036127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6982630371439E+018">
                <text:p>1.5698263037143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6982630386621E+018">
                <text:p>1.5698263038662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6982630396636E+018">
                <text:p>1.56982630396636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6982630406779E+018">
                <text:p>1.5698263040677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6982630416857E+018">
                <text:p>1.5698263041685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6982630427033E+018">
                <text:p>1.5698263042703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6982630437169E+018">
                <text:p>1.5698263043716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6982630447172E+018">
                <text:p>1.5698263044717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6982630457349E+018">
                <text:p>1.5698263045734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6982630472484E+018">
                <text:p>1.569826304724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6982630482618E+018">
                <text:p>1.5698263048261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6982630492692E+018">
                <text:p>1.5698263049269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69826305028E+018">
                <text:p>1.56982630502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6982630512999E+018">
                <text:p>1.5698263051299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6982630523063E+018">
                <text:p>1.569826305230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6982630533232E+018">
                <text:p>1.56982630533232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69826305484E+018">
                <text:p>1.569826305484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6982630558478E+018">
                <text:p>1.5698263055847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6982630568569E+018">
                <text:p>1.56982630568569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6982630578747E+018">
                <text:p>1.56982630578747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6982630588841E+018">
                <text:p>1.56982630588841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6982630599063E+018">
                <text:p>1.56982630599063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6982630609168E+018">
                <text:p>1.56982630609168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6982630624335E+018">
                <text:p>1.56982630624335E+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6982630634409E+018">
                <text:p>1.56982630634409E+0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